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4D0B6F2A7F59BCA7.png" manifest:media-type="image/png"/>
  <manifest:file-entry manifest:full-path="Pictures/100002F8000002E50000027BD02DE01C890B6AB0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.92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0.91cm" style:rel-column-width="3748*"/>
    </style:style>
    <style:style style:name="Table5.B" style:family="table-column">
      <style:table-column-properties style:column-width="14.416cm" style:rel-column-width="59342*"/>
    </style:style>
    <style:style style:name="Table5.C" style:family="table-column">
      <style:table-column-properties style:column-width="0.594cm" style:rel-column-width="244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8e4f3" fo:padding="0.265cm" fo:border="none">
        <style:background-image/>
      </style:table-cell-properties>
    </style:style>
    <style:style style:name="Table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.C1" style:family="table-cell">
      <style:table-cell-properties fo:padding="0cm" fo:border="none"/>
    </style:style>
    <style:style style:name="Table5.A2" style:family="table-cell">
      <style:table-cell-properties style:vertical-align="middle" fo:padding-left="0.529cm" fo:padding-right="0.265cm" fo:padding-top="0.265cm" fo:padding-bottom="0.265cm" fo:border="none"/>
    </style:style>
    <style:style style:name="Table5.3" style:family="table-row">
      <style:table-row-properties style:row-height="0.002cm" fo:keep-together="auto"/>
    </style:style>
    <style:style style:name="Table5.A3" style:family="table-cell">
      <style:table-cell-properties style:vertical-align="middle" fo:padding-left="0.503cm" fo:padding-right="0.265cm" fo:padding-top="0.132cm" fo:padding-bottom="0.265cm" fo:border="none"/>
    </style:style>
    <style:style style:name="Table5.C4" style:family="table-cell">
      <style:table-cell-properties fo:padding="0cm" fo:border="none"/>
    </style:style>
    <style:style style:name="Table5.A5" style:family="table-cell">
      <style:table-cell-properties style:vertical-align="middle" fo:padding-left="0.529cm" fo:padding-right="0.265cm" fo:padding-top="0.265cm" fo:padding-bottom="0.265cm" fo:border="none"/>
    </style:style>
    <style:style style:name="Table5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164cm" fo:margin-left="0cm" fo:margin-top="0cm" fo:margin-bottom="0cm" table:align="left" style:writing-mode="lr-tb"/>
    </style:style>
    <style:style style:name="Table1.A" style:family="table-column">
      <style:table-column-properties style:column-width="1.1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25cm" fo:margin-left="0cm" fo:margin-top="0cm" fo:margin-bottom="0cm" table:align="left" style:writing-mode="lr-tb"/>
    </style:style>
    <style:style style:name="Table4.A" style:family="table-column">
      <style:table-column-properties style:column-width="1.02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1" style:family="table">
      <style:table-properties style:width="1.164cm" fo:margin-left="0cm" fo:margin-top="0cm" fo:margin-bottom="0cm" table:align="left" style:writing-mode="lr-tb"/>
    </style:style>
    <style:style style:name="Table1.A" style:family="table-column">
      <style:table-column-properties style:column-width="1.1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25cm" fo:margin-left="0cm" fo:margin-top="0cm" fo:margin-bottom="0cm" table:align="left" style:writing-mode="lr-tb"/>
    </style:style>
    <style:style style:name="Table4.A" style:family="table-column">
      <style:table-column-properties style:column-width="1.02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11" style:family="table">
      <style:table-properties style:width="15.921cm" style:rel-width="100%" fo:margin-left="0cm" fo:margin-top="0cm" fo:margin-bottom="0cm" table:align="left" style:writing-mode="lr-tb"/>
    </style:style>
    <style:style style:name="Table11.A" style:family="table-column">
      <style:table-column-properties style:column-width="0.885cm" style:rel-column-width="3643*"/>
    </style:style>
    <style:style style:name="Table11.B" style:family="table-column">
      <style:table-column-properties style:column-width="12.51cm" style:rel-column-width="51491*"/>
    </style:style>
    <style:style style:name="Table11.C" style:family="table-column">
      <style:table-column-properties style:column-width="2.111cm" style:rel-column-width="8690*"/>
    </style:style>
    <style:style style:name="Table11.D" style:family="table-column">
      <style:table-column-properties style:column-width="0.415cm" style:rel-column-width="1708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8e4f3" fo:padding="0.265cm" fo:border="none">
        <style:background-image/>
      </style:table-cell-properties>
    </style:style>
    <style:style style:name="Table1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.D1" style:family="table-cell">
      <style:table-cell-properties fo:padding="0cm" fo:border="none"/>
    </style:style>
    <style:style style:name="Table11.A2" style:family="table-cell">
      <style:table-cell-properties style:vertical-align="middle" fo:padding-left="0.529cm" fo:padding-right="0.265cm" fo:padding-top="0.265cm" fo:padding-bottom="0.265cm" fo:border="none"/>
    </style:style>
    <style:style style:name="Table11.3" style:family="table-row">
      <style:table-row-properties style:row-height="0.002cm" fo:keep-together="auto"/>
    </style:style>
    <style:style style:name="Table11.A3" style:family="table-cell">
      <style:table-cell-properties style:vertical-align="middle" fo:padding-left="0.503cm" fo:padding-right="0.265cm" fo:padding-top="0.132cm" fo:padding-bottom="0.265cm" fo:border="none"/>
    </style:style>
    <style:style style:name="Table11.C4" style:family="table-cell">
      <style:table-cell-properties fo:padding="0cm" fo:border="none"/>
    </style:style>
    <style:style style:name="Table11.D4" style:family="table-cell">
      <style:table-cell-properties fo:padding="0cm" fo:border="none"/>
    </style:style>
    <style:style style:name="Table11.A5" style:family="table-cell">
      <style:table-cell-properties style:vertical-align="middle" fo:padding-left="0.529cm" fo:padding-right="0.265cm" fo:padding-top="0.265cm" fo:padding-bottom="0.265cm" fo:border="none"/>
    </style:style>
    <style:style style:name="Table11.A6" style:family="table-cell">
      <style:table-cell-properties style:vertical-align="middle" fo:padding-left="0.503cm" fo:padding-right="0.265cm" fo:padding-top="0.132cm" fo:padding-bottom="0.265cm" fo:border="none"/>
    </style:style>
    <style:style style:name="Table6" style:family="table">
      <style:table-properties style:width="1.191cm" fo:margin-top="0cm" fo:margin-bottom="0cm" table:align="left" style:writing-mode="lr-tb"/>
    </style:style>
    <style:style style:name="Table6.A" style:family="table-column">
      <style:table-column-properties style:column-width="1.1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5cm" fo:margin-left="0cm" fo:margin-top="0cm" fo:margin-bottom="0cm" table:align="left" style:writing-mode="lr-tb"/>
    </style:style>
    <style:style style:name="Table7.A" style:family="table-column">
      <style:table-column-properties style:column-width="1.0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37cm" fo:margin-left="0cm" fo:margin-top="0cm" fo:margin-bottom="0cm" table:align="left" style:writing-mode="lr-tb"/>
    </style:style>
    <style:style style:name="Table8.A" style:family="table-column">
      <style:table-column-properties style:column-width="1.03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4.191cm" fo:margin-left="0cm" fo:margin-top="0cm" fo:margin-bottom="0cm" table:align="left" style:writing-mode="lr-tb"/>
    </style:style>
    <style:style style:name="Table9.A" style:family="table-column">
      <style:table-column-properties style:column-width="4.19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3.493cm" fo:margin-left="0cm" fo:margin-top="0cm" fo:margin-bottom="0cm" table:align="left" style:writing-mode="lr-tb"/>
    </style:style>
    <style:style style:name="Table10.A" style:family="table-column">
      <style:table-column-properties style:column-width="3.493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6" style:family="table">
      <style:table-properties style:width="1.191cm" fo:margin-top="0cm" fo:margin-bottom="0cm" table:align="left" style:writing-mode="lr-tb"/>
    </style:style>
    <style:style style:name="Table6.A" style:family="table-column">
      <style:table-column-properties style:column-width="1.1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5cm" fo:margin-left="0cm" fo:margin-top="0cm" fo:margin-bottom="0cm" table:align="left" style:writing-mode="lr-tb"/>
    </style:style>
    <style:style style:name="Table7.A" style:family="table-column">
      <style:table-column-properties style:column-width="1.0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37cm" fo:margin-left="0cm" fo:margin-top="0cm" fo:margin-bottom="0cm" table:align="left" style:writing-mode="lr-tb"/>
    </style:style>
    <style:style style:name="Table8.A" style:family="table-column">
      <style:table-column-properties style:column-width="1.03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4.191cm" fo:margin-left="0cm" fo:margin-top="0cm" fo:margin-bottom="0cm" table:align="left" style:writing-mode="lr-tb"/>
    </style:style>
    <style:style style:name="Table9.A" style:family="table-column">
      <style:table-column-properties style:column-width="4.19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3.493cm" fo:margin-left="0cm" fo:margin-top="0cm" fo:margin-bottom="0cm" table:align="left" style:writing-mode="lr-tb"/>
    </style:style>
    <style:style style:name="Table10.A" style:family="table-column">
      <style:table-column-properties style:column-width="3.493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9" style:family="table">
      <style:table-properties style:width="15.921cm" style:rel-width="100%" fo:margin-left="0cm" fo:margin-top="0cm" fo:margin-bottom="0cm" table:align="left" style:writing-mode="lr-tb"/>
    </style:style>
    <style:style style:name="Table19.A" style:family="table-column">
      <style:table-column-properties style:column-width="0.903cm" style:rel-column-width="3715*"/>
    </style:style>
    <style:style style:name="Table19.B" style:family="table-column">
      <style:table-column-properties style:column-width="14.469cm" style:rel-column-width="59559*"/>
    </style:style>
    <style:style style:name="Table19.C" style:family="table-column">
      <style:table-column-properties style:column-width="0.549cm" style:rel-column-width="2261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8e4f3" fo:padding="0.265cm" fo:border="none">
        <style:background-image/>
      </style:table-cell-properties>
    </style:style>
    <style:style style:name="Table1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.C1" style:family="table-cell">
      <style:table-cell-properties fo:padding="0cm" fo:border="none"/>
    </style:style>
    <style:style style:name="Table19.A2" style:family="table-cell">
      <style:table-cell-properties style:vertical-align="middle" fo:padding-left="0.529cm" fo:padding-right="0.265cm" fo:padding-top="0.265cm" fo:padding-bottom="0.265cm" fo:border="none"/>
    </style:style>
    <style:style style:name="Table19.3" style:family="table-row">
      <style:table-row-properties style:row-height="0.002cm" fo:keep-together="auto"/>
    </style:style>
    <style:style style:name="Table19.A3" style:family="table-cell">
      <style:table-cell-properties style:vertical-align="middle" fo:padding-left="0.503cm" fo:padding-right="0.265cm" fo:padding-top="0.132cm" fo:padding-bottom="0.265cm" fo:border="none"/>
    </style:style>
    <style:style style:name="Table19.C4" style:family="table-cell">
      <style:table-cell-properties fo:padding="0cm" fo:border="none"/>
    </style:style>
    <style:style style:name="Table19.A5" style:family="table-cell">
      <style:table-cell-properties style:vertical-align="middle" fo:padding-left="0.529cm" fo:padding-right="0.265cm" fo:padding-top="0.265cm" fo:padding-bottom="0.265cm" fo:border="none"/>
    </style:style>
    <style:style style:name="Table19.A6" style:family="table-cell">
      <style:table-cell-properties style:vertical-align="middle" fo:padding-left="0.503cm" fo:padding-right="0.265cm" fo:padding-top="0.132cm" fo:padding-bottom="0.265cm" fo:border="none"/>
    </style:style>
    <style:style style:name="Table12" style:family="table">
      <style:table-properties style:width="2.561cm" fo:margin-left="0cm" fo:margin-top="0cm" fo:margin-bottom="0cm" table:align="left" style:writing-mode="lr-tb"/>
    </style:style>
    <style:style style:name="Table12.A" style:family="table-column">
      <style:table-column-properties style:column-width="2.56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2.561cm" fo:margin-left="0cm" fo:margin-top="0cm" fo:margin-bottom="0cm" table:align="left" style:writing-mode="lr-tb"/>
    </style:style>
    <style:style style:name="Table13.A" style:family="table-column">
      <style:table-column-properties style:column-width="2.56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3.493cm" fo:margin-left="0cm" fo:margin-top="0cm" fo:margin-bottom="0cm" table:align="left" style:writing-mode="lr-tb"/>
    </style:style>
    <style:style style:name="Table14.A" style:family="table-column">
      <style:table-column-properties style:column-width="3.493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191cm" fo:margin-left="0cm" fo:margin-top="0cm" fo:margin-bottom="0cm" table:align="left" style:writing-mode="lr-tb"/>
    </style:style>
    <style:style style:name="Table15.A" style:family="table-column">
      <style:table-column-properties style:column-width="4.19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4.191cm" fo:margin-left="0cm" fo:margin-top="0cm" fo:margin-bottom="0cm" table:align="left" style:writing-mode="lr-tb"/>
    </style:style>
    <style:style style:name="Table16.A" style:family="table-column">
      <style:table-column-properties style:column-width="4.19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025cm" fo:margin-left="0cm" fo:margin-top="0cm" fo:margin-bottom="0cm" table:align="left" style:writing-mode="lr-tb"/>
    </style:style>
    <style:style style:name="Table17.A" style:family="table-column">
      <style:table-column-properties style:column-width="1.02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3.493cm" fo:margin-left="0cm" fo:margin-top="0cm" fo:margin-bottom="0cm" table:align="left" style:writing-mode="lr-tb"/>
    </style:style>
    <style:style style:name="Table18.A" style:family="table-column">
      <style:table-column-properties style:column-width="3.493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2" style:family="table">
      <style:table-properties style:width="2.561cm" fo:margin-left="0cm" fo:margin-top="0cm" fo:margin-bottom="0cm" table:align="left" style:writing-mode="lr-tb"/>
    </style:style>
    <style:style style:name="Table12.A" style:family="table-column">
      <style:table-column-properties style:column-width="2.56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2.561cm" fo:margin-left="0cm" fo:margin-top="0cm" fo:margin-bottom="0cm" table:align="left" style:writing-mode="lr-tb"/>
    </style:style>
    <style:style style:name="Table13.A" style:family="table-column">
      <style:table-column-properties style:column-width="2.56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3.493cm" fo:margin-left="0cm" fo:margin-top="0cm" fo:margin-bottom="0cm" table:align="left" style:writing-mode="lr-tb"/>
    </style:style>
    <style:style style:name="Table14.A" style:family="table-column">
      <style:table-column-properties style:column-width="3.493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191cm" fo:margin-left="0cm" fo:margin-top="0cm" fo:margin-bottom="0cm" table:align="left" style:writing-mode="lr-tb"/>
    </style:style>
    <style:style style:name="Table15.A" style:family="table-column">
      <style:table-column-properties style:column-width="4.19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4.191cm" fo:margin-left="0cm" fo:margin-top="0cm" fo:margin-bottom="0cm" table:align="left" style:writing-mode="lr-tb"/>
    </style:style>
    <style:style style:name="Table16.A" style:family="table-column">
      <style:table-column-properties style:column-width="4.19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025cm" fo:margin-left="0cm" fo:margin-top="0cm" fo:margin-bottom="0cm" table:align="left" style:writing-mode="lr-tb"/>
    </style:style>
    <style:style style:name="Table17.A" style:family="table-column">
      <style:table-column-properties style:column-width="1.02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3.493cm" fo:margin-left="0cm" fo:margin-top="0cm" fo:margin-bottom="0cm" table:align="left" style:writing-mode="lr-tb"/>
    </style:style>
    <style:style style:name="Table18.A" style:family="table-column">
      <style:table-column-properties style:column-width="3.493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28" style:family="table">
      <style:table-properties style:width="15.921cm" style:rel-width="100%" fo:margin-left="0cm" fo:margin-top="0cm" fo:margin-bottom="0cm" table:align="left" style:writing-mode="lr-tb"/>
    </style:style>
    <style:style style:name="Table28.A" style:family="table-column">
      <style:table-column-properties style:column-width="0.903cm" style:rel-column-width="3715*"/>
    </style:style>
    <style:style style:name="Table28.B" style:family="table-column">
      <style:table-column-properties style:column-width="14.48cm" style:rel-column-width="59604*"/>
    </style:style>
    <style:style style:name="Table28.C" style:family="table-column">
      <style:table-column-properties style:column-width="0.538cm" style:rel-column-width="2216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d8e4f3" fo:padding="0.265cm" fo:border="none">
        <style:background-image/>
      </style:table-cell-properties>
    </style:style>
    <style:style style:name="Table2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8.C1" style:family="table-cell">
      <style:table-cell-properties fo:padding="0cm" fo:border="none"/>
    </style:style>
    <style:style style:name="Table28.A2" style:family="table-cell">
      <style:table-cell-properties style:vertical-align="middle" fo:padding-left="0.529cm" fo:padding-right="0.265cm" fo:padding-top="0.265cm" fo:padding-bottom="0.265cm" fo:border="none"/>
    </style:style>
    <style:style style:name="Table28.3" style:family="table-row">
      <style:table-row-properties style:row-height="0.002cm" fo:keep-together="auto"/>
    </style:style>
    <style:style style:name="Table28.A3" style:family="table-cell">
      <style:table-cell-properties style:vertical-align="middle" fo:padding-left="0.503cm" fo:padding-right="0.265cm" fo:padding-top="0.132cm" fo:padding-bottom="0.265cm" fo:border="none"/>
    </style:style>
    <style:style style:name="Table28.C4" style:family="table-cell">
      <style:table-cell-properties fo:padding="0cm" fo:border="none"/>
    </style:style>
    <style:style style:name="Table28.A5" style:family="table-cell">
      <style:table-cell-properties style:vertical-align="middle" fo:padding-left="0.529cm" fo:padding-right="0.265cm" fo:padding-top="0.265cm" fo:padding-bottom="0.265cm" fo:border="none"/>
    </style:style>
    <style:style style:name="Table28.A6" style:family="table-cell">
      <style:table-cell-properties style:vertical-align="middle" fo:padding-left="0.503cm" fo:padding-right="0.265cm" fo:padding-top="0.132cm" fo:padding-bottom="0.265cm" fo:border="none"/>
    </style:style>
    <style:style style:name="Table20" style:family="table">
      <style:table-properties style:width="1.863cm" fo:margin-left="0cm" fo:margin-top="0cm" fo:margin-bottom="0cm" table:align="left" style:writing-mode="lr-tb"/>
    </style:style>
    <style:style style:name="Table20.A" style:family="table-column">
      <style:table-column-properties style:column-width="1.863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863cm" fo:margin-left="0cm" fo:margin-top="0cm" fo:margin-bottom="0cm" table:align="left" style:writing-mode="lr-tb"/>
    </style:style>
    <style:style style:name="Table21.A" style:family="table-column">
      <style:table-column-properties style:column-width="1.863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4.191cm" fo:margin-left="0cm" fo:margin-top="0cm" fo:margin-bottom="0cm" table:align="left" style:writing-mode="lr-tb"/>
    </style:style>
    <style:style style:name="Table22.A" style:family="table-column">
      <style:table-column-properties style:column-width="4.19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3.26cm" fo:margin-left="0cm" fo:margin-top="0cm" fo:margin-bottom="0cm" table:align="left" style:writing-mode="lr-tb"/>
    </style:style>
    <style:style style:name="Table23.A" style:family="table-column">
      <style:table-column-properties style:column-width="3.2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4.191cm" fo:margin-left="0cm" fo:margin-top="0cm" fo:margin-bottom="0cm" table:align="left" style:writing-mode="lr-tb"/>
    </style:style>
    <style:style style:name="Table24.A" style:family="table-column">
      <style:table-column-properties style:column-width="4.19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328cm" fo:margin-left="0cm" fo:margin-top="0cm" fo:margin-bottom="0cm" table:align="left" style:writing-mode="lr-tb"/>
    </style:style>
    <style:style style:name="Table25.A" style:family="table-column">
      <style:table-column-properties style:column-width="2.328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2.561cm" fo:margin-left="0cm" fo:margin-top="0cm" fo:margin-bottom="0cm" table:align="left" style:writing-mode="lr-tb"/>
    </style:style>
    <style:style style:name="Table26.A" style:family="table-column">
      <style:table-column-properties style:column-width="2.56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3.26cm" fo:margin-left="0cm" fo:margin-top="0cm" fo:margin-bottom="0cm" table:align="left" style:writing-mode="lr-tb"/>
    </style:style>
    <style:style style:name="Table27.A" style:family="table-column">
      <style:table-column-properties style:column-width="3.26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0" style:family="table">
      <style:table-properties style:width="1.863cm" fo:margin-left="0cm" fo:margin-top="0cm" fo:margin-bottom="0cm" table:align="left" style:writing-mode="lr-tb"/>
    </style:style>
    <style:style style:name="Table20.A" style:family="table-column">
      <style:table-column-properties style:column-width="1.863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863cm" fo:margin-left="0cm" fo:margin-top="0cm" fo:margin-bottom="0cm" table:align="left" style:writing-mode="lr-tb"/>
    </style:style>
    <style:style style:name="Table21.A" style:family="table-column">
      <style:table-column-properties style:column-width="1.863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4.191cm" fo:margin-left="0cm" fo:margin-top="0cm" fo:margin-bottom="0cm" table:align="left" style:writing-mode="lr-tb"/>
    </style:style>
    <style:style style:name="Table22.A" style:family="table-column">
      <style:table-column-properties style:column-width="4.19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3.26cm" fo:margin-left="0cm" fo:margin-top="0cm" fo:margin-bottom="0cm" table:align="left" style:writing-mode="lr-tb"/>
    </style:style>
    <style:style style:name="Table23.A" style:family="table-column">
      <style:table-column-properties style:column-width="3.2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4.191cm" fo:margin-left="0cm" fo:margin-top="0cm" fo:margin-bottom="0cm" table:align="left" style:writing-mode="lr-tb"/>
    </style:style>
    <style:style style:name="Table24.A" style:family="table-column">
      <style:table-column-properties style:column-width="4.19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328cm" fo:margin-left="0cm" fo:margin-top="0cm" fo:margin-bottom="0cm" table:align="left" style:writing-mode="lr-tb"/>
    </style:style>
    <style:style style:name="Table25.A" style:family="table-column">
      <style:table-column-properties style:column-width="2.328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2.561cm" fo:margin-left="0cm" fo:margin-top="0cm" fo:margin-bottom="0cm" table:align="left" style:writing-mode="lr-tb"/>
    </style:style>
    <style:style style:name="Table26.A" style:family="table-column">
      <style:table-column-properties style:column-width="2.56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3.26cm" fo:margin-left="0cm" fo:margin-top="0cm" fo:margin-bottom="0cm" table:align="left" style:writing-mode="lr-tb"/>
    </style:style>
    <style:style style:name="Table27.A" style:family="table-column">
      <style:table-column-properties style:column-width="3.26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35" style:family="table">
      <style:table-properties style:width="15.921cm" style:rel-width="100%" fo:margin-left="0cm" fo:margin-top="0cm" fo:margin-bottom="0cm" table:align="left" style:writing-mode="lr-tb"/>
    </style:style>
    <style:style style:name="Table35.A" style:family="table-column">
      <style:table-column-properties style:column-width="0.944cm" style:rel-column-width="3886*"/>
    </style:style>
    <style:style style:name="Table35.B" style:family="table-column">
      <style:table-column-properties style:column-width="0.182cm" style:rel-column-width="747*"/>
    </style:style>
    <style:style style:name="Table35.C" style:family="table-column">
      <style:table-column-properties style:column-width="14.261cm" style:rel-column-width="58706*"/>
    </style:style>
    <style:style style:name="Table35.D" style:family="table-column">
      <style:table-column-properties style:column-width="0.533cm" style:rel-column-width="2196*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d8e4f3" fo:padding="0.265cm" fo:border="none">
        <style:background-image/>
      </style:table-cell-properties>
    </style:style>
    <style:style style:name="Table3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5.D1" style:family="table-cell">
      <style:table-cell-properties fo:padding="0cm" fo:border="none"/>
    </style:style>
    <style:style style:name="Table35.A2" style:family="table-cell">
      <style:table-cell-properties style:vertical-align="middle" fo:padding-left="0.529cm" fo:padding-right="0.265cm" fo:padding-top="0.265cm" fo:padding-bottom="0.265cm" fo:border="none"/>
    </style:style>
    <style:style style:name="Table35.3" style:family="table-row">
      <style:table-row-properties style:row-height="0.002cm" fo:keep-together="auto"/>
    </style:style>
    <style:style style:name="Table35.A3" style:family="table-cell">
      <style:table-cell-properties style:vertical-align="middle" fo:padding-left="0.503cm" fo:padding-right="0.265cm" fo:padding-top="0.132cm" fo:padding-bottom="0.265cm" fo:border="none"/>
    </style:style>
    <style:style style:name="Table35.D4" style:family="table-cell">
      <style:table-cell-properties fo:padding="0cm" fo:border="none"/>
    </style:style>
    <style:style style:name="Table35.A5" style:family="table-cell">
      <style:table-cell-properties style:vertical-align="middle" fo:padding-left="0.529cm" fo:padding-right="0.265cm" fo:padding-top="0.265cm" fo:padding-bottom="0.265cm" fo:border="none"/>
    </style:style>
    <style:style style:name="Table35.A6" style:family="table-cell">
      <style:table-cell-properties style:vertical-align="middle" fo:padding-left="0.503cm" fo:padding-right="0.265cm" fo:padding-top="0.132cm" fo:padding-bottom="0.265cm" fo:border="none"/>
    </style:style>
    <style:style style:name="Table29" style:family="table">
      <style:table-properties style:width="4.191cm" fo:margin-left="0cm" fo:margin-top="0cm" fo:margin-bottom="0cm" table:align="left" style:writing-mode="lr-tb"/>
    </style:style>
    <style:style style:name="Table29.A" style:family="table-column">
      <style:table-column-properties style:column-width="4.191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1.111cm" fo:margin-top="0cm" fo:margin-bottom="0cm" table:align="left" style:writing-mode="lr-tb"/>
    </style:style>
    <style:style style:name="Table30.A" style:family="table-column">
      <style:table-column-properties style:column-width="1.111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02cm" fo:margin-left="0cm" fo:margin-top="0cm" fo:margin-bottom="0cm" table:align="left" style:writing-mode="lr-tb"/>
    </style:style>
    <style:style style:name="Table31.A" style:family="table-column">
      <style:table-column-properties style:column-width="1.02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328cm" fo:margin-left="0cm" fo:margin-top="0cm" fo:margin-bottom="0cm" table:align="left" style:writing-mode="lr-tb"/>
    </style:style>
    <style:style style:name="Table32.A" style:family="table-column">
      <style:table-column-properties style:column-width="2.32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4.191cm" fo:margin-left="0cm" fo:margin-top="0cm" fo:margin-bottom="0cm" table:align="left" style:writing-mode="lr-tb"/>
    </style:style>
    <style:style style:name="Table33.A" style:family="table-column">
      <style:table-column-properties style:column-width="4.191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164cm" fo:margin-left="0cm" fo:margin-top="0cm" fo:margin-bottom="0cm" table:align="left" style:writing-mode="lr-tb"/>
    </style:style>
    <style:style style:name="Table34.A" style:family="table-column">
      <style:table-column-properties style:column-width="1.164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29" style:family="table">
      <style:table-properties style:width="4.191cm" fo:margin-left="0cm" fo:margin-top="0cm" fo:margin-bottom="0cm" table:align="left" style:writing-mode="lr-tb"/>
    </style:style>
    <style:style style:name="Table29.A" style:family="table-column">
      <style:table-column-properties style:column-width="4.191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1.111cm" fo:margin-top="0cm" fo:margin-bottom="0cm" table:align="left" style:writing-mode="lr-tb"/>
    </style:style>
    <style:style style:name="Table30.A" style:family="table-column">
      <style:table-column-properties style:column-width="1.111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02cm" fo:margin-left="0cm" fo:margin-top="0cm" fo:margin-bottom="0cm" table:align="left" style:writing-mode="lr-tb"/>
    </style:style>
    <style:style style:name="Table31.A" style:family="table-column">
      <style:table-column-properties style:column-width="1.02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328cm" fo:margin-left="0cm" fo:margin-top="0cm" fo:margin-bottom="0cm" table:align="left" style:writing-mode="lr-tb"/>
    </style:style>
    <style:style style:name="Table32.A" style:family="table-column">
      <style:table-column-properties style:column-width="2.32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4.191cm" fo:margin-left="0cm" fo:margin-top="0cm" fo:margin-bottom="0cm" table:align="left" style:writing-mode="lr-tb"/>
    </style:style>
    <style:style style:name="Table33.A" style:family="table-column">
      <style:table-column-properties style:column-width="4.191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164cm" fo:margin-left="0cm" fo:margin-top="0cm" fo:margin-bottom="0cm" table:align="left" style:writing-mode="lr-tb"/>
    </style:style>
    <style:style style:name="Table34.A" style:family="table-column">
      <style:table-column-properties style:column-width="1.164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44" style:family="table">
      <style:table-properties style:width="15.921cm" style:rel-width="100%" fo:margin-left="0cm" fo:margin-top="0cm" fo:margin-bottom="0cm" table:align="left" style:writing-mode="lr-tb"/>
    </style:style>
    <style:style style:name="Table44.A" style:family="table-column">
      <style:table-column-properties style:column-width="1.122cm" style:rel-column-width="4620*"/>
    </style:style>
    <style:style style:name="Table44.B" style:family="table-column">
      <style:table-column-properties style:column-width="14.28cm" style:rel-column-width="58785*"/>
    </style:style>
    <style:style style:name="Table44.C" style:family="table-column">
      <style:table-column-properties style:column-width="0.517cm" style:rel-column-width="2130*"/>
    </style:style>
    <style:style style:name="Table44.1" style:family="table-row">
      <style:table-row-properties fo:keep-together="auto"/>
    </style:style>
    <style:style style:name="Table44.A1" style:family="table-cell">
      <style:table-cell-properties fo:background-color="#d8e4f3" fo:padding="0.265cm" fo:border="none">
        <style:background-image/>
      </style:table-cell-properties>
    </style:style>
    <style:style style:name="Table4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4.C1" style:family="table-cell">
      <style:table-cell-properties fo:padding="0cm" fo:border="none"/>
    </style:style>
    <style:style style:name="Table44.A2" style:family="table-cell">
      <style:table-cell-properties style:vertical-align="middle" fo:padding-left="0.529cm" fo:padding-right="0.265cm" fo:padding-top="0.265cm" fo:padding-bottom="0.265cm" fo:border="none"/>
    </style:style>
    <style:style style:name="Table44.3" style:family="table-row">
      <style:table-row-properties style:row-height="0.002cm" fo:keep-together="auto"/>
    </style:style>
    <style:style style:name="Table44.A3" style:family="table-cell">
      <style:table-cell-properties style:vertical-align="middle" fo:padding-left="0.503cm" fo:padding-right="0.265cm" fo:padding-top="0.132cm" fo:padding-bottom="0.265cm" fo:border="none"/>
    </style:style>
    <style:style style:name="Table44.C4" style:family="table-cell">
      <style:table-cell-properties fo:padding="0cm" fo:border="none"/>
    </style:style>
    <style:style style:name="Table44.A5" style:family="table-cell">
      <style:table-cell-properties style:vertical-align="middle" fo:padding-left="0.529cm" fo:padding-right="0.265cm" fo:padding-top="0.265cm" fo:padding-bottom="0.265cm" fo:border="none"/>
    </style:style>
    <style:style style:name="Table44.A6" style:family="table-cell">
      <style:table-cell-properties style:vertical-align="middle" fo:padding-left="0.503cm" fo:padding-right="0.265cm" fo:padding-top="0.132cm" fo:padding-bottom="0.265cm" fo:border="none"/>
    </style:style>
    <style:style style:name="Table36" style:family="table">
      <style:table-properties style:width="2.328cm" fo:margin-left="0cm" fo:margin-top="0cm" fo:margin-bottom="0cm" table:align="left" style:writing-mode="lr-tb"/>
    </style:style>
    <style:style style:name="Table36.A" style:family="table-column">
      <style:table-column-properties style:column-width="2.328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2.328cm" fo:margin-left="0cm" fo:margin-top="0cm" fo:margin-bottom="0cm" table:align="left" style:writing-mode="lr-tb"/>
    </style:style>
    <style:style style:name="Table37.A" style:family="table-column">
      <style:table-column-properties style:column-width="2.328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4.191cm" fo:margin-left="0cm" fo:margin-top="0cm" fo:margin-bottom="0cm" table:align="left" style:writing-mode="lr-tb"/>
    </style:style>
    <style:style style:name="Table38.A" style:family="table-column">
      <style:table-column-properties style:column-width="4.191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3.26cm" fo:margin-left="0cm" fo:margin-top="0cm" fo:margin-bottom="0cm" table:align="left" style:writing-mode="lr-tb"/>
    </style:style>
    <style:style style:name="Table39.A" style:family="table-column">
      <style:table-column-properties style:column-width="3.26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2.328cm" fo:margin-left="0cm" fo:margin-top="0cm" fo:margin-bottom="0cm" table:align="left" style:writing-mode="lr-tb"/>
    </style:style>
    <style:style style:name="Table40.A" style:family="table-column">
      <style:table-column-properties style:column-width="2.328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2.328cm" fo:margin-left="0cm" fo:margin-top="0cm" fo:margin-bottom="0cm" table:align="left" style:writing-mode="lr-tb"/>
    </style:style>
    <style:style style:name="Table41.A" style:family="table-column">
      <style:table-column-properties style:column-width="2.328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2.328cm" fo:margin-left="0cm" fo:margin-top="0cm" fo:margin-bottom="0cm" table:align="left" style:writing-mode="lr-tb"/>
    </style:style>
    <style:style style:name="Table42.A" style:family="table-column">
      <style:table-column-properties style:column-width="2.328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164cm" fo:margin-left="0cm" fo:margin-top="0cm" fo:margin-bottom="0cm" table:align="left" style:writing-mode="lr-tb"/>
    </style:style>
    <style:style style:name="Table43.A" style:family="table-column">
      <style:table-column-properties style:column-width="1.164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36" style:family="table">
      <style:table-properties style:width="2.328cm" fo:margin-left="0cm" fo:margin-top="0cm" fo:margin-bottom="0cm" table:align="left" style:writing-mode="lr-tb"/>
    </style:style>
    <style:style style:name="Table36.A" style:family="table-column">
      <style:table-column-properties style:column-width="2.328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2.328cm" fo:margin-left="0cm" fo:margin-top="0cm" fo:margin-bottom="0cm" table:align="left" style:writing-mode="lr-tb"/>
    </style:style>
    <style:style style:name="Table37.A" style:family="table-column">
      <style:table-column-properties style:column-width="2.328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4.191cm" fo:margin-left="0cm" fo:margin-top="0cm" fo:margin-bottom="0cm" table:align="left" style:writing-mode="lr-tb"/>
    </style:style>
    <style:style style:name="Table38.A" style:family="table-column">
      <style:table-column-properties style:column-width="4.191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3.26cm" fo:margin-left="0cm" fo:margin-top="0cm" fo:margin-bottom="0cm" table:align="left" style:writing-mode="lr-tb"/>
    </style:style>
    <style:style style:name="Table39.A" style:family="table-column">
      <style:table-column-properties style:column-width="3.26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2.328cm" fo:margin-left="0cm" fo:margin-top="0cm" fo:margin-bottom="0cm" table:align="left" style:writing-mode="lr-tb"/>
    </style:style>
    <style:style style:name="Table40.A" style:family="table-column">
      <style:table-column-properties style:column-width="2.328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2.328cm" fo:margin-left="0cm" fo:margin-top="0cm" fo:margin-bottom="0cm" table:align="left" style:writing-mode="lr-tb"/>
    </style:style>
    <style:style style:name="Table41.A" style:family="table-column">
      <style:table-column-properties style:column-width="2.328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2.328cm" fo:margin-left="0cm" fo:margin-top="0cm" fo:margin-bottom="0cm" table:align="left" style:writing-mode="lr-tb"/>
    </style:style>
    <style:style style:name="Table42.A" style:family="table-column">
      <style:table-column-properties style:column-width="2.328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164cm" fo:margin-left="0cm" fo:margin-top="0cm" fo:margin-bottom="0cm" table:align="left" style:writing-mode="lr-tb"/>
    </style:style>
    <style:style style:name="Table43.A" style:family="table-column">
      <style:table-column-properties style:column-width="1.164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53" style:family="table">
      <style:table-properties style:width="15.921cm" style:rel-width="100%" fo:margin-left="0cm" fo:margin-top="0cm" fo:margin-bottom="0cm" table:align="left" style:writing-mode="lr-tb"/>
    </style:style>
    <style:style style:name="Table53.A" style:family="table-column">
      <style:table-column-properties style:column-width="1.122cm" style:rel-column-width="4620*"/>
    </style:style>
    <style:style style:name="Table53.B" style:family="table-column">
      <style:table-column-properties style:column-width="14.28cm" style:rel-column-width="58785*"/>
    </style:style>
    <style:style style:name="Table53.C" style:family="table-column">
      <style:table-column-properties style:column-width="0.517cm" style:rel-column-width="2130*"/>
    </style:style>
    <style:style style:name="Table53.1" style:family="table-row">
      <style:table-row-properties fo:keep-together="auto"/>
    </style:style>
    <style:style style:name="Table53.A1" style:family="table-cell">
      <style:table-cell-properties fo:background-color="#d8e4f3" fo:padding="0.265cm" fo:border="none">
        <style:background-image/>
      </style:table-cell-properties>
    </style:style>
    <style:style style:name="Table5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3.C1" style:family="table-cell">
      <style:table-cell-properties fo:padding="0cm" fo:border="none"/>
    </style:style>
    <style:style style:name="Table53.A2" style:family="table-cell">
      <style:table-cell-properties style:vertical-align="middle" fo:padding-left="0.529cm" fo:padding-right="0.265cm" fo:padding-top="0.265cm" fo:padding-bottom="0.265cm" fo:border="none"/>
    </style:style>
    <style:style style:name="Table53.3" style:family="table-row">
      <style:table-row-properties style:row-height="0.002cm" fo:keep-together="auto"/>
    </style:style>
    <style:style style:name="Table53.A3" style:family="table-cell">
      <style:table-cell-properties style:vertical-align="middle" fo:padding-left="0.503cm" fo:padding-right="0.265cm" fo:padding-top="0.132cm" fo:padding-bottom="0.265cm" fo:border="none"/>
    </style:style>
    <style:style style:name="Table53.C4" style:family="table-cell">
      <style:table-cell-properties fo:padding="0cm" fo:border="none"/>
    </style:style>
    <style:style style:name="Table53.A5" style:family="table-cell">
      <style:table-cell-properties style:vertical-align="middle" fo:padding-left="0.529cm" fo:padding-right="0.265cm" fo:padding-top="0.265cm" fo:padding-bottom="0.265cm" fo:border="none"/>
    </style:style>
    <style:style style:name="Table53.A6" style:family="table-cell">
      <style:table-cell-properties style:vertical-align="middle" fo:padding-left="0.503cm" fo:padding-right="0.265cm" fo:padding-top="0.132cm" fo:padding-bottom="0.265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3.26cm" fo:margin-left="0cm" fo:margin-top="0cm" fo:margin-bottom="0cm" table:align="left" style:writing-mode="lr-tb"/>
    </style:style>
    <style:style style:name="Table46.A" style:family="table-column">
      <style:table-column-properties style:column-width="3.26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2.328cm" fo:margin-left="0cm" fo:margin-top="0cm" fo:margin-bottom="0cm" table:align="left" style:writing-mode="lr-tb"/>
    </style:style>
    <style:style style:name="Table47.A" style:family="table-column">
      <style:table-column-properties style:column-width="2.328cm"/>
    </style:style>
    <style:style style:name="Table47.1" style:family="table-row">
      <style:table-row-properties style:min-row-height="1.005cm"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2.328cm" fo:margin-left="0cm" fo:margin-top="0cm" fo:margin-bottom="0cm" table:align="left" style:writing-mode="lr-tb"/>
    </style:style>
    <style:style style:name="Table48.A" style:family="table-column">
      <style:table-column-properties style:column-width="2.328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2.328cm" fo:margin-left="0cm" fo:margin-top="0cm" fo:margin-bottom="0cm" table:align="left" style:writing-mode="lr-tb"/>
    </style:style>
    <style:style style:name="Table49.A" style:family="table-column">
      <style:table-column-properties style:column-width="2.328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2.328cm" fo:margin-left="0cm" fo:margin-top="0cm" fo:margin-bottom="0cm" table:align="left" style:writing-mode="lr-tb"/>
    </style:style>
    <style:style style:name="Table50.A" style:family="table-column">
      <style:table-column-properties style:column-width="2.328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4.191cm" fo:margin-left="0cm" fo:margin-top="0cm" fo:margin-bottom="0cm" table:align="left" style:writing-mode="lr-tb"/>
    </style:style>
    <style:style style:name="Table51.A" style:family="table-column">
      <style:table-column-properties style:column-width="4.191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3.26cm" fo:margin-left="0cm" fo:margin-top="0cm" fo:margin-bottom="0cm" table:align="left" style:writing-mode="lr-tb"/>
    </style:style>
    <style:style style:name="Table52.A" style:family="table-column">
      <style:table-column-properties style:column-width="3.26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3.26cm" fo:margin-left="0cm" fo:margin-top="0cm" fo:margin-bottom="0cm" table:align="left" style:writing-mode="lr-tb"/>
    </style:style>
    <style:style style:name="Table46.A" style:family="table-column">
      <style:table-column-properties style:column-width="3.26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2.328cm" fo:margin-left="0cm" fo:margin-top="0cm" fo:margin-bottom="0cm" table:align="left" style:writing-mode="lr-tb"/>
    </style:style>
    <style:style style:name="Table47.A" style:family="table-column">
      <style:table-column-properties style:column-width="2.328cm"/>
    </style:style>
    <style:style style:name="Table47.1" style:family="table-row">
      <style:table-row-properties style:min-row-height="1.005cm"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2.328cm" fo:margin-left="0cm" fo:margin-top="0cm" fo:margin-bottom="0cm" table:align="left" style:writing-mode="lr-tb"/>
    </style:style>
    <style:style style:name="Table48.A" style:family="table-column">
      <style:table-column-properties style:column-width="2.328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2.328cm" fo:margin-left="0cm" fo:margin-top="0cm" fo:margin-bottom="0cm" table:align="left" style:writing-mode="lr-tb"/>
    </style:style>
    <style:style style:name="Table49.A" style:family="table-column">
      <style:table-column-properties style:column-width="2.328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2.328cm" fo:margin-left="0cm" fo:margin-top="0cm" fo:margin-bottom="0cm" table:align="left" style:writing-mode="lr-tb"/>
    </style:style>
    <style:style style:name="Table50.A" style:family="table-column">
      <style:table-column-properties style:column-width="2.328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4.191cm" fo:margin-left="0cm" fo:margin-top="0cm" fo:margin-bottom="0cm" table:align="left" style:writing-mode="lr-tb"/>
    </style:style>
    <style:style style:name="Table51.A" style:family="table-column">
      <style:table-column-properties style:column-width="4.191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3.26cm" fo:margin-left="0cm" fo:margin-top="0cm" fo:margin-bottom="0cm" table:align="left" style:writing-mode="lr-tb"/>
    </style:style>
    <style:style style:name="Table52.A" style:family="table-column">
      <style:table-column-properties style:column-width="3.26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62" style:family="table">
      <style:table-properties style:width="15.921cm" style:rel-width="100%" fo:margin-left="0cm" fo:margin-top="0cm" fo:margin-bottom="0cm" table:align="left" style:writing-mode="lr-tb"/>
    </style:style>
    <style:style style:name="Table62.A" style:family="table-column">
      <style:table-column-properties style:column-width="1.122cm" style:rel-column-width="4620*"/>
    </style:style>
    <style:style style:name="Table62.B" style:family="table-column">
      <style:table-column-properties style:column-width="14.28cm" style:rel-column-width="58785*"/>
    </style:style>
    <style:style style:name="Table62.C" style:family="table-column">
      <style:table-column-properties style:column-width="0.517cm" style:rel-column-width="2130*"/>
    </style:style>
    <style:style style:name="Table62.1" style:family="table-row">
      <style:table-row-properties fo:keep-together="auto"/>
    </style:style>
    <style:style style:name="Table62.A1" style:family="table-cell">
      <style:table-cell-properties fo:background-color="#d8e4f3" fo:padding="0.265cm" fo:border="none">
        <style:background-image/>
      </style:table-cell-properties>
    </style:style>
    <style:style style:name="Table6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2.C1" style:family="table-cell">
      <style:table-cell-properties fo:padding="0cm" fo:border="none"/>
    </style:style>
    <style:style style:name="Table62.A2" style:family="table-cell">
      <style:table-cell-properties style:vertical-align="middle" fo:padding-left="0.529cm" fo:padding-right="0.265cm" fo:padding-top="0.265cm" fo:padding-bottom="0.265cm" fo:border="none"/>
    </style:style>
    <style:style style:name="Table62.3" style:family="table-row">
      <style:table-row-properties style:row-height="0.002cm" fo:keep-together="auto"/>
    </style:style>
    <style:style style:name="Table62.A3" style:family="table-cell">
      <style:table-cell-properties style:vertical-align="middle" fo:padding-left="0.503cm" fo:padding-right="0.265cm" fo:padding-top="0.132cm" fo:padding-bottom="0.265cm" fo:border="none"/>
    </style:style>
    <style:style style:name="Table62.C4" style:family="table-cell">
      <style:table-cell-properties fo:padding="0cm" fo:border="none"/>
    </style:style>
    <style:style style:name="Table62.A5" style:family="table-cell">
      <style:table-cell-properties style:vertical-align="middle" fo:padding-left="0.529cm" fo:padding-right="0.265cm" fo:padding-top="0.265cm" fo:padding-bottom="0.265cm" fo:border="none"/>
    </style:style>
    <style:style style:name="Table62.A6" style:family="table-cell">
      <style:table-cell-properties style:vertical-align="middle" fo:padding-left="0.503cm" fo:padding-right="0.265cm" fo:padding-top="0.132cm" fo:padding-bottom="0.265cm" fo:border="none"/>
    </style:style>
    <style:style style:name="Table54" style:family="table">
      <style:table-properties style:width="4.191cm" fo:margin-left="0cm" fo:margin-top="0cm" fo:margin-bottom="0cm" table:align="left" style:writing-mode="lr-tb"/>
    </style:style>
    <style:style style:name="Table54.A" style:family="table-column">
      <style:table-column-properties style:column-width="4.191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397cm" fo:margin-left="0cm" fo:margin-top="0cm" fo:margin-bottom="0cm" table:align="left" style:writing-mode="lr-tb"/>
    </style:style>
    <style:style style:name="Table55.A" style:family="table-column">
      <style:table-column-properties style:column-width="1.397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.63cm" fo:margin-left="0cm" fo:margin-top="0cm" fo:margin-bottom="0cm" table:align="left" style:writing-mode="lr-tb"/>
    </style:style>
    <style:style style:name="Table56.A" style:family="table-column">
      <style:table-column-properties style:column-width="1.63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164cm" fo:margin-left="0cm" fo:margin-top="0cm" fo:margin-bottom="0cm" table:align="left" style:writing-mode="lr-tb"/>
    </style:style>
    <style:style style:name="Table57.A" style:family="table-column">
      <style:table-column-properties style:column-width="1.164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4.191cm" fo:margin-left="0cm" fo:margin-top="0cm" fo:margin-bottom="0cm" table:align="left" style:writing-mode="lr-tb"/>
    </style:style>
    <style:style style:name="Table58.A" style:family="table-column">
      <style:table-column-properties style:column-width="4.191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1.397cm" fo:margin-left="0cm" fo:margin-top="0cm" fo:margin-bottom="0cm" table:align="left" style:writing-mode="lr-tb"/>
    </style:style>
    <style:style style:name="Table59.A" style:family="table-column">
      <style:table-column-properties style:column-width="1.397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.397cm" fo:margin-left="0cm" fo:margin-top="0cm" fo:margin-bottom="0cm" table:align="left" style:writing-mode="lr-tb"/>
    </style:style>
    <style:style style:name="Table60.A" style:family="table-column">
      <style:table-column-properties style:column-width="1.397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164cm" fo:margin-left="0cm" fo:margin-top="0cm" fo:margin-bottom="0cm" table:align="left" style:writing-mode="lr-tb"/>
    </style:style>
    <style:style style:name="Table61.A" style:family="table-column">
      <style:table-column-properties style:column-width="1.164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54" style:family="table">
      <style:table-properties style:width="4.191cm" fo:margin-left="0cm" fo:margin-top="0cm" fo:margin-bottom="0cm" table:align="left" style:writing-mode="lr-tb"/>
    </style:style>
    <style:style style:name="Table54.A" style:family="table-column">
      <style:table-column-properties style:column-width="4.191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397cm" fo:margin-left="0cm" fo:margin-top="0cm" fo:margin-bottom="0cm" table:align="left" style:writing-mode="lr-tb"/>
    </style:style>
    <style:style style:name="Table55.A" style:family="table-column">
      <style:table-column-properties style:column-width="1.397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.63cm" fo:margin-left="0cm" fo:margin-top="0cm" fo:margin-bottom="0cm" table:align="left" style:writing-mode="lr-tb"/>
    </style:style>
    <style:style style:name="Table56.A" style:family="table-column">
      <style:table-column-properties style:column-width="1.63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164cm" fo:margin-left="0cm" fo:margin-top="0cm" fo:margin-bottom="0cm" table:align="left" style:writing-mode="lr-tb"/>
    </style:style>
    <style:style style:name="Table57.A" style:family="table-column">
      <style:table-column-properties style:column-width="1.164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4.191cm" fo:margin-left="0cm" fo:margin-top="0cm" fo:margin-bottom="0cm" table:align="left" style:writing-mode="lr-tb"/>
    </style:style>
    <style:style style:name="Table58.A" style:family="table-column">
      <style:table-column-properties style:column-width="4.191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1.397cm" fo:margin-left="0cm" fo:margin-top="0cm" fo:margin-bottom="0cm" table:align="left" style:writing-mode="lr-tb"/>
    </style:style>
    <style:style style:name="Table59.A" style:family="table-column">
      <style:table-column-properties style:column-width="1.397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.397cm" fo:margin-left="0cm" fo:margin-top="0cm" fo:margin-bottom="0cm" table:align="left" style:writing-mode="lr-tb"/>
    </style:style>
    <style:style style:name="Table60.A" style:family="table-column">
      <style:table-column-properties style:column-width="1.397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164cm" fo:margin-left="0cm" fo:margin-top="0cm" fo:margin-bottom="0cm" table:align="left" style:writing-mode="lr-tb"/>
    </style:style>
    <style:style style:name="Table61.A" style:family="table-column">
      <style:table-column-properties style:column-width="1.164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71" style:family="table">
      <style:table-properties style:width="15.921cm" style:rel-width="100%" fo:margin-left="0cm" fo:margin-top="0cm" fo:margin-bottom="0cm" table:align="left" style:writing-mode="lr-tb"/>
    </style:style>
    <style:style style:name="Table71.A" style:family="table-column">
      <style:table-column-properties style:column-width="1.125cm" style:rel-column-width="4633*"/>
    </style:style>
    <style:style style:name="Table71.B" style:family="table-column">
      <style:table-column-properties style:column-width="14.261cm" style:rel-column-width="58706*"/>
    </style:style>
    <style:style style:name="Table71.C" style:family="table-column">
      <style:table-column-properties style:column-width="0.533cm" style:rel-column-width="2196*"/>
    </style:style>
    <style:style style:name="Table71.1" style:family="table-row">
      <style:table-row-properties fo:keep-together="auto"/>
    </style:style>
    <style:style style:name="Table71.A1" style:family="table-cell">
      <style:table-cell-properties fo:background-color="#d8e4f3" fo:padding="0.265cm" fo:border="none">
        <style:background-image/>
      </style:table-cell-properties>
    </style:style>
    <style:style style:name="Table7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1.C1" style:family="table-cell">
      <style:table-cell-properties fo:padding="0cm" fo:border="none"/>
    </style:style>
    <style:style style:name="Table71.A2" style:family="table-cell">
      <style:table-cell-properties style:vertical-align="middle" fo:padding-left="0.529cm" fo:padding-right="0.265cm" fo:padding-top="0.265cm" fo:padding-bottom="0.265cm" fo:border="none"/>
    </style:style>
    <style:style style:name="Table71.3" style:family="table-row">
      <style:table-row-properties style:row-height="0.002cm" fo:keep-together="auto"/>
    </style:style>
    <style:style style:name="Table71.A3" style:family="table-cell">
      <style:table-cell-properties style:vertical-align="middle" fo:padding-left="0.503cm" fo:padding-right="0.265cm" fo:padding-top="0.132cm" fo:padding-bottom="0.265cm" fo:border="none"/>
    </style:style>
    <style:style style:name="Table71.C4" style:family="table-cell">
      <style:table-cell-properties fo:padding="0cm" fo:border="none"/>
    </style:style>
    <style:style style:name="Table71.A5" style:family="table-cell">
      <style:table-cell-properties style:vertical-align="middle" fo:padding-left="0.529cm" fo:padding-right="0.265cm" fo:padding-top="0.265cm" fo:padding-bottom="0.265cm" fo:border="none"/>
    </style:style>
    <style:style style:name="Table71.A6" style:family="table-cell">
      <style:table-cell-properties style:vertical-align="middle" fo:padding-left="0.503cm" fo:padding-right="0.265cm" fo:padding-top="0.132cm" fo:padding-bottom="0.265cm" fo:border="none"/>
    </style:style>
    <style:style style:name="Table63" style:family="table">
      <style:table-properties style:width="2.328cm" fo:margin-left="0cm" fo:margin-top="0cm" fo:margin-bottom="0cm" table:align="left" style:writing-mode="lr-tb"/>
    </style:style>
    <style:style style:name="Table63.A" style:family="table-column">
      <style:table-column-properties style:column-width="2.328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2.328cm" fo:margin-left="0cm" fo:margin-top="0cm" fo:margin-bottom="0cm" table:align="left" style:writing-mode="lr-tb"/>
    </style:style>
    <style:style style:name="Table64.A" style:family="table-column">
      <style:table-column-properties style:column-width="2.328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191cm" fo:margin-left="0cm" fo:margin-top="0cm" fo:margin-bottom="0cm" table:align="left" style:writing-mode="lr-tb"/>
    </style:style>
    <style:style style:name="Table65.A" style:family="table-column">
      <style:table-column-properties style:column-width="4.191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3.26cm" fo:margin-left="0cm" fo:margin-top="0cm" fo:margin-bottom="0cm" table:align="left" style:writing-mode="lr-tb"/>
    </style:style>
    <style:style style:name="Table66.A" style:family="table-column">
      <style:table-column-properties style:column-width="3.26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4.191cm" fo:margin-left="0cm" fo:margin-top="0cm" fo:margin-bottom="0cm" table:align="left" style:writing-mode="lr-tb"/>
    </style:style>
    <style:style style:name="Table67.A" style:family="table-column">
      <style:table-column-properties style:column-width="4.191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2.328cm" fo:margin-left="0cm" fo:margin-top="0cm" fo:margin-bottom="0cm" table:align="left" style:writing-mode="lr-tb"/>
    </style:style>
    <style:style style:name="Table68.A" style:family="table-column">
      <style:table-column-properties style:column-width="2.328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2.328cm" fo:margin-left="0cm" fo:margin-top="0cm" fo:margin-bottom="0cm" table:align="left" style:writing-mode="lr-tb"/>
    </style:style>
    <style:style style:name="Table69.A" style:family="table-column">
      <style:table-column-properties style:column-width="2.328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1.164cm" fo:margin-left="0cm" fo:margin-top="0cm" fo:margin-bottom="0cm" table:align="left" style:writing-mode="lr-tb"/>
    </style:style>
    <style:style style:name="Table70.A" style:family="table-column">
      <style:table-column-properties style:column-width="1.164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63" style:family="table">
      <style:table-properties style:width="2.328cm" fo:margin-left="0cm" fo:margin-top="0cm" fo:margin-bottom="0cm" table:align="left" style:writing-mode="lr-tb"/>
    </style:style>
    <style:style style:name="Table63.A" style:family="table-column">
      <style:table-column-properties style:column-width="2.328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2.328cm" fo:margin-left="0cm" fo:margin-top="0cm" fo:margin-bottom="0cm" table:align="left" style:writing-mode="lr-tb"/>
    </style:style>
    <style:style style:name="Table64.A" style:family="table-column">
      <style:table-column-properties style:column-width="2.328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191cm" fo:margin-left="0cm" fo:margin-top="0cm" fo:margin-bottom="0cm" table:align="left" style:writing-mode="lr-tb"/>
    </style:style>
    <style:style style:name="Table65.A" style:family="table-column">
      <style:table-column-properties style:column-width="4.191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3.26cm" fo:margin-left="0cm" fo:margin-top="0cm" fo:margin-bottom="0cm" table:align="left" style:writing-mode="lr-tb"/>
    </style:style>
    <style:style style:name="Table66.A" style:family="table-column">
      <style:table-column-properties style:column-width="3.26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4.191cm" fo:margin-left="0cm" fo:margin-top="0cm" fo:margin-bottom="0cm" table:align="left" style:writing-mode="lr-tb"/>
    </style:style>
    <style:style style:name="Table67.A" style:family="table-column">
      <style:table-column-properties style:column-width="4.191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2.328cm" fo:margin-left="0cm" fo:margin-top="0cm" fo:margin-bottom="0cm" table:align="left" style:writing-mode="lr-tb"/>
    </style:style>
    <style:style style:name="Table68.A" style:family="table-column">
      <style:table-column-properties style:column-width="2.328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2.328cm" fo:margin-left="0cm" fo:margin-top="0cm" fo:margin-bottom="0cm" table:align="left" style:writing-mode="lr-tb"/>
    </style:style>
    <style:style style:name="Table69.A" style:family="table-column">
      <style:table-column-properties style:column-width="2.328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1.164cm" fo:margin-left="0cm" fo:margin-top="0cm" fo:margin-bottom="0cm" table:align="left" style:writing-mode="lr-tb"/>
    </style:style>
    <style:style style:name="Table70.A" style:family="table-column">
      <style:table-column-properties style:column-width="1.164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80" style:family="table">
      <style:table-properties style:width="15.921cm" style:rel-width="100%" fo:margin-left="0cm" fo:margin-top="0cm" fo:margin-bottom="0cm" table:align="left" style:writing-mode="lr-tb"/>
    </style:style>
    <style:style style:name="Table80.A" style:family="table-column">
      <style:table-column-properties style:column-width="1.122cm" style:rel-column-width="4620*"/>
    </style:style>
    <style:style style:name="Table80.B" style:family="table-column">
      <style:table-column-properties style:column-width="14.28cm" style:rel-column-width="58785*"/>
    </style:style>
    <style:style style:name="Table80.C" style:family="table-column">
      <style:table-column-properties style:column-width="0.517cm" style:rel-column-width="2130*"/>
    </style:style>
    <style:style style:name="Table80.1" style:family="table-row">
      <style:table-row-properties fo:keep-together="auto"/>
    </style:style>
    <style:style style:name="Table80.A1" style:family="table-cell">
      <style:table-cell-properties fo:background-color="#d8e4f3" fo:padding="0.265cm" fo:border="none">
        <style:background-image/>
      </style:table-cell-properties>
    </style:style>
    <style:style style:name="Table8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0.C1" style:family="table-cell">
      <style:table-cell-properties fo:padding="0cm" fo:border="none"/>
    </style:style>
    <style:style style:name="Table80.A2" style:family="table-cell">
      <style:table-cell-properties style:vertical-align="middle" fo:padding-left="0.529cm" fo:padding-right="0.265cm" fo:padding-top="0.265cm" fo:padding-bottom="0.265cm" fo:border="none"/>
    </style:style>
    <style:style style:name="Table80.3" style:family="table-row">
      <style:table-row-properties style:row-height="0.002cm" fo:keep-together="auto"/>
    </style:style>
    <style:style style:name="Table80.A3" style:family="table-cell">
      <style:table-cell-properties style:vertical-align="middle" fo:padding-left="0.503cm" fo:padding-right="0.265cm" fo:padding-top="0.132cm" fo:padding-bottom="0.265cm" fo:border="none"/>
    </style:style>
    <style:style style:name="Table80.C4" style:family="table-cell">
      <style:table-cell-properties fo:padding="0cm" fo:border="none"/>
    </style:style>
    <style:style style:name="Table80.A5" style:family="table-cell">
      <style:table-cell-properties style:vertical-align="middle" fo:padding-left="0.529cm" fo:padding-right="0.265cm" fo:padding-top="0.265cm" fo:padding-bottom="0.265cm" fo:border="none"/>
    </style:style>
    <style:style style:name="Table80.A6" style:family="table-cell">
      <style:table-cell-properties style:vertical-align="middle" fo:padding-left="0.503cm" fo:padding-right="0.265cm" fo:padding-top="0.132cm" fo:padding-bottom="0.265cm" fo:border="none"/>
    </style:style>
    <style:style style:name="Table72" style:family="table">
      <style:table-properties style:width="2.328cm" fo:margin-left="0cm" fo:margin-top="0cm" fo:margin-bottom="0cm" table:align="left" style:writing-mode="lr-tb"/>
    </style:style>
    <style:style style:name="Table72.A" style:family="table-column">
      <style:table-column-properties style:column-width="2.328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2.328cm" fo:margin-left="0cm" fo:margin-top="0cm" fo:margin-bottom="0cm" table:align="left" style:writing-mode="lr-tb"/>
    </style:style>
    <style:style style:name="Table73.A" style:family="table-column">
      <style:table-column-properties style:column-width="2.328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4.191cm" fo:margin-left="0cm" fo:margin-top="0cm" fo:margin-bottom="0cm" table:align="left" style:writing-mode="lr-tb"/>
    </style:style>
    <style:style style:name="Table74.A" style:family="table-column">
      <style:table-column-properties style:column-width="4.191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164cm" fo:margin-left="0cm" fo:margin-top="0cm" fo:margin-bottom="0cm" table:align="left" style:writing-mode="lr-tb"/>
    </style:style>
    <style:style style:name="Table75.A" style:family="table-column">
      <style:table-column-properties style:column-width="1.164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2.561cm" fo:margin-left="0cm" fo:margin-top="0cm" fo:margin-bottom="0cm" table:align="left" style:writing-mode="lr-tb"/>
    </style:style>
    <style:style style:name="Table76.A" style:family="table-column">
      <style:table-column-properties style:column-width="2.561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2.561cm" fo:margin-left="0cm" fo:margin-top="0cm" fo:margin-bottom="0cm" table:align="left" style:writing-mode="lr-tb"/>
    </style:style>
    <style:style style:name="Table77.A" style:family="table-column">
      <style:table-column-properties style:column-width="2.561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2.561cm" fo:margin-left="0cm" fo:margin-top="0cm" fo:margin-bottom="0cm" table:align="left" style:writing-mode="lr-tb"/>
    </style:style>
    <style:style style:name="Table78.A" style:family="table-column">
      <style:table-column-properties style:column-width="2.561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1.164cm" fo:margin-left="0cm" fo:margin-top="0cm" fo:margin-bottom="0cm" table:align="left" style:writing-mode="lr-tb"/>
    </style:style>
    <style:style style:name="Table79.A" style:family="table-column">
      <style:table-column-properties style:column-width="1.164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72" style:family="table">
      <style:table-properties style:width="2.328cm" fo:margin-left="0cm" fo:margin-top="0cm" fo:margin-bottom="0cm" table:align="left" style:writing-mode="lr-tb"/>
    </style:style>
    <style:style style:name="Table72.A" style:family="table-column">
      <style:table-column-properties style:column-width="2.328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2.328cm" fo:margin-left="0cm" fo:margin-top="0cm" fo:margin-bottom="0cm" table:align="left" style:writing-mode="lr-tb"/>
    </style:style>
    <style:style style:name="Table73.A" style:family="table-column">
      <style:table-column-properties style:column-width="2.328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4.191cm" fo:margin-left="0cm" fo:margin-top="0cm" fo:margin-bottom="0cm" table:align="left" style:writing-mode="lr-tb"/>
    </style:style>
    <style:style style:name="Table74.A" style:family="table-column">
      <style:table-column-properties style:column-width="4.191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164cm" fo:margin-left="0cm" fo:margin-top="0cm" fo:margin-bottom="0cm" table:align="left" style:writing-mode="lr-tb"/>
    </style:style>
    <style:style style:name="Table75.A" style:family="table-column">
      <style:table-column-properties style:column-width="1.164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2.561cm" fo:margin-left="0cm" fo:margin-top="0cm" fo:margin-bottom="0cm" table:align="left" style:writing-mode="lr-tb"/>
    </style:style>
    <style:style style:name="Table76.A" style:family="table-column">
      <style:table-column-properties style:column-width="2.561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2.561cm" fo:margin-left="0cm" fo:margin-top="0cm" fo:margin-bottom="0cm" table:align="left" style:writing-mode="lr-tb"/>
    </style:style>
    <style:style style:name="Table77.A" style:family="table-column">
      <style:table-column-properties style:column-width="2.561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2.561cm" fo:margin-left="0cm" fo:margin-top="0cm" fo:margin-bottom="0cm" table:align="left" style:writing-mode="lr-tb"/>
    </style:style>
    <style:style style:name="Table78.A" style:family="table-column">
      <style:table-column-properties style:column-width="2.561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1.164cm" fo:margin-left="0cm" fo:margin-top="0cm" fo:margin-bottom="0cm" table:align="left" style:writing-mode="lr-tb"/>
    </style:style>
    <style:style style:name="Table79.A" style:family="table-column">
      <style:table-column-properties style:column-width="1.164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9" style:family="table">
      <style:table-properties style:width="15.921cm" style:rel-width="100%" fo:margin-left="0cm" fo:margin-top="0cm" fo:margin-bottom="0cm" table:align="left" style:writing-mode="lr-tb"/>
    </style:style>
    <style:style style:name="Table89.A" style:family="table-column">
      <style:table-column-properties style:column-width="1.125cm" style:rel-column-width="4633*"/>
    </style:style>
    <style:style style:name="Table89.B" style:family="table-column">
      <style:table-column-properties style:column-width="14.268cm" style:rel-column-width="58732*"/>
    </style:style>
    <style:style style:name="Table89.C" style:family="table-column">
      <style:table-column-properties style:column-width="0.527cm" style:rel-column-width="2170*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d8e4f3" fo:padding="0.265cm" fo:border="none">
        <style:background-image/>
      </style:table-cell-properties>
    </style:style>
    <style:style style:name="Table8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9.C1" style:family="table-cell">
      <style:table-cell-properties fo:padding="0cm" fo:border="none"/>
    </style:style>
    <style:style style:name="Table89.2" style:family="table-row">
      <style:table-row-properties style:min-row-height="3.702cm" fo:keep-together="auto"/>
    </style:style>
    <style:style style:name="Table89.A2" style:family="table-cell">
      <style:table-cell-properties style:vertical-align="middle" fo:padding-left="0.529cm" fo:padding-right="0.265cm" fo:padding-top="0.265cm" fo:padding-bottom="0.265cm" fo:border="none"/>
    </style:style>
    <style:style style:name="Table89.3" style:family="table-row">
      <style:table-row-properties style:row-height="0.002cm" fo:keep-together="auto"/>
    </style:style>
    <style:style style:name="Table89.A3" style:family="table-cell">
      <style:table-cell-properties style:vertical-align="middle" fo:padding-left="0.503cm" fo:padding-right="0.265cm" fo:padding-top="0.132cm" fo:padding-bottom="0.265cm" fo:border="none"/>
    </style:style>
    <style:style style:name="Table89.C4" style:family="table-cell">
      <style:table-cell-properties fo:padding="0cm" fo:border="none"/>
    </style:style>
    <style:style style:name="Table89.A5" style:family="table-cell">
      <style:table-cell-properties style:vertical-align="middle" fo:padding-left="0.529cm" fo:padding-right="0.265cm" fo:padding-top="0.265cm" fo:padding-bottom="0.265cm" fo:border="none"/>
    </style:style>
    <style:style style:name="Table89.A6" style:family="table-cell">
      <style:table-cell-properties style:vertical-align="middle" fo:padding-left="0.503cm" fo:padding-right="0.265cm" fo:padding-top="0.132cm" fo:padding-bottom="0.265cm" fo:border="none"/>
    </style:style>
    <style:style style:name="Table81" style:family="table">
      <style:table-properties style:width="1.397cm" fo:margin-left="0cm" fo:margin-top="0cm" fo:margin-bottom="0cm" table:align="left" style:writing-mode="lr-tb"/>
    </style:style>
    <style:style style:name="Table81.A" style:family="table-column">
      <style:table-column-properties style:column-width="1.397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1.164cm" fo:margin-left="0cm" fo:margin-top="0cm" fo:margin-bottom="0cm" table:align="left" style:writing-mode="lr-tb"/>
    </style:style>
    <style:style style:name="Table82.A" style:family="table-column">
      <style:table-column-properties style:column-width="1.164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4.191cm" fo:margin-left="0cm" fo:margin-top="0cm" fo:margin-bottom="0cm" table:align="left" style:writing-mode="lr-tb"/>
    </style:style>
    <style:style style:name="Table83.A" style:family="table-column">
      <style:table-column-properties style:column-width="4.191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.164cm" fo:margin-left="0cm" fo:margin-top="0cm" fo:margin-bottom="0cm" table:align="left" style:writing-mode="lr-tb"/>
    </style:style>
    <style:style style:name="Table84.A" style:family="table-column">
      <style:table-column-properties style:column-width="1.164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4.191cm" fo:margin-left="0cm" fo:margin-top="0cm" fo:margin-bottom="0cm" table:align="left" style:writing-mode="lr-tb"/>
    </style:style>
    <style:style style:name="Table85.A" style:family="table-column">
      <style:table-column-properties style:column-width="4.191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2.328cm" fo:margin-left="0cm" fo:margin-top="0cm" fo:margin-bottom="0cm" table:align="left" style:writing-mode="lr-tb"/>
    </style:style>
    <style:style style:name="Table86.A" style:family="table-column">
      <style:table-column-properties style:column-width="2.328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2.328cm" fo:margin-left="0cm" fo:margin-top="0cm" fo:margin-bottom="0cm" table:align="left" style:writing-mode="lr-tb"/>
    </style:style>
    <style:style style:name="Table87.A" style:family="table-column">
      <style:table-column-properties style:column-width="2.328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1.164cm" fo:margin-left="0cm" fo:margin-top="0cm" fo:margin-bottom="0cm" table:align="left" style:writing-mode="lr-tb"/>
    </style:style>
    <style:style style:name="Table88.A" style:family="table-column">
      <style:table-column-properties style:column-width="1.16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1" style:family="table">
      <style:table-properties style:width="1.397cm" fo:margin-left="0cm" fo:margin-top="0cm" fo:margin-bottom="0cm" table:align="left" style:writing-mode="lr-tb"/>
    </style:style>
    <style:style style:name="Table81.A" style:family="table-column">
      <style:table-column-properties style:column-width="1.397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1.164cm" fo:margin-left="0cm" fo:margin-top="0cm" fo:margin-bottom="0cm" table:align="left" style:writing-mode="lr-tb"/>
    </style:style>
    <style:style style:name="Table82.A" style:family="table-column">
      <style:table-column-properties style:column-width="1.164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4.191cm" fo:margin-left="0cm" fo:margin-top="0cm" fo:margin-bottom="0cm" table:align="left" style:writing-mode="lr-tb"/>
    </style:style>
    <style:style style:name="Table83.A" style:family="table-column">
      <style:table-column-properties style:column-width="4.191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.164cm" fo:margin-left="0cm" fo:margin-top="0cm" fo:margin-bottom="0cm" table:align="left" style:writing-mode="lr-tb"/>
    </style:style>
    <style:style style:name="Table84.A" style:family="table-column">
      <style:table-column-properties style:column-width="1.164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4.191cm" fo:margin-left="0cm" fo:margin-top="0cm" fo:margin-bottom="0cm" table:align="left" style:writing-mode="lr-tb"/>
    </style:style>
    <style:style style:name="Table85.A" style:family="table-column">
      <style:table-column-properties style:column-width="4.191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2.328cm" fo:margin-left="0cm" fo:margin-top="0cm" fo:margin-bottom="0cm" table:align="left" style:writing-mode="lr-tb"/>
    </style:style>
    <style:style style:name="Table86.A" style:family="table-column">
      <style:table-column-properties style:column-width="2.328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2.328cm" fo:margin-left="0cm" fo:margin-top="0cm" fo:margin-bottom="0cm" table:align="left" style:writing-mode="lr-tb"/>
    </style:style>
    <style:style style:name="Table87.A" style:family="table-column">
      <style:table-column-properties style:column-width="2.328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1.164cm" fo:margin-left="0cm" fo:margin-top="0cm" fo:margin-bottom="0cm" table:align="left" style:writing-mode="lr-tb"/>
    </style:style>
    <style:style style:name="Table88.A" style:family="table-column">
      <style:table-column-properties style:column-width="1.16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97" style:family="table">
      <style:table-properties style:width="15.921cm" style:rel-width="100%" fo:margin-left="0cm" fo:margin-top="0cm" fo:margin-bottom="0cm" table:align="left" style:writing-mode="lr-tb"/>
    </style:style>
    <style:style style:name="Table97.A" style:family="table-column">
      <style:table-column-properties style:column-width="1.127cm" style:rel-column-width="4639*"/>
    </style:style>
    <style:style style:name="Table97.B" style:family="table-column">
      <style:table-column-properties style:column-width="14.249cm" style:rel-column-width="58654*"/>
    </style:style>
    <style:style style:name="Table97.C" style:family="table-column">
      <style:table-column-properties style:column-width="0.545cm" style:rel-column-width="2242*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d8e4f3" fo:padding="0.265cm" fo:border="none">
        <style:background-image/>
      </style:table-cell-properties>
    </style:style>
    <style:style style:name="Table9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7.C1" style:family="table-cell">
      <style:table-cell-properties fo:padding="0cm" fo:border="none"/>
    </style:style>
    <style:style style:name="Table97.A2" style:family="table-cell">
      <style:table-cell-properties style:vertical-align="middle" fo:padding-left="0.529cm" fo:padding-right="0.265cm" fo:padding-top="0.265cm" fo:padding-bottom="0.265cm" fo:border="none"/>
    </style:style>
    <style:style style:name="Table97.3" style:family="table-row">
      <style:table-row-properties style:row-height="0.002cm" fo:keep-together="auto"/>
    </style:style>
    <style:style style:name="Table97.A3" style:family="table-cell">
      <style:table-cell-properties style:vertical-align="middle" fo:padding-left="0.503cm" fo:padding-right="0.265cm" fo:padding-top="0.132cm" fo:padding-bottom="0.265cm" fo:border="none"/>
    </style:style>
    <style:style style:name="Table97.C4" style:family="table-cell">
      <style:table-cell-properties fo:padding="0cm" fo:border="none"/>
    </style:style>
    <style:style style:name="Table97.A5" style:family="table-cell">
      <style:table-cell-properties style:vertical-align="middle" fo:padding-left="0.529cm" fo:padding-right="0.265cm" fo:padding-top="0.265cm" fo:padding-bottom="0.265cm" fo:border="none"/>
    </style:style>
    <style:style style:name="Table97.A6" style:family="table-cell">
      <style:table-cell-properties style:vertical-align="middle" fo:padding-left="0.503cm" fo:padding-right="0.265cm" fo:padding-top="0.132cm" fo:padding-bottom="0.265cm" fo:border="none"/>
    </style:style>
    <style:style style:name="Table90" style:family="table">
      <style:table-properties style:width="2.561cm" fo:margin-left="0cm" fo:margin-top="0cm" fo:margin-bottom="0cm" table:align="left" style:writing-mode="lr-tb"/>
    </style:style>
    <style:style style:name="Table90.A" style:family="table-column">
      <style:table-column-properties style:column-width="2.561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2.561cm" fo:margin-left="0cm" fo:margin-top="0cm" fo:margin-bottom="0cm" table:align="left" style:writing-mode="lr-tb"/>
    </style:style>
    <style:style style:name="Table91.A" style:family="table-column">
      <style:table-column-properties style:column-width="2.561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4.191cm" fo:margin-left="0cm" fo:margin-top="0cm" fo:margin-bottom="0cm" table:align="left" style:writing-mode="lr-tb"/>
    </style:style>
    <style:style style:name="Table92.A" style:family="table-column">
      <style:table-column-properties style:column-width="4.191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1.164cm" fo:margin-left="0cm" fo:margin-top="0cm" fo:margin-bottom="0cm" table:align="left" style:writing-mode="lr-tb"/>
    </style:style>
    <style:style style:name="Table93.A" style:family="table-column">
      <style:table-column-properties style:column-width="1.164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2.561cm" fo:margin-left="0cm" fo:margin-top="0cm" fo:margin-bottom="0cm" table:align="left" style:writing-mode="lr-tb"/>
    </style:style>
    <style:style style:name="Table94.A" style:family="table-column">
      <style:table-column-properties style:column-width="2.561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2.561cm" fo:margin-left="0cm" fo:margin-top="0cm" fo:margin-bottom="0cm" table:align="left" style:writing-mode="lr-tb"/>
    </style:style>
    <style:style style:name="Table95.A" style:family="table-column">
      <style:table-column-properties style:column-width="2.561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164cm" fo:margin-left="0cm" fo:margin-top="0cm" fo:margin-bottom="0cm" table:align="left" style:writing-mode="lr-tb"/>
    </style:style>
    <style:style style:name="Table96.A" style:family="table-column">
      <style:table-column-properties style:column-width="1.164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0" style:family="table">
      <style:table-properties style:width="2.561cm" fo:margin-left="0cm" fo:margin-top="0cm" fo:margin-bottom="0cm" table:align="left" style:writing-mode="lr-tb"/>
    </style:style>
    <style:style style:name="Table90.A" style:family="table-column">
      <style:table-column-properties style:column-width="2.561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2.561cm" fo:margin-left="0cm" fo:margin-top="0cm" fo:margin-bottom="0cm" table:align="left" style:writing-mode="lr-tb"/>
    </style:style>
    <style:style style:name="Table91.A" style:family="table-column">
      <style:table-column-properties style:column-width="2.561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4.191cm" fo:margin-left="0cm" fo:margin-top="0cm" fo:margin-bottom="0cm" table:align="left" style:writing-mode="lr-tb"/>
    </style:style>
    <style:style style:name="Table92.A" style:family="table-column">
      <style:table-column-properties style:column-width="4.191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1.164cm" fo:margin-left="0cm" fo:margin-top="0cm" fo:margin-bottom="0cm" table:align="left" style:writing-mode="lr-tb"/>
    </style:style>
    <style:style style:name="Table93.A" style:family="table-column">
      <style:table-column-properties style:column-width="1.164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2.561cm" fo:margin-left="0cm" fo:margin-top="0cm" fo:margin-bottom="0cm" table:align="left" style:writing-mode="lr-tb"/>
    </style:style>
    <style:style style:name="Table94.A" style:family="table-column">
      <style:table-column-properties style:column-width="2.561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2.561cm" fo:margin-left="0cm" fo:margin-top="0cm" fo:margin-bottom="0cm" table:align="left" style:writing-mode="lr-tb"/>
    </style:style>
    <style:style style:name="Table95.A" style:family="table-column">
      <style:table-column-properties style:column-width="2.561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164cm" fo:margin-left="0cm" fo:margin-top="0cm" fo:margin-bottom="0cm" table:align="left" style:writing-mode="lr-tb"/>
    </style:style>
    <style:style style:name="Table96.A" style:family="table-column">
      <style:table-column-properties style:column-width="1.164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106" style:family="table">
      <style:table-properties style:width="15.921cm" style:rel-width="100%" fo:margin-left="0cm" fo:margin-top="0cm" fo:margin-bottom="0cm" table:align="left" style:writing-mode="lr-tb"/>
    </style:style>
    <style:style style:name="Table106.A" style:family="table-column">
      <style:table-column-properties style:column-width="1.127cm" style:rel-column-width="4639*"/>
    </style:style>
    <style:style style:name="Table106.B" style:family="table-column">
      <style:table-column-properties style:column-width="14.249cm" style:rel-column-width="58654*"/>
    </style:style>
    <style:style style:name="Table106.C" style:family="table-column">
      <style:table-column-properties style:column-width="0.545cm" style:rel-column-width="2242*"/>
    </style:style>
    <style:style style:name="Table106.1" style:family="table-row">
      <style:table-row-properties fo:keep-together="auto"/>
    </style:style>
    <style:style style:name="Table106.A1" style:family="table-cell">
      <style:table-cell-properties fo:background-color="#d8e4f3" fo:padding="0.265cm" fo:border="none">
        <style:background-image/>
      </style:table-cell-properties>
    </style:style>
    <style:style style:name="Table10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6.C1" style:family="table-cell">
      <style:table-cell-properties fo:padding="0cm" fo:border="none"/>
    </style:style>
    <style:style style:name="Table106.A2" style:family="table-cell">
      <style:table-cell-properties style:vertical-align="middle" fo:padding-left="0.529cm" fo:padding-right="0.265cm" fo:padding-top="0.265cm" fo:padding-bottom="0.265cm" fo:border="none"/>
    </style:style>
    <style:style style:name="Table106.3" style:family="table-row">
      <style:table-row-properties style:row-height="0.002cm" fo:keep-together="auto"/>
    </style:style>
    <style:style style:name="Table106.A3" style:family="table-cell">
      <style:table-cell-properties style:vertical-align="middle" fo:padding-left="0.503cm" fo:padding-right="0.265cm" fo:padding-top="0.132cm" fo:padding-bottom="0.265cm" fo:border="none"/>
    </style:style>
    <style:style style:name="Table106.C4" style:family="table-cell">
      <style:table-cell-properties fo:padding="0cm" fo:border="none"/>
    </style:style>
    <style:style style:name="Table106.A5" style:family="table-cell">
      <style:table-cell-properties style:vertical-align="middle" fo:padding-left="0.529cm" fo:padding-right="0.265cm" fo:padding-top="0.265cm" fo:padding-bottom="0.265cm" fo:border="none"/>
    </style:style>
    <style:style style:name="Table106.A6" style:family="table-cell">
      <style:table-cell-properties style:vertical-align="middle" fo:padding-left="0.503cm" fo:padding-right="0.265cm" fo:padding-top="0.132cm" fo:padding-bottom="0.265cm" fo:border="none"/>
    </style:style>
    <style:style style:name="Table98" style:family="table">
      <style:table-properties style:width="2.561cm" fo:margin-left="0cm" fo:margin-top="0cm" fo:margin-bottom="0cm" table:align="left" style:writing-mode="lr-tb"/>
    </style:style>
    <style:style style:name="Table98.A" style:family="table-column">
      <style:table-column-properties style:column-width="2.561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2.561cm" fo:margin-left="0cm" fo:margin-top="0cm" fo:margin-bottom="0cm" table:align="left" style:writing-mode="lr-tb"/>
    </style:style>
    <style:style style:name="Table99.A" style:family="table-column">
      <style:table-column-properties style:column-width="2.561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2.561cm" fo:margin-left="0cm" fo:margin-top="0cm" fo:margin-bottom="0cm" table:align="left" style:writing-mode="lr-tb"/>
    </style:style>
    <style:style style:name="Table100.A" style:family="table-column">
      <style:table-column-properties style:column-width="2.561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1.164cm" fo:margin-left="0cm" fo:margin-top="0cm" fo:margin-bottom="0cm" table:align="left" style:writing-mode="lr-tb"/>
    </style:style>
    <style:style style:name="Table101.A" style:family="table-column">
      <style:table-column-properties style:column-width="1.164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2.561cm" fo:margin-left="0cm" fo:margin-top="0cm" fo:margin-bottom="0cm" table:align="left" style:writing-mode="lr-tb"/>
    </style:style>
    <style:style style:name="Table102.A" style:family="table-column">
      <style:table-column-properties style:column-width="2.561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2.561cm" fo:margin-left="0cm" fo:margin-top="0cm" fo:margin-bottom="0cm" table:align="left" style:writing-mode="lr-tb"/>
    </style:style>
    <style:style style:name="Table103.A" style:family="table-column">
      <style:table-column-properties style:column-width="2.561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2.561cm" fo:margin-left="0cm" fo:margin-top="0cm" fo:margin-bottom="0cm" table:align="left" style:writing-mode="lr-tb"/>
    </style:style>
    <style:style style:name="Table104.A" style:family="table-column">
      <style:table-column-properties style:column-width="2.561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4.191cm" fo:margin-left="0cm" fo:margin-top="0cm" fo:margin-bottom="0cm" table:align="left" style:writing-mode="lr-tb"/>
    </style:style>
    <style:style style:name="Table105.A" style:family="table-column">
      <style:table-column-properties style:column-width="4.191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98" style:family="table">
      <style:table-properties style:width="2.561cm" fo:margin-left="0cm" fo:margin-top="0cm" fo:margin-bottom="0cm" table:align="left" style:writing-mode="lr-tb"/>
    </style:style>
    <style:style style:name="Table98.A" style:family="table-column">
      <style:table-column-properties style:column-width="2.561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2.561cm" fo:margin-left="0cm" fo:margin-top="0cm" fo:margin-bottom="0cm" table:align="left" style:writing-mode="lr-tb"/>
    </style:style>
    <style:style style:name="Table99.A" style:family="table-column">
      <style:table-column-properties style:column-width="2.561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2.561cm" fo:margin-left="0cm" fo:margin-top="0cm" fo:margin-bottom="0cm" table:align="left" style:writing-mode="lr-tb"/>
    </style:style>
    <style:style style:name="Table100.A" style:family="table-column">
      <style:table-column-properties style:column-width="2.561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1.164cm" fo:margin-left="0cm" fo:margin-top="0cm" fo:margin-bottom="0cm" table:align="left" style:writing-mode="lr-tb"/>
    </style:style>
    <style:style style:name="Table101.A" style:family="table-column">
      <style:table-column-properties style:column-width="1.164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2.561cm" fo:margin-left="0cm" fo:margin-top="0cm" fo:margin-bottom="0cm" table:align="left" style:writing-mode="lr-tb"/>
    </style:style>
    <style:style style:name="Table102.A" style:family="table-column">
      <style:table-column-properties style:column-width="2.561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2.561cm" fo:margin-left="0cm" fo:margin-top="0cm" fo:margin-bottom="0cm" table:align="left" style:writing-mode="lr-tb"/>
    </style:style>
    <style:style style:name="Table103.A" style:family="table-column">
      <style:table-column-properties style:column-width="2.561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2.561cm" fo:margin-left="0cm" fo:margin-top="0cm" fo:margin-bottom="0cm" table:align="left" style:writing-mode="lr-tb"/>
    </style:style>
    <style:style style:name="Table104.A" style:family="table-column">
      <style:table-column-properties style:column-width="2.561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4.191cm" fo:margin-left="0cm" fo:margin-top="0cm" fo:margin-bottom="0cm" table:align="left" style:writing-mode="lr-tb"/>
    </style:style>
    <style:style style:name="Table105.A" style:family="table-column">
      <style:table-column-properties style:column-width="4.191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14" style:family="table">
      <style:table-properties style:width="15.921cm" style:rel-width="100%" fo:margin-left="0cm" fo:margin-top="0cm" fo:margin-bottom="0cm" table:align="left" style:writing-mode="lr-tb"/>
    </style:style>
    <style:style style:name="Table114.A" style:family="table-column">
      <style:table-column-properties style:column-width="1.125cm" style:rel-column-width="4633*"/>
    </style:style>
    <style:style style:name="Table114.B" style:family="table-column">
      <style:table-column-properties style:column-width="14.261cm" style:rel-column-width="58706*"/>
    </style:style>
    <style:style style:name="Table114.C" style:family="table-column">
      <style:table-column-properties style:column-width="0.533cm" style:rel-column-width="2196*"/>
    </style:style>
    <style:style style:name="Table114.1" style:family="table-row">
      <style:table-row-properties fo:keep-together="auto"/>
    </style:style>
    <style:style style:name="Table114.A1" style:family="table-cell">
      <style:table-cell-properties fo:background-color="#d8e4f3" fo:padding="0.265cm" fo:border="none">
        <style:background-image/>
      </style:table-cell-properties>
    </style:style>
    <style:style style:name="Table11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4.C1" style:family="table-cell">
      <style:table-cell-properties fo:padding="0cm" fo:border="none"/>
    </style:style>
    <style:style style:name="Table114.A2" style:family="table-cell">
      <style:table-cell-properties style:vertical-align="middle" fo:padding-left="0.529cm" fo:padding-right="0.265cm" fo:padding-top="0.265cm" fo:padding-bottom="0.265cm" fo:border="none"/>
    </style:style>
    <style:style style:name="Table114.3" style:family="table-row">
      <style:table-row-properties style:row-height="0.002cm" fo:keep-together="auto"/>
    </style:style>
    <style:style style:name="Table114.A3" style:family="table-cell">
      <style:table-cell-properties style:vertical-align="middle" fo:padding-left="0.503cm" fo:padding-right="0.265cm" fo:padding-top="0.132cm" fo:padding-bottom="0.265cm" fo:border="none"/>
    </style:style>
    <style:style style:name="Table114.C4" style:family="table-cell">
      <style:table-cell-properties fo:padding="0cm" fo:border="none"/>
    </style:style>
    <style:style style:name="Table114.A5" style:family="table-cell">
      <style:table-cell-properties style:vertical-align="middle" fo:padding-left="0.529cm" fo:padding-right="0.265cm" fo:padding-top="0.265cm" fo:padding-bottom="0.265cm" fo:border="none"/>
    </style:style>
    <style:style style:name="Table114.A6" style:family="table-cell">
      <style:table-cell-properties style:vertical-align="middle" fo:padding-left="0.503cm" fo:padding-right="0.265cm" fo:padding-top="0.132cm" fo:padding-bottom="0.265cm" fo:border="none"/>
    </style:style>
    <style:style style:name="Table107" style:family="table">
      <style:table-properties style:width="5.398cm" fo:margin-top="0cm" fo:margin-bottom="0cm" table:align="left" style:writing-mode="lr-tb"/>
    </style:style>
    <style:style style:name="Table107.A" style:family="table-column">
      <style:table-column-properties style:column-width="5.398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2.561cm" fo:margin-left="0cm" fo:margin-top="0cm" fo:margin-bottom="0cm" table:align="left" style:writing-mode="lr-tb"/>
    </style:style>
    <style:style style:name="Table108.A" style:family="table-column">
      <style:table-column-properties style:column-width="2.561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4.191cm" fo:margin-left="0cm" fo:margin-top="0cm" fo:margin-bottom="0cm" table:align="left" style:writing-mode="lr-tb"/>
    </style:style>
    <style:style style:name="Table109.A" style:family="table-column">
      <style:table-column-properties style:column-width="4.191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1.164cm" fo:margin-left="0cm" fo:margin-top="0cm" fo:margin-bottom="0cm" table:align="left" style:writing-mode="lr-tb"/>
    </style:style>
    <style:style style:name="Table110.A" style:family="table-column">
      <style:table-column-properties style:column-width="1.16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4.191cm" fo:margin-left="0cm" fo:margin-top="0cm" fo:margin-bottom="0cm" table:align="left" style:writing-mode="lr-tb"/>
    </style:style>
    <style:style style:name="Table111.A" style:family="table-column">
      <style:table-column-properties style:column-width="4.191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2.561cm" fo:margin-left="0cm" fo:margin-top="0cm" fo:margin-bottom="0cm" table:align="left" style:writing-mode="lr-tb"/>
    </style:style>
    <style:style style:name="Table112.A" style:family="table-column">
      <style:table-column-properties style:column-width="2.561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2.561cm" fo:margin-left="0cm" fo:margin-top="0cm" fo:margin-bottom="0cm" table:align="left" style:writing-mode="lr-tb"/>
    </style:style>
    <style:style style:name="Table113.A" style:family="table-column">
      <style:table-column-properties style:column-width="2.561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07" style:family="table">
      <style:table-properties style:width="5.398cm" fo:margin-top="0cm" fo:margin-bottom="0cm" table:align="left" style:writing-mode="lr-tb"/>
    </style:style>
    <style:style style:name="Table107.A" style:family="table-column">
      <style:table-column-properties style:column-width="5.398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2.561cm" fo:margin-left="0cm" fo:margin-top="0cm" fo:margin-bottom="0cm" table:align="left" style:writing-mode="lr-tb"/>
    </style:style>
    <style:style style:name="Table108.A" style:family="table-column">
      <style:table-column-properties style:column-width="2.561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4.191cm" fo:margin-left="0cm" fo:margin-top="0cm" fo:margin-bottom="0cm" table:align="left" style:writing-mode="lr-tb"/>
    </style:style>
    <style:style style:name="Table109.A" style:family="table-column">
      <style:table-column-properties style:column-width="4.191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1.164cm" fo:margin-left="0cm" fo:margin-top="0cm" fo:margin-bottom="0cm" table:align="left" style:writing-mode="lr-tb"/>
    </style:style>
    <style:style style:name="Table110.A" style:family="table-column">
      <style:table-column-properties style:column-width="1.16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4.191cm" fo:margin-left="0cm" fo:margin-top="0cm" fo:margin-bottom="0cm" table:align="left" style:writing-mode="lr-tb"/>
    </style:style>
    <style:style style:name="Table111.A" style:family="table-column">
      <style:table-column-properties style:column-width="4.191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2.561cm" fo:margin-left="0cm" fo:margin-top="0cm" fo:margin-bottom="0cm" table:align="left" style:writing-mode="lr-tb"/>
    </style:style>
    <style:style style:name="Table112.A" style:family="table-column">
      <style:table-column-properties style:column-width="2.561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2.561cm" fo:margin-left="0cm" fo:margin-top="0cm" fo:margin-bottom="0cm" table:align="left" style:writing-mode="lr-tb"/>
    </style:style>
    <style:style style:name="Table113.A" style:family="table-column">
      <style:table-column-properties style:column-width="2.561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24" style:family="table">
      <style:table-properties style:width="15.921cm" style:rel-width="100%" fo:margin-left="0cm" fo:margin-top="0cm" fo:margin-bottom="0cm" table:align="left" style:writing-mode="lr-tb"/>
    </style:style>
    <style:style style:name="Table124.A" style:family="table-column">
      <style:table-column-properties style:column-width="1.131cm" style:rel-column-width="4652*"/>
    </style:style>
    <style:style style:name="Table124.B" style:family="table-column">
      <style:table-column-properties style:column-width="14.236cm" style:rel-column-width="58602*"/>
    </style:style>
    <style:style style:name="Table124.C" style:family="table-column">
      <style:table-column-properties style:column-width="0.554cm" style:rel-column-width="2281*"/>
    </style:style>
    <style:style style:name="Table124.1" style:family="table-row">
      <style:table-row-properties fo:keep-together="auto"/>
    </style:style>
    <style:style style:name="Table124.A1" style:family="table-cell">
      <style:table-cell-properties fo:background-color="#d8e4f3" fo:padding="0.265cm" fo:border="none">
        <style:background-image/>
      </style:table-cell-properties>
    </style:style>
    <style:style style:name="Table12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4.C1" style:family="table-cell">
      <style:table-cell-properties fo:padding="0cm" fo:border="none"/>
    </style:style>
    <style:style style:name="Table124.A2" style:family="table-cell">
      <style:table-cell-properties style:vertical-align="middle" fo:padding-left="0.529cm" fo:padding-right="0.265cm" fo:padding-top="0.265cm" fo:padding-bottom="0.265cm" fo:border="none"/>
    </style:style>
    <style:style style:name="Table124.3" style:family="table-row">
      <style:table-row-properties style:row-height="0.002cm" fo:keep-together="auto"/>
    </style:style>
    <style:style style:name="Table124.A3" style:family="table-cell">
      <style:table-cell-properties style:vertical-align="middle" fo:padding-left="0.503cm" fo:padding-right="0.265cm" fo:padding-top="0.132cm" fo:padding-bottom="0.265cm" fo:border="none"/>
    </style:style>
    <style:style style:name="Table124.C4" style:family="table-cell">
      <style:table-cell-properties fo:padding="0cm" fo:border="none"/>
    </style:style>
    <style:style style:name="Table124.A5" style:family="table-cell">
      <style:table-cell-properties style:vertical-align="middle" fo:padding-left="0.529cm" fo:padding-right="0.265cm" fo:padding-top="0.265cm" fo:padding-bottom="0.265cm" fo:border="none"/>
    </style:style>
    <style:style style:name="Table124.A6" style:family="table-cell">
      <style:table-cell-properties style:vertical-align="middle" fo:padding-left="0.503cm" fo:padding-right="0.265cm" fo:padding-top="0.132cm" fo:padding-bottom="0.265cm" fo:border="none"/>
    </style:style>
    <style:style style:name="Table115" style:family="table">
      <style:table-properties style:width="1.863cm" fo:margin-left="0cm" fo:margin-top="0cm" fo:margin-bottom="0cm" table:align="left" style:writing-mode="lr-tb"/>
    </style:style>
    <style:style style:name="Table115.A" style:family="table-column">
      <style:table-column-properties style:column-width="1.863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1.863cm" fo:margin-left="0cm" fo:margin-top="0cm" fo:margin-bottom="0cm" table:align="left" style:writing-mode="lr-tb"/>
    </style:style>
    <style:style style:name="Table116.A" style:family="table-column">
      <style:table-column-properties style:column-width="1.863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4.191cm" fo:margin-left="0cm" fo:margin-top="0cm" fo:margin-bottom="0cm" table:align="left" style:writing-mode="lr-tb"/>
    </style:style>
    <style:style style:name="Table117.A" style:family="table-column">
      <style:table-column-properties style:column-width="4.191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3.26cm" fo:margin-left="0cm" fo:margin-top="0cm" fo:margin-bottom="0cm" table:align="left" style:writing-mode="lr-tb"/>
    </style:style>
    <style:style style:name="Table118.A" style:family="table-column">
      <style:table-column-properties style:column-width="3.26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1.164cm" fo:margin-left="0cm" fo:margin-top="0cm" fo:margin-bottom="0cm" table:align="left" style:writing-mode="lr-tb"/>
    </style:style>
    <style:style style:name="Table119.A" style:family="table-column">
      <style:table-column-properties style:column-width="1.164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4.191cm" fo:margin-left="0cm" fo:margin-top="0cm" fo:margin-bottom="0cm" table:align="left" style:writing-mode="lr-tb"/>
    </style:style>
    <style:style style:name="Table120.A" style:family="table-column">
      <style:table-column-properties style:column-width="4.191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3.26cm" fo:margin-left="0cm" fo:margin-top="0cm" fo:margin-bottom="0cm" table:align="left" style:writing-mode="lr-tb"/>
    </style:style>
    <style:style style:name="Table121.A" style:family="table-column">
      <style:table-column-properties style:column-width="3.26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1.863cm" fo:margin-left="0cm" fo:margin-top="0cm" fo:margin-bottom="0cm" table:align="left" style:writing-mode="lr-tb"/>
    </style:style>
    <style:style style:name="Table122.A" style:family="table-column">
      <style:table-column-properties style:column-width="1.863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1.164cm" fo:margin-left="0cm" fo:margin-top="0cm" fo:margin-bottom="0cm" table:align="left" style:writing-mode="lr-tb"/>
    </style:style>
    <style:style style:name="Table123.A" style:family="table-column">
      <style:table-column-properties style:column-width="1.164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15" style:family="table">
      <style:table-properties style:width="1.863cm" fo:margin-left="0cm" fo:margin-top="0cm" fo:margin-bottom="0cm" table:align="left" style:writing-mode="lr-tb"/>
    </style:style>
    <style:style style:name="Table115.A" style:family="table-column">
      <style:table-column-properties style:column-width="1.863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1.863cm" fo:margin-left="0cm" fo:margin-top="0cm" fo:margin-bottom="0cm" table:align="left" style:writing-mode="lr-tb"/>
    </style:style>
    <style:style style:name="Table116.A" style:family="table-column">
      <style:table-column-properties style:column-width="1.863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4.191cm" fo:margin-left="0cm" fo:margin-top="0cm" fo:margin-bottom="0cm" table:align="left" style:writing-mode="lr-tb"/>
    </style:style>
    <style:style style:name="Table117.A" style:family="table-column">
      <style:table-column-properties style:column-width="4.191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3.26cm" fo:margin-left="0cm" fo:margin-top="0cm" fo:margin-bottom="0cm" table:align="left" style:writing-mode="lr-tb"/>
    </style:style>
    <style:style style:name="Table118.A" style:family="table-column">
      <style:table-column-properties style:column-width="3.26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1.164cm" fo:margin-left="0cm" fo:margin-top="0cm" fo:margin-bottom="0cm" table:align="left" style:writing-mode="lr-tb"/>
    </style:style>
    <style:style style:name="Table119.A" style:family="table-column">
      <style:table-column-properties style:column-width="1.164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4.191cm" fo:margin-left="0cm" fo:margin-top="0cm" fo:margin-bottom="0cm" table:align="left" style:writing-mode="lr-tb"/>
    </style:style>
    <style:style style:name="Table120.A" style:family="table-column">
      <style:table-column-properties style:column-width="4.191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3.26cm" fo:margin-left="0cm" fo:margin-top="0cm" fo:margin-bottom="0cm" table:align="left" style:writing-mode="lr-tb"/>
    </style:style>
    <style:style style:name="Table121.A" style:family="table-column">
      <style:table-column-properties style:column-width="3.26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1.863cm" fo:margin-left="0cm" fo:margin-top="0cm" fo:margin-bottom="0cm" table:align="left" style:writing-mode="lr-tb"/>
    </style:style>
    <style:style style:name="Table122.A" style:family="table-column">
      <style:table-column-properties style:column-width="1.863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1.164cm" fo:margin-left="0cm" fo:margin-top="0cm" fo:margin-bottom="0cm" table:align="left" style:writing-mode="lr-tb"/>
    </style:style>
    <style:style style:name="Table123.A" style:family="table-column">
      <style:table-column-properties style:column-width="1.164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32" style:family="table">
      <style:table-properties style:width="15.921cm" style:rel-width="100%" fo:margin-left="0cm" fo:margin-top="0cm" fo:margin-bottom="0cm" table:align="left" style:writing-mode="lr-tb"/>
    </style:style>
    <style:style style:name="Table132.A" style:family="table-column">
      <style:table-column-properties style:column-width="1.132cm" style:rel-column-width="4659*"/>
    </style:style>
    <style:style style:name="Table132.B" style:family="table-column">
      <style:table-column-properties style:column-width="14.256cm" style:rel-column-width="58680*"/>
    </style:style>
    <style:style style:name="Table132.C" style:family="table-column">
      <style:table-column-properties style:column-width="0.533cm" style:rel-column-width="2196*"/>
    </style:style>
    <style:style style:name="Table132.1" style:family="table-row">
      <style:table-row-properties fo:keep-together="auto"/>
    </style:style>
    <style:style style:name="Table132.A1" style:family="table-cell">
      <style:table-cell-properties fo:background-color="#d8e4f3" fo:padding="0.265cm" fo:border="none">
        <style:background-image/>
      </style:table-cell-properties>
    </style:style>
    <style:style style:name="Table13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2.C1" style:family="table-cell">
      <style:table-cell-properties fo:padding="0cm" fo:border="none"/>
    </style:style>
    <style:style style:name="Table132.A2" style:family="table-cell">
      <style:table-cell-properties style:vertical-align="middle" fo:padding-left="0.529cm" fo:padding-right="0.265cm" fo:padding-top="0.265cm" fo:padding-bottom="0.265cm" fo:border="none"/>
    </style:style>
    <style:style style:name="Table132.3" style:family="table-row">
      <style:table-row-properties style:row-height="0.002cm" fo:keep-together="auto"/>
    </style:style>
    <style:style style:name="Table132.A3" style:family="table-cell">
      <style:table-cell-properties style:vertical-align="middle" fo:padding-left="0.503cm" fo:padding-right="0.265cm" fo:padding-top="0.132cm" fo:padding-bottom="0.265cm" fo:border="none"/>
    </style:style>
    <style:style style:name="Table132.C4" style:family="table-cell">
      <style:table-cell-properties fo:padding="0cm" fo:border="none"/>
    </style:style>
    <style:style style:name="Table132.A5" style:family="table-cell">
      <style:table-cell-properties style:vertical-align="middle" fo:padding-left="0.529cm" fo:padding-right="0.265cm" fo:padding-top="0.265cm" fo:padding-bottom="0.265cm" fo:border="none"/>
    </style:style>
    <style:style style:name="Table132.A6" style:family="table-cell">
      <style:table-cell-properties style:vertical-align="middle" fo:padding-left="0.503cm" fo:padding-right="0.265cm" fo:padding-top="0.132cm" fo:padding-bottom="0.265cm" fo:border="none"/>
    </style:style>
    <style:style style:name="Table125" style:family="table">
      <style:table-properties style:width="1.863cm" fo:margin-left="0cm" fo:margin-top="0cm" fo:margin-bottom="0cm" table:align="left" style:writing-mode="lr-tb"/>
    </style:style>
    <style:style style:name="Table125.A" style:family="table-column">
      <style:table-column-properties style:column-width="1.863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13.268cm" fo:margin-left="0cm" fo:margin-top="0cm" fo:margin-bottom="0cm" table:align="left" style:writing-mode="lr-tb"/>
    </style:style>
    <style:style style:name="Table126.A" style:family="table-column">
      <style:table-column-properties style:column-width="13.268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2.408cm" fo:margin-top="0cm" fo:margin-bottom="0cm" table:align="left" style:writing-mode="lr-tb"/>
    </style:style>
    <style:style style:name="Table127.A" style:family="table-column">
      <style:table-column-properties style:column-width="2.408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4.191cm" fo:margin-left="0cm" fo:margin-top="0cm" fo:margin-bottom="0cm" table:align="left" style:writing-mode="lr-tb"/>
    </style:style>
    <style:style style:name="Table128.A" style:family="table-column">
      <style:table-column-properties style:column-width="4.191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1.863cm" fo:margin-left="0cm" fo:margin-top="0cm" fo:margin-bottom="0cm" table:align="left" style:writing-mode="lr-tb"/>
    </style:style>
    <style:style style:name="Table129.A" style:family="table-column">
      <style:table-column-properties style:column-width="1.863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1.863cm" fo:margin-left="0cm" fo:margin-top="0cm" fo:margin-bottom="0cm" table:align="left" style:writing-mode="lr-tb"/>
    </style:style>
    <style:style style:name="Table130.A" style:family="table-column">
      <style:table-column-properties style:column-width="1.863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4.191cm" fo:margin-left="0cm" fo:margin-top="0cm" fo:margin-bottom="0cm" table:align="left" style:writing-mode="lr-tb"/>
    </style:style>
    <style:style style:name="Table131.A" style:family="table-column">
      <style:table-column-properties style:column-width="4.191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25" style:family="table">
      <style:table-properties style:width="1.863cm" fo:margin-left="0cm" fo:margin-top="0cm" fo:margin-bottom="0cm" table:align="left" style:writing-mode="lr-tb"/>
    </style:style>
    <style:style style:name="Table125.A" style:family="table-column">
      <style:table-column-properties style:column-width="1.863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13.268cm" fo:margin-left="0cm" fo:margin-top="0cm" fo:margin-bottom="0cm" table:align="left" style:writing-mode="lr-tb"/>
    </style:style>
    <style:style style:name="Table126.A" style:family="table-column">
      <style:table-column-properties style:column-width="13.268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2.408cm" fo:margin-top="0cm" fo:margin-bottom="0cm" table:align="left" style:writing-mode="lr-tb"/>
    </style:style>
    <style:style style:name="Table127.A" style:family="table-column">
      <style:table-column-properties style:column-width="2.408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4.191cm" fo:margin-left="0cm" fo:margin-top="0cm" fo:margin-bottom="0cm" table:align="left" style:writing-mode="lr-tb"/>
    </style:style>
    <style:style style:name="Table128.A" style:family="table-column">
      <style:table-column-properties style:column-width="4.191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1.863cm" fo:margin-left="0cm" fo:margin-top="0cm" fo:margin-bottom="0cm" table:align="left" style:writing-mode="lr-tb"/>
    </style:style>
    <style:style style:name="Table129.A" style:family="table-column">
      <style:table-column-properties style:column-width="1.863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1.863cm" fo:margin-left="0cm" fo:margin-top="0cm" fo:margin-bottom="0cm" table:align="left" style:writing-mode="lr-tb"/>
    </style:style>
    <style:style style:name="Table130.A" style:family="table-column">
      <style:table-column-properties style:column-width="1.863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4.191cm" fo:margin-left="0cm" fo:margin-top="0cm" fo:margin-bottom="0cm" table:align="left" style:writing-mode="lr-tb"/>
    </style:style>
    <style:style style:name="Table131.A" style:family="table-column">
      <style:table-column-properties style:column-width="4.191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36" style:family="table">
      <style:table-properties style:width="15.921cm" style:rel-width="100%" fo:margin-left="0cm" fo:margin-top="0cm" fo:margin-bottom="0cm" table:align="left" style:writing-mode="lr-tb"/>
    </style:style>
    <style:style style:name="Table136.A" style:family="table-column">
      <style:table-column-properties style:column-width="1.125cm" style:rel-column-width="4633*"/>
    </style:style>
    <style:style style:name="Table136.B" style:family="table-column">
      <style:table-column-properties style:column-width="14.261cm" style:rel-column-width="58706*"/>
    </style:style>
    <style:style style:name="Table136.C" style:family="table-column">
      <style:table-column-properties style:column-width="0.533cm" style:rel-column-width="2196*"/>
    </style:style>
    <style:style style:name="Table136.1" style:family="table-row">
      <style:table-row-properties fo:keep-together="auto"/>
    </style:style>
    <style:style style:name="Table136.A1" style:family="table-cell">
      <style:table-cell-properties fo:background-color="#d8e4f3" fo:padding="0.265cm" fo:border="none">
        <style:background-image/>
      </style:table-cell-properties>
    </style:style>
    <style:style style:name="Table13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6.C1" style:family="table-cell">
      <style:table-cell-properties fo:padding="0cm" fo:border="none"/>
    </style:style>
    <style:style style:name="Table136.A2" style:family="table-cell">
      <style:table-cell-properties style:vertical-align="middle" fo:padding-left="0.529cm" fo:padding-right="0.265cm" fo:padding-top="0.265cm" fo:padding-bottom="0.265cm" fo:border="none"/>
    </style:style>
    <style:style style:name="Table136.3" style:family="table-row">
      <style:table-row-properties style:row-height="0.002cm" fo:keep-together="auto"/>
    </style:style>
    <style:style style:name="Table136.A3" style:family="table-cell">
      <style:table-cell-properties style:vertical-align="middle" fo:padding-left="0.503cm" fo:padding-right="0.265cm" fo:padding-top="0.132cm" fo:padding-bottom="0.265cm" fo:border="none"/>
    </style:style>
    <style:style style:name="Table133" style:family="table">
      <style:table-properties style:width="4.191cm" fo:margin-left="0cm" fo:margin-top="0cm" fo:margin-bottom="0cm" table:align="left" style:writing-mode="lr-tb"/>
    </style:style>
    <style:style style:name="Table133.A" style:family="table-column">
      <style:table-column-properties style:column-width="4.191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1.863cm" fo:margin-left="0cm" fo:margin-top="0cm" fo:margin-bottom="0cm" table:align="left" style:writing-mode="lr-tb"/>
    </style:style>
    <style:style style:name="Table134.A" style:family="table-column">
      <style:table-column-properties style:column-width="1.863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1.863cm" fo:margin-left="0cm" fo:margin-top="0cm" fo:margin-bottom="0cm" table:align="left" style:writing-mode="lr-tb"/>
    </style:style>
    <style:style style:name="Table135.A" style:family="table-column">
      <style:table-column-properties style:column-width="1.863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3" style:family="table">
      <style:table-properties style:width="4.191cm" fo:margin-left="0cm" fo:margin-top="0cm" fo:margin-bottom="0cm" table:align="left" style:writing-mode="lr-tb"/>
    </style:style>
    <style:style style:name="Table133.A" style:family="table-column">
      <style:table-column-properties style:column-width="4.191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1.863cm" fo:margin-left="0cm" fo:margin-top="0cm" fo:margin-bottom="0cm" table:align="left" style:writing-mode="lr-tb"/>
    </style:style>
    <style:style style:name="Table134.A" style:family="table-column">
      <style:table-column-properties style:column-width="1.863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1.863cm" fo:margin-left="0cm" fo:margin-top="0cm" fo:margin-bottom="0cm" table:align="left" style:writing-mode="lr-tb"/>
    </style:style>
    <style:style style:name="Table135.A" style:family="table-column">
      <style:table-column-properties style:column-width="1.863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fo:color="#ffffff" fo:font-weight="bold" style:font-weight-asian="bold" style:font-weight-complex="bold"/>
    </style:style>
    <style:style style:name="P3" style:family="paragraph" style:parent-style-name="Standard">
      <style:text-properties fo:color="#666666"/>
    </style:style>
    <style:style style:name="P4" style:family="paragraph" style:parent-style-name="Standard">
      <style:text-properties fo:color="#666666" text:display="none"/>
    </style:style>
    <style:style style:name="P5" style:family="paragraph" style:parent-style-name="Standard">
      <style:text-properties fo:color="#666666" style:font-name="Times New Roman" fo:font-size="12pt" style:font-size-asian="12pt" style:font-size-complex="12pt"/>
    </style:style>
    <style:style style:name="P6" style:family="paragraph" style:parent-style-name="Standard">
      <style:text-properties fo:color="#008000" fo:font-size="12pt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8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9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10" style:family="paragraph" style:parent-style-name="HTML_20_Preformatted">
      <style:text-properties officeooo:paragraph-rsid="0022eb65"/>
    </style:style>
    <style:style style:name="P11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text-properties fo:color="#666666" fo:font-weight="bold" style:font-weight-asian="bold" style:font-weight-complex="bold"/>
    </style:style>
    <style:style style:name="P14" style:family="paragraph" style:parent-style-name="Standard">
      <style:text-properties fo:color="#666666" style:font-name="Times New Roman" fo:font-size="12pt" style:font-size-asian="12pt" style:font-size-complex="12pt"/>
    </style:style>
    <style:style style:name="P15" style:family="paragraph" style:parent-style-name="Standard">
      <style:text-properties fo:color="#212529" style:font-name="Consolas"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212529" style:font-name="Consolas" fo:font-size="12pt" style:font-size-asian="12pt" style:font-size-complex="12pt"/>
    </style:style>
    <style:style style:name="T2" style:family="text">
      <style:text-properties fo:text-transform="uppercase" fo:color="#666666"/>
    </style:style>
    <style:style style:name="T3" style:family="text">
      <style:text-properties fo:text-transform="uppercase" fo:color="#212529" style:font-name="Consola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2"><text:bookmark text:name="_GoBack"/></text:p>
      <text:p text:style-name="HTML_20_Top_20_of_20_Form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1.</text:p>
          </table:table-cell>
          <table:table-cell table:style-name="Table5.B1" office:value-type="string">
            <text:p text:style-name="P1">constructors are inheriting to sub class</text:p>
          </table:table-cell>
          <table:table-cell table:style-name="Table5.C1" office:value-type="string">
            <text:p text:style-name="Standard"/>
          </table:table-cell>
        </table:table-row>
        <table:table-row table:style-name="Table5.1">
          <table:table-cell table:style-name="Table5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2">B.</text:span></text:span><draw:frame text:anchor-type="as-char" draw:z-index="0" draw:name="Shape1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.3">
          <table:table-cell table:style-name="Table5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3">2.</text:p>
          </table:table-cell>
          <table:table-cell table:style-name="Table5.B1" office:value-type="string">
            <text:p text:style-name="P1">initialzation blocks are inheriting to sub class</text:p>
          </table:table-cell>
          <table:table-cell table:style-name="Table5.C4" office:value-type="string">
            <text:p text:style-name="Standard"/>
          </table:table-cell>
        </table:table-row>
        <table:table-row table:style-name="Table5.1">
          <table:table-cell table:style-name="Table5.A5" table:number-columns-spanned="3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4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2">B.</text:span></text:span><draw:frame text:anchor-type="as-char" draw:z-index="1" draw:name="Shape2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.3">
          <table:table-cell table:style-name="Table5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3">3.</text:p>
          </table:table-cell>
          <table:table-cell table:style-name="Table11.B1" table:number-columns-spanned="2" office:value-type="string">
            <text:p text:style-name="P1">super class constructor not inheriting to subclass. subclass constructor calling super class constructor.</text:p>
          </table:table-cell>
          <table:covered-table-cell/>
          <table:table-cell table:style-name="Table11.D1" office:value-type="string">
            <text:p text:style-name="Standard"/>
          </table:table-cell>
        </table:table-row>
        <table:table-row table:style-name="Table11.1">
          <table:table-cell table:style-name="Table11.A2" table:number-columns-spanned="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2">A.</text:span></text:span><draw:frame text:anchor-type="as-char" draw:z-index="2" draw:name="Shape3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<text:s/>yes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"><text:s text:c="3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11.3">
          <table:table-cell table:style-name="Table11.A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13">4.</text:p>
          </table:table-cell>
          <table:table-cell table:style-name="Table11.B1" office:value-type="string">
            <text:p text:style-name="P1">package src;</text:p>
            <text:p text:style-name="P1">class A</text:p>
            <text:p text:style-name="P1">{</text:p>
            <text:p text:style-name="P1"><text:s text:c="8"/>int i;</text:p>
            <text:p text:style-name="P1"><text:soft-page-break/>}</text:p>
            <text:p text:style-name="P1">class B extends A</text:p>
            <text:p text:style-name="P1">{</text:p>
            <text:p text:style-name="P1"><text:s text:c="8"/>int j;</text:p>
            <text:p text:style-name="P1"><text:s text:c="8"/>public static void main(String[] args) </text:p>
            <text:p text:style-name="P1"><text:s text:c="8"/>{</text:p>
            <text:p text:style-name="P1"><text:s text:c="16"/>B b1 = new B();</text:p>
            <text:p text:style-name="P1"><text:s text:c="16"/>System.out.println(b1.i);</text:p>
            <text:p text:style-name="P1"><text:s text:c="16"/>System.out.println(b1.j);</text:p>
            <text:p text:style-name="P1"><text:s text:c="8"/>}</text:p>
            <text:p text:style-name="P1">}</text:p>
            <text:p text:style-name="P3"/>
          </table:table-cell>
          <table:table-cell table:style-name="Table11.C4" office:value-type="string">
            <text:p text:style-name="Standard"/>
          </table:table-cell>
          <table:table-cell table:style-name="Table11.D4" office:value-type="string">
            <text:p text:style-name="Standard"/>
          </table:table-cell>
        </table:table-row>
        <table:table-row table:style-name="Table11.1">
          <table:table-cell table:style-name="Table11.A5" table:number-columns-spanned="4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2">A.</text:span></text:span><draw:frame text:anchor-type="as-char" draw:z-index="3" draw:name="Shape4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0</text:p>
                  <text:p text:style-name="P1">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"><text:s text:c="54"/></text:p>
                  <text:p text:style-name="P1"><text:s text:c="34"/></text:p>
                </table:table-cell>
              </table:table-row>
            </table:table>
            <text:p text:style-name="P4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">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11.3">
          <table:table-cell table:style-name="Table11.A6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3">5.</text:p>
          </table:table-cell>
          <table:table-cell table:style-name="Table19.B1" office:value-type="string">
            <text:p text:style-name="P1">package src;</text:p>
            <text:p text:style-name="P1">class C</text:p>
            <text:p text:style-name="P1">{</text:p>
            <text:p text:style-name="P1"><text:s text:c="8"/>void test1()</text:p>
            <text:p text:style-name="P1"><text:s text:c="8"/>{</text:p>
            <text:p text:style-name="P1"><text:s text:c="16"/>System.out.println("from test1");</text:p>
            <text:p text:style-name="P1"><text:s text:c="8"/>}</text:p>
            <text:p text:style-name="P1">}</text:p>
            <text:p text:style-name="P1">class D extends C </text:p>
            <text:p text:style-name="P1">{</text:p>
            <text:p text:style-name="P1"><text:s text:c="8"/>void test2()</text:p>
            <text:p text:style-name="P1"><text:s text:c="8"/>{</text:p>
            <text:p text:style-name="P1"><text:s text:c="16"/>System.out.println("from test2");</text:p>
            <text:p text:style-name="P1"><text:s text:c="8"/>}</text:p>
            <text:p text:style-name="P1"/>
            <text:p text:style-name="P1"><text:s text:c="8"/>public static void main(String[] args) </text:p>
            <text:p text:style-name="P1"><text:s text:c="8"/>{</text:p>
            <text:p text:style-name="P1"><text:s text:c="16"/>D d1 = new D();</text:p>
            <text:p text:style-name="P1"><text:s text:c="16"/>d1.test1();</text:p>
            <text:p text:style-name="P1"><text:s text:c="16"/>d1.test2();</text:p>
            <text:p text:style-name="P1"><text:s text:c="8"/>}</text:p>
            <text:p text:style-name="P1"><text:soft-page-break/>}</text:p>
            <text:p text:style-name="P3"/>
          </table:table-cell>
          <table:table-cell table:style-name="Table19.C1" office:value-type="string">
            <text:p text:style-name="Standard"/>
          </table:table-cell>
        </table:table-row>
        <table:table-row table:style-name="Table19.1">
          <table:table-cell table:style-name="Table19.A2" table:number-columns-spanned="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2">A.</text:span></text:span><draw:frame text:anchor-type="as-char" draw:z-index="4" draw:name="Shape5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from test1</text:p>
                  <text:p text:style-name="P1">from test2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4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"><text:s text:c="25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9.3">
          <table:table-cell table:style-name="Table19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13">6.</text:p>
          </table:table-cell>
          <table:table-cell table:style-name="Table19.B1" office:value-type="string">
            <text:p text:style-name="P1">package src;</text:p>
            <text:p text:style-name="P1">class E</text:p>
            <text:p text:style-name="P1">{</text:p>
            <text:p text:style-name="P1"><text:s text:c="8"/>static int i;</text:p>
            <text:p text:style-name="P1">}</text:p>
            <text:p text:style-name="P1">class F extends E </text:p>
            <text:p text:style-name="P1">{</text:p>
            <text:p text:style-name="P1"><text:s text:c="8"/>static int j;</text:p>
            <text:p text:style-name="P1"><text:s text:c="8"/>public static void main(String[] args) </text:p>
            <text:p text:style-name="P1"><text:s text:c="8"/>{</text:p>
            <text:p text:style-name="P1"><text:s text:c="16"/>System.out.println(F.i);</text:p>
            <text:p text:style-name="P1"><text:s text:c="16"/>System.out.println(F.j);</text:p>
            <text:p text:style-name="P1"><text:s text:c="8"/>}</text:p>
            <text:p text:style-name="P1">}</text:p>
            <text:p text:style-name="P3"/>
          </table:table-cell>
          <table:table-cell table:style-name="Table19.C4" office:value-type="string">
            <text:p text:style-name="Standard"/>
          </table:table-cell>
        </table:table-row>
        <table:table-row table:style-name="Table19.1">
          <table:table-cell table:style-name="Table19.A5" table:number-columns-spanned="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4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pd-r10"><text:span text:style-name="T2">B.</text:span></text:span><draw:frame text:anchor-type="as-char" draw:z-index="5" draw:name="Shape6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0</text:p>
                  <text:p text:style-name="P1">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1"><text:s text:c="26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9.3">
          <table:table-cell table:style-name="Table19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28" table:style-name="Table28">
        <table:table-column table:style-name="Table28.A"/>
        <table:table-column table:style-name="Table28.B"/>
        <table:table-column table:style-name="Table28.C"/>
        <text:soft-page-break/>
        <table:table-row table:style-name="Table28.1">
          <table:table-cell table:style-name="Table28.A1" office:value-type="string">
            <text:p text:style-name="P13">7.</text:p>
          </table:table-cell>
          <table:table-cell table:style-name="Table28.B1" office:value-type="string">
            <text:p text:style-name="P1">package src;</text:p>
            <text:p text:style-name="P1">class G</text:p>
            <text:p text:style-name="P1">{</text:p>
            <text:p text:style-name="P1"><text:s text:c="8"/>static void test1()</text:p>
            <text:p text:style-name="P1"><text:s text:c="8"/>{</text:p>
            <text:p text:style-name="P1"><text:s text:c="16"/>System.out.println("G-test1");</text:p>
            <text:p text:style-name="P1"><text:s text:c="8"/>}</text:p>
            <text:p text:style-name="P1">}</text:p>
            <text:p text:style-name="P1">class H extends G </text:p>
            <text:p text:style-name="P1">{</text:p>
            <text:p text:style-name="P1"><text:s text:c="8"/>static void test2()</text:p>
            <text:p text:style-name="P1"><text:s text:c="8"/>{</text:p>
            <text:p text:style-name="P1"><text:s text:c="16"/>System.out.println("H-test2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H.test1();</text:p>
            <text:p text:style-name="P1"><text:s text:c="16"/>H.test2();</text:p>
            <text:p text:style-name="P1"><text:s text:c="8"/>}</text:p>
            <text:p text:style-name="P1">}</text:p>
            <text:p text:style-name="P3"/>
          </table:table-cell>
          <table:table-cell table:style-name="Table28.C1" office:value-type="string">
            <text:p text:style-name="Standard"/>
          </table:table-cell>
        </table:table-row>
        <table:table-row table:style-name="Table28.1">
          <table:table-cell table:style-name="Table28.A2" table:number-columns-spanned="3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HTML_20_Preformatted"><text:span text:style-name="T1"><text:s text:c="31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2">B.</text:span></text:span><draw:frame text:anchor-type="as-char" draw:z-index="6" draw:name="Shape8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G-test1</text:p>
                  <text:p text:style-name="P1">H-test2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HTML_20_Preformatted"><text:span text:style-name="T1"><text:s text:c="25"/></text:span></text:p>
                </table:table-cell>
              </table:table-row>
            </table:table>
            <text:p text:style-name="P4"/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HTML_20_Preformatted"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8.3">
          <table:table-cell table:style-name="Table28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8.1">
          <table:table-cell table:style-name="Table28.A1" office:value-type="string">
            <text:p text:style-name="P13">8.</text:p>
          </table:table-cell>
          <table:table-cell table:style-name="Table28.B1" office:value-type="string">
            <text:p text:style-name="P1">package src;</text:p>
            <text:p text:style-name="P1">class I</text:p>
            <text:p text:style-name="P1">{</text:p>
            <text:p text:style-name="P1"><text:s text:c="8"/>static int m;</text:p>
            <text:p text:style-name="P1"><text:s text:c="8"/>int n;</text:p>
            <text:p text:style-name="P1"><text:s text:c="8"/>static void test1()</text:p>
            <text:p text:style-name="P1"><text:s text:c="8"/>{</text:p>
            <text:p text:style-name="P1"><text:s text:c="16"/>System.out.println("from test1");</text:p>
            <text:p text:style-name="P1"><text:s text:c="8"/>}</text:p>
            <text:p text:style-name="P1"><text:s text:c="8"/>void test2()</text:p>
            <text:p text:style-name="P1"><text:s text:c="8"/>{</text:p>
            <text:p text:style-name="P1"><text:s text:c="16"/>System.out.println("from test2");</text:p>
            <text:p text:style-name="P1"><text:soft-page-break/><text:s text:c="8"/>}</text:p>
            <text:p text:style-name="P1">}</text:p>
            <text:p text:style-name="P1">class J extends I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J.m);</text:p>
            <text:p text:style-name="P1"><text:s text:c="16"/>J.test1();</text:p>
            <text:p text:style-name="P1"/>
            <text:p text:style-name="P1"><text:s text:c="16"/>J ref = new J();</text:p>
            <text:p text:style-name="P1"><text:s text:c="16"/>System.out.println(ref.n);</text:p>
            <text:p text:style-name="P1"><text:s text:c="16"/>ref.test2();</text:p>
            <text:p text:style-name="P1"><text:s text:c="8"/>}</text:p>
            <text:p text:style-name="P1">}</text:p>
            <text:p text:style-name="P3"/>
          </table:table-cell>
          <table:table-cell table:style-name="Table28.C4" office:value-type="string">
            <text:p text:style-name="Standard"/>
          </table:table-cell>
        </table:table-row>
        <table:table-row table:style-name="Table28.1">
          <table:table-cell table:style-name="Table28.A5" table:number-columns-spanned="3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HTML_20_Preformatted"><text:span text:style-name="T1"><text:s text:c="24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HTML_20_Preformatted"><text:span text:style-name="T1"><text:s text:c="28"/></text:span></text:p>
                </table:table-cell>
              </table:table-row>
            </table:table>
            <text:p text:style-name="P4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2">C.</text:span></text:span><draw:frame text:anchor-type="as-char" draw:z-index="7" draw:name="Shape13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0</text:p>
                  <text:p text:style-name="P1">from test1</text:p>
                  <text:p text:style-name="P1">0</text:p>
                  <text:p text:style-name="P1">from test2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HTML_20_Preformatted"><text:span text:style-name="T1"><text:s text:c="28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8.3">
          <table:table-cell table:style-name="Table28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13">9.</text:p>
          </table:table-cell>
          <table:table-cell table:style-name="Table35.B1" table:number-columns-spanned="2" office:value-type="string">
            <text:p text:style-name="P1">package src;</text:p>
            <text:p text:style-name="P1">class K</text:p>
            <text:p text:style-name="P1">{</text:p>
            <text:p text:style-name="P1"><text:s text:c="8"/>K()</text:p>
            <text:p text:style-name="P1"><text:s text:c="8"/>{</text:p>
            <text:p text:style-name="P1"><text:s text:c="16"/>super();</text:p>
            <text:p text:style-name="P1"><text:s text:c="16"/>System.out.println("K()");</text:p>
            <text:p text:style-name="P1"><text:s text:c="8"/>}</text:p>
            <text:p text:style-name="P1">}</text:p>
            <text:p text:style-name="P1"/>
            <text:p text:style-name="P1">class L extends K </text:p>
            <text:p text:style-name="P1">{</text:p>
            <text:p text:style-name="P1"><text:s text:c="8"/>L()</text:p>
            <text:p text:style-name="P1"><text:s text:c="8"/>{</text:p>
            <text:p text:style-name="P1"><text:s text:c="16"/>super();</text:p>
            <text:p text:style-name="P1"><text:soft-page-break/><text:s text:c="16"/>System.out.println("L(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L obj = new L();</text:p>
            <text:p text:style-name="P1"><text:s text:c="8"/>}</text:p>
            <text:p text:style-name="P1">}</text:p>
            <text:p text:style-name="P3"/>
          </table:table-cell>
          <table:covered-table-cell/>
          <table:table-cell table:style-name="Table35.D1" office:value-type="string">
            <text:p text:style-name="Standard"/>
          </table:table-cell>
        </table:table-row>
        <table:table-row table:style-name="Table35.1">
          <table:table-cell table:style-name="Table35.A2" table:number-columns-spanned="4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HTML_20_Preformatted"><text:span text:style-name="T1"><text:s text:c="59"/></text:span></text:p>
                  <text:p text:style-name="P1"><text:s text:c="34"/></text:p>
                </table:table-cell>
              </table:table-row>
            </table:table>
            <text:p text:style-name="P4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2">B.</text:span></text:span><draw:frame text:anchor-type="as-char" draw:z-index="8" draw:name="Shape16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K()</text:p>
                  <text:p text:style-name="P1">L(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5"/>
            <text:p text:style-name="P5"/>
          </table:table-cell>
          <table:covered-table-cell/>
          <table:covered-table-cell/>
          <table:covered-table-cell/>
        </table:table-row>
        <table:table-row table:style-name="Table35.3">
          <table:table-cell table:style-name="Table35.A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35.1">
          <table:table-cell table:style-name="Table35.A1" table:number-columns-spanned="2" office:value-type="string">
            <text:p text:style-name="P13">10.</text:p>
          </table:table-cell>
          <table:covered-table-cell/>
          <table:table-cell table:style-name="Table35.B1" office:value-type="string">
            <text:p text:style-name="P1">package src;</text:p>
            <text:p text:style-name="P1">class M</text:p>
            <text:p text:style-name="P1">{</text:p>
            <text:p text:style-name="P1"><text:s text:c="8"/>M()</text:p>
            <text:p text:style-name="P1"><text:s text:c="8"/>{</text:p>
            <text:p text:style-name="P1"><text:s text:c="16"/>System.out.println("M()");</text:p>
            <text:p text:style-name="P1"><text:s text:c="8"/>}</text:p>
            <text:p text:style-name="P1">}</text:p>
            <text:p text:style-name="P1">class N extends M</text:p>
            <text:p text:style-name="P1">{</text:p>
            <text:p text:style-name="P1"><text:s text:c="8"/>N()</text:p>
            <text:p text:style-name="P1"><text:s text:c="8"/>{</text:p>
            <text:p text:style-name="P1"><text:s text:c="16"/>System.out.println("N()");</text:p>
            <text:p text:style-name="P1"><text:s text:c="8"/>}</text:p>
            <text:p text:style-name="P1">}</text:p>
            <text:p text:style-name="P1">class O extends N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M m1 = new M();</text:p>
            <text:p text:style-name="P1"><text:s text:c="16"/>System.out.println("---------");</text:p>
            <text:p text:style-name="P1"><text:s text:c="16"/>N n1 = new N();</text:p>
            <text:p text:style-name="P1"><text:s text:c="16"/>System.out.println("---------");</text:p>
            <text:p text:style-name="P1"><text:s text:c="16"/>O o1 = new O();</text:p>
            <text:p text:style-name="P1"><text:soft-page-break/><text:s text:c="16"/>System.out.println("---------");</text:p>
            <text:p text:style-name="P1"><text:s text:c="8"/>}</text:p>
            <text:p text:style-name="P1">}</text:p>
            <text:p text:style-name="P3"/>
          </table:table-cell>
          <table:table-cell table:style-name="Table35.D4" office:value-type="string">
            <text:p text:style-name="Standard"/>
          </table:table-cell>
        </table:table-row>
        <table:table-row table:style-name="Table35.1">
          <table:table-cell table:style-name="Table35.A5" table:number-columns-spanned="4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2">A.</text:span></text:span><draw:frame text:anchor-type="as-char" draw:z-index="9" draw:name="Shape18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()</text:p>
                  <text:p text:style-name="P1">---------</text:p>
                  <text:p text:style-name="P1">M()</text:p>
                  <text:p text:style-name="P1">N()</text:p>
                  <text:p text:style-name="P1">---------</text:p>
                  <text:p text:style-name="P1">M()</text:p>
                  <text:p text:style-name="P1">N()</text:p>
                  <text:p text:style-name="P1">---------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HTML_20_Preformatted"><text:span text:style-name="T1"><text:s text:c="57"/></text:span></text:p>
                  <text:p text:style-name="P1"><text:s text:c="34"/></text:p>
                </table:table-cell>
              </table:table-row>
            </table:table>
            <text:p text:style-name="P4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HTML_20_Preformatted"><text:span text:style-name="T1"><text:s text:c="62"/></text:span></text:p>
                  <text:p text:style-name="P1"><text:s text:c="34"/></text:p>
                </table:table-cell>
              </table:table-row>
            </table:table>
            <text:p text:style-name="P5"/>
            <text:p text:style-name="P5"/>
          </table:table-cell>
          <table:covered-table-cell/>
          <table:covered-table-cell/>
          <table:covered-table-cell/>
        </table:table-row>
        <table:table-row table:style-name="Table35.3">
          <table:table-cell table:style-name="Table35.A6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"/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3">11.</text:p>
          </table:table-cell>
          <table:table-cell table:style-name="Table44.B1" office:value-type="string">
            <text:p text:style-name="P1">package src;</text:p>
            <text:p text:style-name="P1">class A</text:p>
            <text:p text:style-name="P1">{</text:p>
            <text:p text:style-name="P1"><text:s text:c="8"/>A()</text:p>
            <text:p text:style-name="P1"><text:s text:c="8"/>{</text:p>
            <text:p text:style-name="P1"><text:s text:c="16"/>System.out.println("A()");</text:p>
            <text:p text:style-name="P1"><text:s text:c="8"/>}</text:p>
            <text:p text:style-name="P1">}</text:p>
            <text:p text:style-name="P1">class B extends A</text:p>
            <text:p text:style-name="P1">{</text:p>
            <text:p text:style-name="P1"><text:s text:c="8"/>B()</text:p>
            <text:p text:style-name="P1"><text:s text:c="8"/>{</text:p>
            <text:p text:style-name="P1"><text:s text:c="16"/>System.out.println("B()");</text:p>
            <text:p text:style-name="P1"><text:s text:c="8"/>}</text:p>
            <text:p text:style-name="P1">}</text:p>
            <text:p text:style-name="P1">class C extends B</text:p>
            <text:p text:style-name="P1">{</text:p>
            <text:p text:style-name="P1"><text:s text:c="8"/>C()</text:p>
            <text:p text:style-name="P1"><text:s text:c="8"/>{</text:p>
            <text:p text:style-name="P1"><text:s text:c="16"/>System.out.println("C()");</text:p>
            <text:p text:style-name="P1"><text:s text:c="8"/>}</text:p>
            <text:p text:style-name="P1">}</text:p>
            <text:p text:style-name="P1"><text:soft-page-break/>class P extends C </text:p>
            <text:p text:style-name="P1">{</text:p>
            <text:p text:style-name="P1"><text:s text:c="8"/>P()</text:p>
            <text:p text:style-name="P1"><text:s text:c="8"/>{</text:p>
            <text:p text:style-name="P1"><text:s text:c="16"/>System.out.println("P(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A a1 = new A();</text:p>
            <text:p text:style-name="P1"><text:s text:c="16"/>System.out.println("---------");</text:p>
            <text:p text:style-name="P1"><text:s text:c="16"/>B b1 = new B();</text:p>
            <text:p text:style-name="P1"><text:s text:c="16"/>System.out.println("---------");</text:p>
            <text:p text:style-name="P1"><text:s text:c="16"/>C c1 = new C();</text:p>
            <text:p text:style-name="P1"><text:s text:c="16"/>System.out.println("---------");</text:p>
            <text:p text:style-name="P1"><text:s text:c="16"/>P p1 = new P();</text:p>
            <text:p text:style-name="P1"><text:s text:c="16"/>System.out.println("---------");</text:p>
            <text:p text:style-name="P1"><text:s text:c="8"/>}</text:p>
            <text:p text:style-name="P1">}</text:p>
            <text:p text:style-name="P3"/>
          </table:table-cell>
          <table:table-cell table:style-name="Table44.C1" office:value-type="string">
            <text:p text:style-name="Standard"/>
          </table:table-cell>
        </table:table-row>
        <table:table-row table:style-name="Table44.1">
          <table:table-cell table:style-name="Table44.A2" table:number-columns-spanned="3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HTML_20_Preformatted"><text:span text:style-name="T1"><text:s text:c="59"/></text:span></text:p>
                  <text:p text:style-name="P1"><text:s text:c="34"/></text:p>
                </table:table-cell>
              </table:table-row>
            </table:table>
            <text:p text:style-name="P4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Standard"><text:span text:style-name="pd-r10"><text:span text:style-name="T2">B.</text:span></text:span><draw:frame text:anchor-type="as-char" draw:z-index="10" draw:name="Shape22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()</text:p>
                  <text:p text:style-name="P1">---------</text:p>
                  <text:p text:style-name="P1">A()</text:p>
                  <text:p text:style-name="P1">B()</text:p>
                  <text:p text:style-name="P1">---------</text:p>
                  <text:p text:style-name="P1">A()</text:p>
                  <text:p text:style-name="P1">B()</text:p>
                  <text:p text:style-name="P1">C()</text:p>
                  <text:p text:style-name="P1">---------</text:p>
                  <text:p text:style-name="P1">A()</text:p>
                  <text:p text:style-name="P1">B()</text:p>
                  <text:p text:style-name="P1">C()</text:p>
                  <text:p text:style-name="P1">P()</text:p>
                  <text:p text:style-name="P1">---------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HTML_20_Preformatted"><text:span text:style-name="T1"><text:s text:c="26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44.3">
          <table:table-cell table:style-name="Table44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44.1">
          <table:table-cell table:style-name="Table44.A1" office:value-type="string">
            <text:p text:style-name="P13">12<text:soft-page-break/>.</text:p>
          </table:table-cell>
          <table:table-cell table:style-name="Table44.B1" office:value-type="string">
            <text:p text:style-name="P1">class A</text:p>
            <text:p text:style-name="P1"><text:soft-page-break/>{</text:p>
            <text:p text:style-name="P1"><text:s text:c="8"/>A()</text:p>
            <text:p text:style-name="P1"><text:s text:c="8"/>{</text:p>
            <text:p text:style-name="P1"><text:s text:c="16"/>System.out.println("A()");</text:p>
            <text:p text:style-name="P1"><text:s text:c="8"/>}</text:p>
            <text:p text:style-name="P1"><text:s text:c="8"/>A(int i)</text:p>
            <text:p text:style-name="P1"><text:s text:c="8"/>{</text:p>
            <text:p text:style-name="P1"><text:s text:c="16"/>System.out.println("A(int)");</text:p>
            <text:p text:style-name="P1"><text:s text:c="8"/>}</text:p>
            <text:p text:style-name="P1">}</text:p>
            <text:p text:style-name="P1">class B extends A</text:p>
            <text:p text:style-name="P1">{</text:p>
            <text:p text:style-name="P1"><text:s text:c="8"/>B()</text:p>
            <text:p text:style-name="P1"><text:s text:c="8"/>{</text:p>
            <text:p text:style-name="P1"><text:s text:c="16"/>System.out.println("B()");</text:p>
            <text:p text:style-name="P1"><text:s text:c="8"/>}</text:p>
            <text:p text:style-name="P1"><text:s text:c="8"/>B(int i)</text:p>
            <text:p text:style-name="P1"><text:s text:c="8"/>{</text:p>
            <text:p text:style-name="P1"><text:s text:c="16"/>System.out.println("B(int)");</text:p>
            <text:p text:style-name="P1"><text:s text:c="8"/>}</text:p>
            <text:p text:style-name="P1">}</text:p>
            <text:p text:style-name="P1">class C extends B</text:p>
            <text:p text:style-name="P1">{</text:p>
            <text:p text:style-name="P1"><text:s text:c="8"/>C()</text:p>
            <text:p text:style-name="P1"><text:s text:c="8"/>{</text:p>
            <text:p text:style-name="P1"><text:s text:c="16"/>System.out.println("C()");</text:p>
            <text:p text:style-name="P1"><text:s text:c="8"/>}</text:p>
            <text:p text:style-name="P1"><text:s text:c="8"/>C(int i)</text:p>
            <text:p text:style-name="P1"><text:s text:c="8"/>{</text:p>
            <text:p text:style-name="P1"><text:s text:c="16"/>super();</text:p>
            <text:p text:style-name="P1"><text:s text:c="16"/>System.out.println("C(int)");</text:p>
            <text:p text:style-name="P1"><text:s text:c="8"/>}</text:p>
            <text:p text:style-name="P1">}</text:p>
            <text:p text:style-name="P1">class Q extends C </text:p>
            <text:p text:style-name="P1">{</text:p>
            <text:p text:style-name="P1"><text:s text:c="8"/>Q()</text:p>
            <text:p text:style-name="P1"><text:s text:c="8"/>{</text:p>
            <text:p text:style-name="P1"><text:s text:c="16"/>System.out.println("Q()");</text:p>
            <text:p text:style-name="P1"><text:s text:c="8"/>}</text:p>
            <text:p text:style-name="P1"><text:s text:c="8"/>Q(int i)</text:p>
            <text:p text:style-name="P1"><text:s text:c="8"/>{</text:p>
            <text:p text:style-name="P1"><text:s text:c="16"/>super();</text:p>
            <text:p text:style-name="P1"><text:s text:c="16"/>System.out.println("Q(int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A a1 = new A();</text:p>
            <text:p text:style-name="P1"><text:s text:c="16"/>System.out.println("---------");</text:p>
            <text:p text:style-name="P1"><text:soft-page-break/><text:s text:c="16"/>B b1 = new B();</text:p>
            <text:p text:style-name="P1"><text:s text:c="16"/>System.out.println("---------");</text:p>
            <text:p text:style-name="P1"><text:s text:c="16"/>C c1 = new C();</text:p>
            <text:p text:style-name="P1"><text:s text:c="16"/>System.out.println("---------");</text:p>
            <text:p text:style-name="P1"><text:s text:c="16"/>Q q1 = new Q();</text:p>
            <text:p text:style-name="P1"><text:s text:c="16"/>System.out.println("---------");</text:p>
            <text:p text:style-name="P1"><text:s text:c="16"/>A a2 = new A(10);</text:p>
            <text:p text:style-name="P1"><text:s text:c="16"/>System.out.println("---------");</text:p>
            <text:p text:style-name="P1"><text:s text:c="16"/>B b2 = new B(10);</text:p>
            <text:p text:style-name="P1"><text:s text:c="16"/>System.out.println("---------");</text:p>
            <text:p text:style-name="P1"><text:s text:c="16"/>C c2 = new C(20);</text:p>
            <text:p text:style-name="P1"><text:s text:c="16"/>System.out.println("---------");</text:p>
            <text:p text:style-name="P1"><text:s text:c="16"/>Q q2 = new Q(30);</text:p>
            <text:p text:style-name="P1"><text:s text:c="16"/>System.out.println("---------");</text:p>
            <text:p text:style-name="P1"><text:s text:c="8"/>}</text:p>
            <text:p text:style-name="P1">}</text:p>
            <text:p text:style-name="P3"/>
          </table:table-cell>
          <table:table-cell table:style-name="Table44.C4" office:value-type="string">
            <text:p text:style-name="Standard"/>
          </table:table-cell>
        </table:table-row>
        <table:table-row table:style-name="Table44.1">
          <table:table-cell table:style-name="Table44.A5" table:number-columns-spanned="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Standard"><text:span text:style-name="pd-r10"><text:span text:style-name="T2">A.</text:span></text:span><draw:frame text:anchor-type="as-char" draw:z-index="11" draw:name="Shape25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()</text:p>
                  <text:p text:style-name="P1">---------</text:p>
                  <text:p text:style-name="P1">A()</text:p>
                  <text:p text:style-name="P1">B()</text:p>
                  <text:p text:style-name="P1">---------</text:p>
                  <text:p text:style-name="P1">A()</text:p>
                  <text:p text:style-name="P1">B()</text:p>
                  <text:p text:style-name="P1">C()</text:p>
                  <text:p text:style-name="P1">---------</text:p>
                  <text:p text:style-name="P1">A()</text:p>
                  <text:p text:style-name="P1">B()</text:p>
                  <text:p text:style-name="P1">C()</text:p>
                  <text:p text:style-name="P1">Q()</text:p>
                  <text:p text:style-name="P1">---------</text:p>
                  <text:p text:style-name="P1">A(int)</text:p>
                  <text:p text:style-name="P1">---------</text:p>
                  <text:p text:style-name="P1">A()</text:p>
                  <text:p text:style-name="P1">B(int)</text:p>
                  <text:p text:style-name="P1">---------</text:p>
                  <text:p text:style-name="P1">A()</text:p>
                  <text:p text:style-name="P1">B()</text:p>
                  <text:p text:style-name="P1">C(int)</text:p>
                  <text:p text:style-name="P1">---------</text:p>
                  <text:p text:style-name="P1">A()</text:p>
                  <text:p text:style-name="P1">B()</text:p>
                  <text:p text:style-name="P1">C()</text:p>
                  <text:p text:style-name="P1">Q(int)</text:p>
                  <text:p text:style-name="P1">--------- </text:p>
                  <text:p text:style-name="P1"><text:soft-page-break/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HTML_20_Preformatted"><text:span text:style-name="T1"><text:s text:c="59"/></text:span></text:p>
                  <text:p text:style-name="P1"><text:s text:c="34"/></text:p>
                </table:table-cell>
              </table:table-row>
            </table:table>
            <text:p text:style-name="P4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HTML_20_Preformatted"><text:span text:style-name="T1"><text:s text:c="29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44.3">
          <table:table-cell table:style-name="Table44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P13">13.</text:p>
          </table:table-cell>
          <table:table-cell table:style-name="Table53.B1" office:value-type="string">
            <text:p text:style-name="P1">class A</text:p>
            <text:p text:style-name="P1">{</text:p>
            <text:p text:style-name="P1"><text:s text:c="8"/>A()</text:p>
            <text:p text:style-name="P1"><text:s text:c="8"/>{</text:p>
            <text:p text:style-name="P1"><text:s text:c="16"/>System.out.println("A()");</text:p>
            <text:p text:style-name="P1"><text:s text:c="8"/>}</text:p>
            <text:p text:style-name="P1"><text:s text:c="8"/>A(int i)</text:p>
            <text:p text:style-name="P1"><text:s text:c="8"/>{</text:p>
            <text:p text:style-name="P1"><text:s text:c="16"/>System.out.println("A(int)");</text:p>
            <text:p text:style-name="P1"><text:s text:c="8"/>}</text:p>
            <text:p text:style-name="P1">}</text:p>
            <text:p text:style-name="P1">class B extends A</text:p>
            <text:p text:style-name="P1">{</text:p>
            <text:p text:style-name="P1"><text:s text:c="8"/>B()</text:p>
            <text:p text:style-name="P1"><text:s text:c="8"/>{</text:p>
            <text:p text:style-name="P1"><text:s text:c="16"/>super(10);</text:p>
            <text:p text:style-name="P1"><text:s text:c="16"/>System.out.println("B()");</text:p>
            <text:p text:style-name="P1"><text:s text:c="8"/>}</text:p>
            <text:p text:style-name="P1"><text:s text:c="8"/>B(int i)</text:p>
            <text:p text:style-name="P1"><text:s text:c="8"/>{</text:p>
            <text:p text:style-name="P1"><text:s text:c="16"/>System.out.println("B(int)");</text:p>
            <text:p text:style-name="P1"><text:s text:c="8"/>}</text:p>
            <text:p text:style-name="P1">}</text:p>
            <text:p text:style-name="P1">class C extends B</text:p>
            <text:p text:style-name="P1">{</text:p>
            <text:p text:style-name="P1"><text:s text:c="8"/>C()</text:p>
            <text:p text:style-name="P1"><text:s text:c="8"/>{</text:p>
            <text:p text:style-name="P1"><text:s text:c="16"/>System.out.println("C()");</text:p>
            <text:p text:style-name="P1"><text:s text:c="8"/>}</text:p>
            <text:p text:style-name="P1"><text:s text:c="8"/>C(int i)</text:p>
            <text:p text:style-name="P1"><text:s text:c="8"/>{</text:p>
            <text:p text:style-name="P1"><text:s text:c="16"/>super(i);</text:p>
            <text:p text:style-name="P1"><text:s text:c="16"/>System.out.println("C(int)");</text:p>
            <text:p text:style-name="P1"><text:s text:c="8"/>}</text:p>
            <text:p text:style-name="P1">}</text:p>
            <text:p text:style-name="P1">class R extends C </text:p>
            <text:p text:style-name="P1">{</text:p>
            <text:p text:style-name="P1"><text:s text:c="8"/>R()</text:p>
            <text:p text:style-name="P1"><text:s text:c="8"/>{</text:p>
            <text:p text:style-name="P1"><text:soft-page-break/><text:s text:c="16"/>super(20);</text:p>
            <text:p text:style-name="P1"><text:s text:c="16"/>System.out.println("R()");</text:p>
            <text:p text:style-name="P1"><text:s text:c="8"/>}</text:p>
            <text:p text:style-name="P1"><text:s text:c="8"/>R(int i)</text:p>
            <text:p text:style-name="P1"><text:s text:c="8"/>{</text:p>
            <text:p text:style-name="P1"><text:s text:c="16"/>super(200);</text:p>
            <text:p text:style-name="P1"><text:s text:c="16"/>System.out.println("R(int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A a1 = new A();</text:p>
            <text:p text:style-name="P1"><text:s text:c="16"/>System.out.println("---------");</text:p>
            <text:p text:style-name="P1"><text:s text:c="16"/>B b1 = new B();</text:p>
            <text:p text:style-name="P1"><text:s text:c="16"/>System.out.println("---------");</text:p>
            <text:p text:style-name="P1"><text:s text:c="16"/>C c1 = new C();</text:p>
            <text:p text:style-name="P1"><text:s text:c="16"/>System.out.println("---------");</text:p>
            <text:p text:style-name="P1"><text:s text:c="16"/>R r1 = new R();</text:p>
            <text:p text:style-name="P1"><text:s text:c="16"/>System.out.println("---------");</text:p>
            <text:p text:style-name="P1"><text:s text:c="16"/>A a2 = new A(10);</text:p>
            <text:p text:style-name="P1"><text:s text:c="16"/>System.out.println("---------");</text:p>
            <text:p text:style-name="P1"><text:s text:c="16"/>B b2 = new B(10);</text:p>
            <text:p text:style-name="P1"><text:s text:c="16"/>System.out.println("---------");</text:p>
            <text:p text:style-name="P1"><text:s text:c="16"/>C c2 = new C(20);</text:p>
            <text:p text:style-name="P1"><text:s text:c="16"/>System.out.println("---------");</text:p>
            <text:p text:style-name="P1"><text:s text:c="16"/>R r2 = new R(30);</text:p>
            <text:p text:style-name="P1"><text:s text:c="16"/>System.out.println("---------");</text:p>
            <text:p text:style-name="P1"><text:s text:c="8"/>}</text:p>
            <text:p text:style-name="P1">}</text:p>
            <text:p text:style-name="P3"/>
          </table:table-cell>
          <table:table-cell table:style-name="Table53.C1" office:value-type="string">
            <text:p text:style-name="Standard"/>
          </table:table-cell>
        </table:table-row>
        <table:table-row table:style-name="Table53.1">
          <table:table-cell table:style-name="Table53.A2" table:number-columns-spanned="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HTML_20_Preformatted"><text:span text:style-name="T1"><text:s text:c="52"/></text:span></text:p>
                  <text:p text:style-name="P1"><text:s text:c="34"/></text:p>
                </table:table-cell>
              </table:table-row>
            </table:table>
            <text:p text:style-name="P4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HTML_20_Preformatted"><text:span text:style-name="T1"><text:s text:c="26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HTML_20_Preformatted"><text:span text:style-name="T1"/></text:p>
                </table:table-cell>
              </table:table-row>
            </table:table>
            <text:p text:style-name="P4"/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Standard"><text:span text:style-name="pd-r10"><text:span text:style-name="T2">D.</text:span></text:span><draw:frame text:anchor-type="as-char" draw:z-index="12" draw:name="Shape32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()</text:p>
                  <text:p text:style-name="P1">---------</text:p>
                  <text:p text:style-name="P1">A(int)</text:p>
                  <text:p text:style-name="P1">B()</text:p>
                  <text:p text:style-name="P1">---------</text:p>
                  <text:p text:style-name="P1">A(int)</text:p>
                  <text:p text:style-name="P1">B()</text:p>
                  <text:p text:style-name="P1">C()</text:p>
                  <text:p text:style-name="P1">---------</text:p>
                  <text:p text:style-name="P1"><text:soft-page-break/>A()</text:p>
                  <text:p text:style-name="P1">B(int)</text:p>
                  <text:p text:style-name="P1">C(int)</text:p>
                  <text:p text:style-name="P1">R()</text:p>
                  <text:p text:style-name="P1">---------</text:p>
                  <text:p text:style-name="P1">A(int)</text:p>
                  <text:p text:style-name="P1">---------</text:p>
                  <text:p text:style-name="P1">A()</text:p>
                  <text:p text:style-name="P1">B(int)</text:p>
                  <text:p text:style-name="P1">---------</text:p>
                  <text:p text:style-name="P1">A()</text:p>
                  <text:p text:style-name="P1">B(int)</text:p>
                  <text:p text:style-name="P1">C(int)</text:p>
                  <text:p text:style-name="P1">---------</text:p>
                  <text:p text:style-name="P1">A()</text:p>
                  <text:p text:style-name="P1">B(int)</text:p>
                  <text:p text:style-name="P1">C(int)</text:p>
                  <text:p text:style-name="P1">R(int)</text:p>
                  <text:p text:style-name="P1">---------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3.3">
          <table:table-cell table:style-name="Table53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53.1">
          <table:table-cell table:style-name="Table53.A1" office:value-type="string">
            <text:p text:style-name="P13">14.</text:p>
          </table:table-cell>
          <table:table-cell table:style-name="Table53.B1" office:value-type="string">
            <text:p text:style-name="P1">class A</text:p>
            <text:p text:style-name="P1">{</text:p>
            <text:p text:style-name="P1"><text:s text:c="8"/>A()</text:p>
            <text:p text:style-name="P1"><text:s text:c="8"/>{</text:p>
            <text:p text:style-name="P1"><text:s text:c="16"/>System.out.println("A()");</text:p>
            <text:p text:style-name="P1"><text:s text:c="8"/>}</text:p>
            <text:p text:style-name="P1"><text:s text:c="8"/>A(int i)</text:p>
            <text:p text:style-name="P1"><text:s text:c="8"/>{</text:p>
            <text:p text:style-name="P1"><text:s text:c="16"/>this();</text:p>
            <text:p text:style-name="P1"><text:s text:c="16"/>System.out.println("A(int)");</text:p>
            <text:p text:style-name="P1"><text:s text:c="8"/>}</text:p>
            <text:p text:style-name="P1">}</text:p>
            <text:p text:style-name="P1">class B extends A</text:p>
            <text:p text:style-name="P1">{</text:p>
            <text:p text:style-name="P1"><text:s text:c="8"/>B()</text:p>
            <text:p text:style-name="P1"><text:s text:c="8"/>{</text:p>
            <text:p text:style-name="P1"><text:s text:c="16"/>super(10);</text:p>
            <text:p text:style-name="P1"><text:s text:c="16"/>System.out.println("B()");</text:p>
            <text:p text:style-name="P1"><text:s text:c="8"/>}</text:p>
            <text:p text:style-name="P1"><text:s text:c="8"/>B(int i)</text:p>
            <text:p text:style-name="P1"><text:s text:c="8"/>{</text:p>
            <text:p text:style-name="P1"><text:s text:c="16"/>this();</text:p>
            <text:p text:style-name="P1"><text:s text:c="16"/>System.out.println("B(int)");</text:p>
            <text:p text:style-name="P1"><text:s text:c="8"/>}</text:p>
            <text:p text:style-name="P1">}</text:p>
            <text:p text:style-name="P1"><text:soft-page-break/>class C extends B</text:p>
            <text:p text:style-name="P1">{</text:p>
            <text:p text:style-name="P1"><text:s text:c="8"/>C()</text:p>
            <text:p text:style-name="P1"><text:s text:c="8"/>{</text:p>
            <text:p text:style-name="P1"><text:s text:c="16"/>this(90);</text:p>
            <text:p text:style-name="P1"><text:s text:c="16"/>System.out.println("C()");</text:p>
            <text:p text:style-name="P1"><text:s text:c="8"/>}</text:p>
            <text:p text:style-name="P1"><text:s text:c="8"/>C(int i)</text:p>
            <text:p text:style-name="P1"><text:s text:c="8"/>{</text:p>
            <text:p text:style-name="P1"><text:s text:c="16"/>super(i);</text:p>
            <text:p text:style-name="P1"><text:s text:c="16"/>System.out.println("C(int)");</text:p>
            <text:p text:style-name="P1"><text:s text:c="8"/>}</text:p>
            <text:p text:style-name="P1">}</text:p>
            <text:p text:style-name="P1">class S extends C </text:p>
            <text:p text:style-name="P1">{</text:p>
            <text:p text:style-name="P1"><text:s text:c="8"/>S()</text:p>
            <text:p text:style-name="P1"><text:s text:c="8"/>{</text:p>
            <text:p text:style-name="P1"><text:s text:c="16"/>this(90);</text:p>
            <text:p text:style-name="P1"><text:s text:c="16"/>System.out.println("S()");</text:p>
            <text:p text:style-name="P1"><text:s text:c="8"/>}</text:p>
            <text:p text:style-name="P1"><text:s text:c="8"/>S(int i)</text:p>
            <text:p text:style-name="P1"><text:s text:c="8"/>{</text:p>
            <text:p text:style-name="P1"><text:s text:c="16"/>super(200);</text:p>
            <text:p text:style-name="P1"><text:s text:c="16"/>System.out.println("S(int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A a1 = new A();</text:p>
            <text:p text:style-name="P1"><text:s text:c="16"/>System.out.println("---------");</text:p>
            <text:p text:style-name="P1"><text:s text:c="16"/>B b1 = new B();</text:p>
            <text:p text:style-name="P1"><text:s text:c="16"/>System.out.println("---------");</text:p>
            <text:p text:style-name="P1"><text:s text:c="16"/>C c1 = new C();</text:p>
            <text:p text:style-name="P1"><text:s text:c="16"/>System.out.println("---------");</text:p>
            <text:p text:style-name="P1"><text:s text:c="16"/>S s1 = new S();</text:p>
            <text:p text:style-name="P1"><text:s text:c="16"/>System.out.println("---------");</text:p>
            <text:p text:style-name="P1"><text:s text:c="16"/>A a2 = new A(10);</text:p>
            <text:p text:style-name="P1"><text:s text:c="16"/>System.out.println("---------");</text:p>
            <text:p text:style-name="P1"><text:s text:c="16"/>B b2 = new B(10);</text:p>
            <text:p text:style-name="P1"><text:s text:c="16"/>System.out.println("---------");</text:p>
            <text:p text:style-name="P1"><text:s text:c="16"/>C c2 = new C(20);</text:p>
            <text:p text:style-name="P1"><text:s text:c="16"/>System.out.println("---------");</text:p>
            <text:p text:style-name="P1"><text:s text:c="16"/>S s2 = new S(30);</text:p>
            <text:p text:style-name="P1"><text:s text:c="16"/>System.out.println("---------");</text:p>
            <text:p text:style-name="P1"><text:s text:c="8"/>}</text:p>
            <text:p text:style-name="P1">}</text:p>
            <text:p text:style-name="P3"/>
          </table:table-cell>
          <table:table-cell table:style-name="Table53.C4" office:value-type="string">
            <text:p text:style-name="Standard"/>
          </table:table-cell>
        </table:table-row>
        <table:table-row table:style-name="Table53.1">
          <table:table-cell table:style-name="Table53.A5" table:number-columns-spanned="3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Standard"><text:span text:style-name="pd-r10"><text:span text:style-name="T2">A.</text:span></text:span><draw:frame text:anchor-type="as-char" draw:z-index="13" draw:name="Shape33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()</text:p>
                  <text:p text:style-name="P1">---------</text:p>
                  <text:p text:style-name="P1">A()</text:p>
                  <text:p text:style-name="P1">A(int)</text:p>
                  <text:p text:style-name="P1">B()</text:p>
                  <text:p text:style-name="P1">---------</text:p>
                  <text:p text:style-name="P1">A()</text:p>
                  <text:p text:style-name="P1">A(int)</text:p>
                  <text:p text:style-name="P1">B()</text:p>
                  <text:p text:style-name="P1">B(int)</text:p>
                  <text:p text:style-name="P1">C(int)</text:p>
                  <text:p text:style-name="P1">C()</text:p>
                  <text:p text:style-name="P1">---------</text:p>
                  <text:p text:style-name="P1">A()</text:p>
                  <text:p text:style-name="P1">A(int)</text:p>
                  <text:p text:style-name="P1">B()</text:p>
                  <text:p text:style-name="P1">B(int)</text:p>
                  <text:p text:style-name="P1">C(int)</text:p>
                  <text:p text:style-name="P1">S(int)</text:p>
                  <text:p text:style-name="P1">S()</text:p>
                  <text:p text:style-name="P1">---------</text:p>
                  <text:p text:style-name="P1">A()</text:p>
                  <text:p text:style-name="P1">A(int)</text:p>
                  <text:p text:style-name="P1">---------</text:p>
                  <text:p text:style-name="P1">A()</text:p>
                  <text:p text:style-name="P1">A(int)</text:p>
                  <text:p text:style-name="P1">B()</text:p>
                  <text:p text:style-name="P1">B(int)</text:p>
                  <text:p text:style-name="P1">---------</text:p>
                  <text:p text:style-name="P1">A()</text:p>
                  <text:p text:style-name="P1">A(int)</text:p>
                  <text:p text:style-name="P1">B()</text:p>
                  <text:p text:style-name="P1">B(int)</text:p>
                  <text:p text:style-name="P1">C(int)</text:p>
                  <text:p text:style-name="P1">---------</text:p>
                  <text:p text:style-name="P1">A()</text:p>
                  <text:p text:style-name="P1">A(int)</text:p>
                  <text:p text:style-name="P1">B()</text:p>
                  <text:p text:style-name="P1">B(int)</text:p>
                  <text:p text:style-name="P1">C(int)</text:p>
                  <text:p text:style-name="P1">S(int)</text:p>
                  <text:p text:style-name="P1">---------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><text:soft-page-break/></text:p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T1"><text:s text:c="57"/></text:span></text:p>
                  <text:p text:style-name="P1"><text:s text:c="34"/></text:p>
                </table:table-cell>
              </table:table-row>
            </table:table>
            <text:p text:style-name="P4"/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5"><text:span text:style-name="pd-r10"><text:span text:style-name="T2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3.3">
          <table:table-cell table:style-name="Table53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3">15.</text:p>
          </table:table-cell>
          <table:table-cell table:style-name="Table62.B1" office:value-type="string">
            <text:p text:style-name="P1">class A</text:p>
            <text:p text:style-name="P1">{</text:p>
            <text:p text:style-name="P1"><text:s text:c="8"/>A(int i)</text:p>
            <text:p text:style-name="P1"><text:s text:c="8"/>{</text:p>
            <text:p text:style-name="P1"><text:s text:c="16"/>System.out.println("A(int)");</text:p>
            <text:p text:style-name="P1"><text:s text:c="8"/>}</text:p>
            <text:p text:style-name="P1">}</text:p>
            <text:p text:style-name="P1">class T extends A</text:p>
            <text:p text:style-name="P1">{</text:p>
            <text:p text:style-name="P1"><text:s text:c="8"/>T(int i)</text:p>
            <text:p text:style-name="P1"><text:s text:c="8"/>{</text:p>
            <text:p text:style-name="P1"><text:s text:c="16"/>System.out.println("T(int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T t1 = new T(90);</text:p>
            <text:p text:style-name="P1"><text:s text:c="16"/>System.out.println("done");</text:p>
            <text:p text:style-name="P1"><text:s text:c="8"/>}</text:p>
            <text:p text:style-name="P1">}</text:p>
            <text:p text:style-name="P3"/>
          </table:table-cell>
          <table:table-cell table:style-name="Table62.C1" office:value-type="string">
            <text:p text:style-name="Standard"/>
          </table:table-cell>
        </table:table-row>
        <table:table-row table:style-name="Table62.1">
          <table:table-cell table:style-name="Table62.A2" table:number-columns-spanned="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Standard"><text:span text:style-name="pd-r10"><text:span text:style-name="T2">A.</text:span></text:span><draw:frame text:anchor-type="as-char" draw:z-index="14" draw:name="Shape37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ation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HTML_20_Preformatted"><text:span text:style-name="T1"><text:s text:c="32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4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HTML_20_Preformatted"><text:span text:style-name="T1"><text:s text:c="30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62.3">
          <table:table-cell table:style-name="Table62.A3" table:number-columns-spanned="3" office:value-type="string">
            <text:p text:style-name="P6"/>
          </table:table-cell>
          <table:covered-table-cell/>
          <table:covered-table-cell/>
        </table:table-row>
        <text:soft-page-break/>
        <table:table-row table:style-name="Table62.1">
          <table:table-cell table:style-name="Table62.A1" office:value-type="string">
            <text:p text:style-name="P13">16.</text:p>
          </table:table-cell>
          <table:table-cell table:style-name="Table62.B1" office:value-type="string">
            <text:p text:style-name="P1">class A</text:p>
            <text:p text:style-name="P1">{</text:p>
            <text:p text:style-name="P1"><text:s text:c="8"/>A(int i)</text:p>
            <text:p text:style-name="P1"><text:s text:c="8"/>{</text:p>
            <text:p text:style-name="P1"><text:s text:c="16"/>System.out.println("A(int)");</text:p>
            <text:p text:style-name="P1"><text:s text:c="8"/>}</text:p>
            <text:p text:style-name="P1">}</text:p>
            <text:p text:style-name="P1">class U extends A</text:p>
            <text:p text:style-name="P1">{</text:p>
            <text:p text:style-name="P1"><text:s text:c="8"/>U(int i)</text:p>
            <text:p text:style-name="P1"><text:s text:c="8"/>{</text:p>
            <text:p text:style-name="P1"><text:s text:c="16"/>super(i);</text:p>
            <text:p text:style-name="P1"><text:s text:c="16"/>System.out.println("U(int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U u1 = new U(90);</text:p>
            <text:p text:style-name="P1"><text:s text:c="16"/>System.out.println("done");</text:p>
            <text:p text:style-name="P1"><text:s text:c="8"/>}</text:p>
            <text:p text:style-name="P1">}</text:p>
            <text:p text:style-name="P3"/>
          </table:table-cell>
          <table:table-cell table:style-name="Table62.C4" office:value-type="string">
            <text:p text:style-name="Standard"/>
          </table:table-cell>
        </table:table-row>
        <table:table-row table:style-name="Table62.1">
          <table:table-cell table:style-name="Table62.A5" table:number-columns-spanned="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HTML_20_Preformatted"><text:span text:style-name="T1"><text:s text:c="27"/></text:span></text:p>
                </table:table-cell>
              </table:table-row>
            </table:table>
            <text:p text:style-name="P4"/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Standard"><text:span text:style-name="pd-r10"><text:span text:style-name="T2">B.</text:span></text:span><draw:frame text:anchor-type="as-char" draw:z-index="15" draw:name="Shape42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(int)</text:p>
                  <text:p text:style-name="P1">U(int)</text:p>
                  <text:p text:style-name="P1">don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4"/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</table:table-row>
        <table:table-row table:style-name="Table62.3">
          <table:table-cell table:style-name="Table62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3">17.</text:p>
          </table:table-cell>
          <table:table-cell table:style-name="Table71.B1" office:value-type="string">
            <text:p text:style-name="P1">class A</text:p>
            <text:p text:style-name="P1">{</text:p>
            <text:p text:style-name="P1"><text:soft-page-break/><text:s text:c="8"/>A()</text:p>
            <text:p text:style-name="P1"><text:s text:c="8"/>{</text:p>
            <text:p text:style-name="P1"><text:s text:c="16"/>System.out.println("A()");</text:p>
            <text:p text:style-name="P1"><text:s text:c="8"/>}</text:p>
            <text:p text:style-name="P1"><text:s text:c="8"/></text:p>
            <text:p text:style-name="P1"><text:s text:c="8"/>{</text:p>
            <text:p text:style-name="P1"><text:s text:c="16"/>System.out.println("A-IIB");</text:p>
            <text:p text:style-name="P1"><text:s text:c="8"/>}</text:p>
            <text:p text:style-name="P1">}</text:p>
            <text:p text:style-name="P1"/>
            <text:p text:style-name="P1">class V <text:s/>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A a1 = new A();</text:p>
            <text:p text:style-name="P1"><text:s text:c="16"/>System.out.println("----------");</text:p>
            <text:p text:style-name="P1"><text:s text:c="16"/>A a2 = new A();</text:p>
            <text:p text:style-name="P1"><text:s text:c="8"/>}</text:p>
            <text:p text:style-name="P1">}</text:p>
            <text:p text:style-name="P3"/>
          </table:table-cell>
          <table:table-cell table:style-name="Table71.C1" office:value-type="string">
            <text:p text:style-name="Standard"/>
          </table:table-cell>
        </table:table-row>
        <table:table-row table:style-name="Table71.1">
          <table:table-cell table:style-name="Table71.A2" table:number-columns-spanned="3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Standard"><text:span text:style-name="pd-r10"><text:span text:style-name="T2">A.</text:span></text:span><draw:frame text:anchor-type="as-char" draw:z-index="16" draw:name="Shape45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-IIB</text:p>
                  <text:p text:style-name="P1">A()</text:p>
                  <text:p text:style-name="P1">----------</text:p>
                  <text:p text:style-name="P1">A-IIB</text:p>
                  <text:p text:style-name="P1">A(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"><text:s text:c="30"/></text:p>
                </table:table-cell>
              </table:table-row>
            </table:table>
            <text:p text:style-name="P4"/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0"><text:span text:style-name="T1"><text:s text:c="27"/></text:span></text:p>
                </table:table-cell>
              </table:table-row>
            </table:table>
            <text:p text:style-name="P4"/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1"><text:s text:c="16"/></text:p>
                </table:table-cell>
              </table:table-row>
            </table:table>
            <text:p text:style-name="P5"/>
            <text:p text:style-name="P5"/>
            <text:p text:style-name="P5"/>
          </table:table-cell>
          <table:covered-table-cell/>
          <table:covered-table-cell/>
        </table:table-row>
        <table:table-row table:style-name="Table71.3">
          <table:table-cell table:style-name="Table71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71.1">
          <table:table-cell table:style-name="Table71.A1" office:value-type="string">
            <text:p text:style-name="P13">18.</text:p>
          </table:table-cell>
          <table:table-cell table:style-name="Table71.B1" office:value-type="string">
            <text:p text:style-name="P1">class A</text:p>
            <text:p text:style-name="P1">{</text:p>
            <text:p text:style-name="P1"><text:s text:c="8"/>A()</text:p>
            <text:p text:style-name="P1"><text:s text:c="8"/>{</text:p>
            <text:p text:style-name="P1"><text:s text:c="16"/>System.out.println("A()");</text:p>
            <text:p text:style-name="P1"><text:s text:c="8"/>}</text:p>
            <text:p text:style-name="P1"><text:s text:c="8"/></text:p>
            <text:p text:style-name="P1"><text:soft-page-break/><text:s text:c="8"/>{</text:p>
            <text:p text:style-name="P1"><text:s text:c="16"/>System.out.println("A-IIB");</text:p>
            <text:p text:style-name="P1"><text:s text:c="8"/>}</text:p>
            <text:p text:style-name="P1">}</text:p>
            <text:p text:style-name="P1">class B extends A</text:p>
            <text:p text:style-name="P1">{</text:p>
            <text:p text:style-name="P1"><text:s text:c="8"/>B()</text:p>
            <text:p text:style-name="P1"><text:s text:c="8"/>{</text:p>
            <text:p text:style-name="P1"><text:s text:c="16"/>System.out.println("B()");</text:p>
            <text:p text:style-name="P1"><text:s text:c="8"/>}</text:p>
            <text:p text:style-name="P1"><text:s text:c="8"/></text:p>
            <text:p text:style-name="P1"><text:s text:c="8"/>{</text:p>
            <text:p text:style-name="P1"><text:s text:c="16"/>System.out.println("B-IIB1");</text:p>
            <text:p text:style-name="P1"><text:s text:c="8"/>}</text:p>
            <text:p text:style-name="P1"/>
            <text:p text:style-name="P1"><text:s text:c="8"/>{</text:p>
            <text:p text:style-name="P1"><text:s text:c="16"/>System.out.println("B-IIB2");</text:p>
            <text:p text:style-name="P1"><text:s text:c="16"/>System.out.println("B-IIB2");</text:p>
            <text:p text:style-name="P1"><text:s text:c="16"/>System.out.println("B-IIB2");</text:p>
            <text:p text:style-name="P1"><text:s text:c="8"/>}</text:p>
            <text:p text:style-name="P1">}</text:p>
            <text:p text:style-name="P1"/>
            <text:p text:style-name="P1">class W <text:s/>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A a1 = new A();</text:p>
            <text:p text:style-name="P1"><text:s text:c="16"/>System.out.println("----------");</text:p>
            <text:p text:style-name="P1"><text:s text:c="16"/>A a2 = new A();</text:p>
            <text:p text:style-name="P1"><text:s text:c="16"/>System.out.println("----------");</text:p>
            <text:p text:style-name="P1"><text:s text:c="16"/>B b1 = new B();</text:p>
            <text:p text:style-name="P1"><text:s text:c="16"/>System.out.println("----------");</text:p>
            <text:p text:style-name="P1"><text:s text:c="16"/>B b2 = new B();</text:p>
            <text:p text:style-name="P1"><text:s text:c="8"/>}</text:p>
            <text:p text:style-name="P1">}</text:p>
            <text:p text:style-name="P3"/>
          </table:table-cell>
          <table:table-cell table:style-name="Table71.C4" office:value-type="string">
            <text:p text:style-name="Standard"/>
          </table:table-cell>
        </table:table-row>
        <table:table-row table:style-name="Table71.1">
          <table:table-cell table:style-name="Table71.A5" table:number-columns-spanned="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HTML_20_Preformatted"><text:span text:style-name="T1"><text:s text:c="26"/></text:span></text:p>
                </table:table-cell>
              </table:table-row>
            </table:table>
            <text:p text:style-name="P4"/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Standard"><text:span text:style-name="pd-r10"><text:span text:style-name="T2">B.</text:span></text:span><draw:frame text:anchor-type="as-char" draw:z-index="17" draw:name="Shape50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-IIB</text:p>
                  <text:p text:style-name="P1">A()</text:p>
                  <text:p text:style-name="P1">----------</text:p>
                  <text:p text:style-name="P1">A-IIB</text:p>
                  <text:p text:style-name="P1">A()</text:p>
                  <text:p text:style-name="P1">----------</text:p>
                  <text:p text:style-name="P1"><text:soft-page-break/>A-IIB</text:p>
                  <text:p text:style-name="P1">A()</text:p>
                  <text:p text:style-name="P1">B-IIB1</text:p>
                  <text:p text:style-name="P1">B-IIB2</text:p>
                  <text:p text:style-name="P1">B-IIB2</text:p>
                  <text:p text:style-name="P1">B-IIB2</text:p>
                  <text:p text:style-name="P1">B()</text:p>
                  <text:p text:style-name="P1">----------</text:p>
                  <text:p text:style-name="P1">A-IIB</text:p>
                  <text:p text:style-name="P1">A()</text:p>
                  <text:p text:style-name="P1">B-IIB1</text:p>
                  <text:p text:style-name="P1">B-IIB2</text:p>
                  <text:p text:style-name="P1">B-IIB2</text:p>
                  <text:p text:style-name="P1">B-IIB2</text:p>
                  <text:p text:style-name="P1">B(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Standard"><text:span text:style-name="pd-r10"><text:span text:style-name="T2"/></text:span></text:p>
                  <text:p text:style-name="P1"><text:s text:c="30"/></text:p>
                </table:table-cell>
              </table:table-row>
            </table:table>
            <text:p text:style-name="P4"/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HTML_20_Preformatted"><text:span text:style-name="T1"><text:s text:c="30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71.3">
          <table:table-cell table:style-name="Table71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3">19.</text:p>
          </table:table-cell>
          <table:table-cell table:style-name="Table80.B1" office:value-type="string">
            <text:p text:style-name="P1">class A</text:p>
            <text:p text:style-name="P1">{</text:p>
            <text:p text:style-name="P1"><text:s text:c="8"/>A()</text:p>
            <text:p text:style-name="P1"><text:s text:c="8"/>{</text:p>
            <text:p text:style-name="P1"><text:s text:c="16"/>System.out.println("A()");</text:p>
            <text:p text:style-name="P1"><text:s text:c="8"/>}</text:p>
            <text:p text:style-name="P1"/>
            <text:p text:style-name="P1"><text:s text:c="8"/>A(int i)</text:p>
            <text:p text:style-name="P1"><text:s text:c="8"/>{</text:p>
            <text:p text:style-name="P1"><text:s text:c="16"/>System.out.println("A(int)");</text:p>
            <text:p text:style-name="P1"><text:s text:c="8"/>}</text:p>
            <text:p text:style-name="P1"><text:s text:c="8"/></text:p>
            <text:p text:style-name="P1"><text:s text:c="8"/>{</text:p>
            <text:p text:style-name="P1"><text:s text:c="16"/>System.out.println("A-IIB");</text:p>
            <text:p text:style-name="P1"><text:s text:c="8"/>}</text:p>
            <text:p text:style-name="P1">}</text:p>
            <text:p text:style-name="P1">class B extends A</text:p>
            <text:p text:style-name="P1">{</text:p>
            <text:p text:style-name="P1"><text:s text:c="8"/>B()</text:p>
            <text:p text:style-name="P1"><text:s text:c="8"/>{</text:p>
            <text:p text:style-name="P1"><text:s text:c="16"/>System.out.println("B()");</text:p>
            <text:p text:style-name="P1"><text:s text:c="8"/>}</text:p>
            <text:p text:style-name="P1"><text:s text:c="8"/>B(int i)</text:p>
            <text:p text:style-name="P1"><text:soft-page-break/><text:s text:c="8"/>{</text:p>
            <text:p text:style-name="P1"><text:s text:c="16"/>this();</text:p>
            <text:p text:style-name="P1"><text:s text:c="16"/>System.out.println("B(int)");</text:p>
            <text:p text:style-name="P1"><text:s text:c="8"/>}</text:p>
            <text:p text:style-name="P1"><text:s text:c="8"/></text:p>
            <text:p text:style-name="P1"><text:s text:c="8"/>{</text:p>
            <text:p text:style-name="P1"><text:s text:c="16"/>System.out.println("B-IIB1");</text:p>
            <text:p text:style-name="P1"><text:s text:c="8"/>}</text:p>
            <text:p text:style-name="P1"/>
            <text:p text:style-name="P1"><text:s text:c="8"/>{</text:p>
            <text:p text:style-name="P1"><text:s text:c="16"/>System.out.println("B-IIB2");</text:p>
            <text:p text:style-name="P1"><text:s text:c="16"/>System.out.println("B-IIB2");</text:p>
            <text:p text:style-name="P1"><text:s text:c="16"/>System.out.println("B-IIB2");</text:p>
            <text:p text:style-name="P1"><text:s text:c="8"/>}</text:p>
            <text:p text:style-name="P1">}</text:p>
            <text:p text:style-name="P1"/>
            <text:p text:style-name="P1">class X <text:s/>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A a1 = new A();</text:p>
            <text:p text:style-name="P1"><text:s text:c="16"/>System.out.println("----------");</text:p>
            <text:p text:style-name="P1"><text:s text:c="16"/>A a2 = new A();</text:p>
            <text:p text:style-name="P1"><text:s text:c="16"/>System.out.println("----------");</text:p>
            <text:p text:style-name="P1"><text:s text:c="16"/>B b1 = new B();</text:p>
            <text:p text:style-name="P1"><text:s text:c="16"/>System.out.println("----------");</text:p>
            <text:p text:style-name="P1"><text:s text:c="16"/>B b2 = new B();</text:p>
            <text:p text:style-name="P1"><text:s text:c="16"/>System.out.println("----------");</text:p>
            <text:p text:style-name="P1"><text:s text:c="16"/>A a3 = new A(20);</text:p>
            <text:p text:style-name="P1"><text:s text:c="16"/>System.out.println("----------");</text:p>
            <text:p text:style-name="P1"><text:s text:c="16"/>A a4 = new A(30);</text:p>
            <text:p text:style-name="P1"><text:s text:c="16"/>System.out.println("----------");</text:p>
            <text:p text:style-name="P1"><text:s text:c="16"/>B b3 = new B(40);</text:p>
            <text:p text:style-name="P1"><text:s text:c="16"/>System.out.println("----------");</text:p>
            <text:p text:style-name="P1"><text:s text:c="16"/>B b4 = new B(60);</text:p>
            <text:p text:style-name="P1"><text:s text:c="8"/>}</text:p>
            <text:p text:style-name="P1">}</text:p>
            <text:p text:style-name="P3"/>
          </table:table-cell>
          <table:table-cell table:style-name="Table80.C1" office:value-type="string">
            <text:p text:style-name="Standard"/>
          </table:table-cell>
        </table:table-row>
        <table:table-row table:style-name="Table80.1">
          <table:table-cell table:style-name="Table80.A2" table:number-columns-spanned="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Standard"><text:span text:style-name="pd-r10"><text:span text:style-name="T2">A.</text:span></text:span><draw:frame text:anchor-type="as-char" draw:z-index="18" draw:name="Shape53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-IIB</text:p>
                  <text:p text:style-name="P1">A()</text:p>
                  <text:p text:style-name="P1">----------</text:p>
                  <text:p text:style-name="P1">A-IIB</text:p>
                  <text:p text:style-name="P1">A()</text:p>
                  <text:p text:style-name="P1">---------<text:soft-page-break/>-</text:p>
                  <text:p text:style-name="P1">A-IIB</text:p>
                  <text:p text:style-name="P1">A()</text:p>
                  <text:p text:style-name="P1">B-IIB1</text:p>
                  <text:p text:style-name="P1">B-IIB2</text:p>
                  <text:p text:style-name="P1">B-IIB2</text:p>
                  <text:p text:style-name="P1">B-IIB2</text:p>
                  <text:p text:style-name="P1">B()</text:p>
                  <text:p text:style-name="P1">----------</text:p>
                  <text:p text:style-name="P1">A-IIB</text:p>
                  <text:p text:style-name="P1">A()</text:p>
                  <text:p text:style-name="P1">B-IIB1</text:p>
                  <text:p text:style-name="P1">B-IIB2</text:p>
                  <text:p text:style-name="P1">B-IIB2</text:p>
                  <text:p text:style-name="P1">B-IIB2</text:p>
                  <text:p text:style-name="P1">B()</text:p>
                  <text:p text:style-name="P1">----------</text:p>
                  <text:p text:style-name="P1">A-IIB</text:p>
                  <text:p text:style-name="P1">A(int)</text:p>
                  <text:p text:style-name="P1">----------</text:p>
                  <text:p text:style-name="P1">A-IIB</text:p>
                  <text:p text:style-name="P1">A(int)</text:p>
                  <text:p text:style-name="P1">----------</text:p>
                  <text:p text:style-name="P1">A-IIB</text:p>
                  <text:p text:style-name="P1">A()</text:p>
                  <text:p text:style-name="P1">B-IIB1</text:p>
                  <text:p text:style-name="P1">B-IIB2</text:p>
                  <text:p text:style-name="P1">B-IIB2</text:p>
                  <text:p text:style-name="P1">B-IIB2</text:p>
                  <text:p text:style-name="P1">B()</text:p>
                  <text:p text:style-name="P1">B(int)</text:p>
                  <text:p text:style-name="P1">----------</text:p>
                  <text:p text:style-name="P1">A-IIB</text:p>
                  <text:p text:style-name="P1">A()</text:p>
                  <text:p text:style-name="P1">B-IIB1</text:p>
                  <text:p text:style-name="P1">B-IIB2</text:p>
                  <text:p text:style-name="P1">B-IIB2</text:p>
                  <text:p text:style-name="P1">B-IIB2</text:p>
                  <text:p text:style-name="P1">B()</text:p>
                  <text:p text:style-name="P1">B(int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5"><text:soft-page-break/><text:span text:style-name="pd-r10"><text:span text:style-name="T2"/></text:span></text:p>
                  <text:p text:style-name="P1">--------- <text:s text:c="57"/></text:p>
                  <text:p text:style-name="P1"><text:s text:c="34"/></text:p>
                </table:table-cell>
              </table:table-row>
            </table:table>
            <text:p text:style-name="P4"/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4"/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HTML_20_Preformatted"><text:span text:style-name="T1"><text:s text:c="31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80.3">
          <table:table-cell table:style-name="Table80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80.1">
          <table:table-cell table:style-name="Table80.A1" office:value-type="string">
            <text:p text:style-name="P13">20.</text:p>
          </table:table-cell>
          <table:table-cell table:style-name="Table80.B1" office:value-type="string">
            <text:p text:style-name="P1">class A</text:p>
            <text:p text:style-name="P1">{</text:p>
            <text:p text:style-name="P1"><text:s text:c="8"/>A()</text:p>
            <text:p text:style-name="P1"><text:s text:c="8"/>{</text:p>
            <text:p text:style-name="P1"><text:s text:c="16"/>System.out.println("A()");</text:p>
            <text:p text:style-name="P1"><text:s text:c="8"/>}</text:p>
            <text:p text:style-name="P1"/>
            <text:p text:style-name="P1"><text:s text:c="8"/>A(int i)</text:p>
            <text:p text:style-name="P1"><text:s text:c="8"/>{</text:p>
            <text:p text:style-name="P1"><text:s text:c="16"/>System.out.println("A(int)");</text:p>
            <text:p text:style-name="P1"><text:s text:c="8"/>}</text:p>
            <text:p text:style-name="P1"><text:s text:c="8"/></text:p>
            <text:p text:style-name="P1"><text:s text:c="8"/>{</text:p>
            <text:p text:style-name="P1"><text:s text:c="16"/>System.out.println("A-IIB");</text:p>
            <text:p text:style-name="P1"><text:s text:c="8"/>}</text:p>
            <text:p text:style-name="P1">}</text:p>
            <text:p text:style-name="P1">class B extends A</text:p>
            <text:p text:style-name="P1">{</text:p>
            <text:p text:style-name="P1"><text:s text:c="8"/>B()</text:p>
            <text:p text:style-name="P1"><text:s text:c="8"/>{</text:p>
            <text:p text:style-name="P1"><text:s text:c="16"/>System.out.println("B()");</text:p>
            <text:p text:style-name="P1"><text:s text:c="8"/>}</text:p>
            <text:p text:style-name="P1"><text:s text:c="8"/>B(int i)</text:p>
            <text:p text:style-name="P1"><text:s text:c="8"/>{</text:p>
            <text:p text:style-name="P1"><text:s text:c="16"/>this();</text:p>
            <text:p text:style-name="P1"><text:s text:c="16"/>System.out.println("B(int)");</text:p>
            <text:p text:style-name="P1"><text:s text:c="8"/>}</text:p>
            <text:p text:style-name="P1"><text:s text:c="8"/></text:p>
            <text:p text:style-name="P1"><text:s text:c="8"/>{</text:p>
            <text:p text:style-name="P1"><text:s text:c="16"/>System.out.println("B-IIB1");</text:p>
            <text:p text:style-name="P1"><text:s text:c="8"/>}</text:p>
            <text:p text:style-name="P1"/>
            <text:p text:style-name="P1"><text:s text:c="8"/>{</text:p>
            <text:p text:style-name="P1"><text:s text:c="16"/>System.out.println("B-IIB2");</text:p>
            <text:p text:style-name="P1"><text:s text:c="16"/>System.out.println("B-IIB2");</text:p>
            <text:p text:style-name="P1"><text:s text:c="16"/>System.out.println("B-IIB2");</text:p>
            <text:p text:style-name="P1"><text:s text:c="8"/>}</text:p>
            <text:p text:style-name="P1">}</text:p>
            <text:p text:style-name="P1">class C extends B</text:p>
            <text:p text:style-name="P1"><text:soft-page-break/>{</text:p>
            <text:p text:style-name="P1"><text:s text:c="8"/>C()</text:p>
            <text:p text:style-name="P1"><text:s text:c="8"/>{</text:p>
            <text:p text:style-name="P1"><text:s text:c="16"/>super(90);</text:p>
            <text:p text:style-name="P1"><text:s text:c="16"/>System.out.println("C()");</text:p>
            <text:p text:style-name="P1"><text:s text:c="8"/>}</text:p>
            <text:p text:style-name="P1"/>
            <text:p text:style-name="P1"><text:s text:c="8"/>{</text:p>
            <text:p text:style-name="P1"><text:s text:c="16"/>System.out.println("C-IIB");</text:p>
            <text:p text:style-name="P1"><text:s text:c="8"/>}</text:p>
            <text:p text:style-name="P1"/>
            <text:p text:style-name="P1"><text:s text:c="8"/>C(int i)</text:p>
            <text:p text:style-name="P1"><text:s text:c="8"/>{</text:p>
            <text:p text:style-name="P1"><text:s text:c="16"/>this();</text:p>
            <text:p text:style-name="P1"><text:s text:c="16"/>System.out.println("C(int)");</text:p>
            <text:p text:style-name="P1"><text:s text:c="8"/>}</text:p>
            <text:p text:style-name="P1">}</text:p>
            <text:p text:style-name="P1">class Y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A a1 = new A();</text:p>
            <text:p text:style-name="P1"><text:s text:c="16"/>System.out.println("----------");</text:p>
            <text:p text:style-name="P1"><text:s text:c="16"/>B b1 = new B();</text:p>
            <text:p text:style-name="P1"><text:s text:c="16"/>System.out.println("----------");</text:p>
            <text:p text:style-name="P1"><text:s text:c="16"/>A a2 = new A(20);</text:p>
            <text:p text:style-name="P1"><text:s text:c="16"/>System.out.println("----------");</text:p>
            <text:p text:style-name="P1"><text:s text:c="16"/>B b2 = new B(40);</text:p>
            <text:p text:style-name="P1"><text:s text:c="16"/>System.out.println("----------");</text:p>
            <text:p text:style-name="P1"><text:s text:c="16"/>C c1 = new C();</text:p>
            <text:p text:style-name="P1"><text:s text:c="16"/>System.out.println("----------");</text:p>
            <text:p text:style-name="P1"><text:s text:c="16"/>C c2 = new C(20);</text:p>
            <text:p text:style-name="P1"><text:s text:c="16"/>System.out.println("----------");</text:p>
            <text:p text:style-name="P1"><text:s text:c="8"/>}</text:p>
            <text:p text:style-name="P1">}</text:p>
            <text:p text:style-name="P3"/>
          </table:table-cell>
          <table:table-cell table:style-name="Table80.C4" office:value-type="string">
            <text:p text:style-name="Standard"/>
          </table:table-cell>
        </table:table-row>
        <table:table-row table:style-name="Table80.1">
          <table:table-cell table:style-name="Table80.A5" table:number-columns-spanned="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Standard"><text:span text:style-name="pd-r10"><text:span text:style-name="T2">A.</text:span></text:span><draw:frame text:anchor-type="as-char" draw:z-index="19" draw:name="Shape57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-IIB</text:p>
                  <text:p text:style-name="P1">A()</text:p>
                  <text:p text:style-name="P1">----------</text:p>
                  <text:p text:style-name="P1">A-IIB</text:p>
                  <text:p text:style-name="P1">A()</text:p>
                  <text:p text:style-name="P1">B-IIB1</text:p>
                  <text:p text:style-name="P1">B-IIB2</text:p>
                  <text:p text:style-name="P1">B-IIB2</text:p>
                  <text:p text:style-name="P1">B-IIB2</text:p>
                  <text:p text:style-name="P1"><text:soft-page-break/>B()</text:p>
                  <text:p text:style-name="P1">----------</text:p>
                  <text:p text:style-name="P1">A-IIB</text:p>
                  <text:p text:style-name="P1">A(int)</text:p>
                  <text:p text:style-name="P1">----------</text:p>
                  <text:p text:style-name="P1">A-IIB</text:p>
                  <text:p text:style-name="P1">A()</text:p>
                  <text:p text:style-name="P1">B-IIB1</text:p>
                  <text:p text:style-name="P1">B-IIB2</text:p>
                  <text:p text:style-name="P1">B-IIB2</text:p>
                  <text:p text:style-name="P1">B-IIB2</text:p>
                  <text:p text:style-name="P1">B()</text:p>
                  <text:p text:style-name="P1">B(int)</text:p>
                  <text:p text:style-name="P1">----------</text:p>
                  <text:p text:style-name="P1">A-IIB</text:p>
                  <text:p text:style-name="P1">A()</text:p>
                  <text:p text:style-name="P1">B-IIB1</text:p>
                  <text:p text:style-name="P1">B-IIB2</text:p>
                  <text:p text:style-name="P1">B-IIB2</text:p>
                  <text:p text:style-name="P1">B-IIB2</text:p>
                  <text:p text:style-name="P1">B()</text:p>
                  <text:p text:style-name="P1">B(int)</text:p>
                  <text:p text:style-name="P1">C-IIB</text:p>
                  <text:p text:style-name="P1">C()</text:p>
                  <text:p text:style-name="P1">----------</text:p>
                  <text:p text:style-name="P1">A-IIB</text:p>
                  <text:p text:style-name="P1">A()</text:p>
                  <text:p text:style-name="P1">B-IIB1</text:p>
                  <text:p text:style-name="P1">B-IIB2</text:p>
                  <text:p text:style-name="P1">B-IIB2</text:p>
                  <text:p text:style-name="P1">B-IIB2</text:p>
                  <text:p text:style-name="P1">B()</text:p>
                  <text:p text:style-name="P1">B(int)</text:p>
                  <text:p text:style-name="P1">C-IIB</text:p>
                  <text:p text:style-name="P1">C()</text:p>
                  <text:p text:style-name="P1">C(int)</text:p>
                  <text:p text:style-name="P1">----------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4"/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HTML_20_Preformatted"><text:span text:style-name="T1"><text:s text:c="28"/></text:span></text:p>
                </table:table-cell>
              </table:table-row>
            </table:table>
            <text:p text:style-name="P4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HTML_20_Preformatted"><text:span text:style-name="T1"><text:s text:c="30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80.3">
          <table:table-cell table:style-name="Table80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office:value-type="string">
            <text:p text:style-name="P13">21.</text:p>
          </table:table-cell>
          <table:table-cell table:style-name="Table89.B1" office:value-type="string">
            <text:p text:style-name="P1">class A</text:p>
            <text:p text:style-name="P1">{</text:p>
            <text:p text:style-name="P1"><text:soft-page-break/><text:s text:c="8"/>static</text:p>
            <text:p text:style-name="P1"><text:s text:c="8"/>{</text:p>
            <text:p text:style-name="P1"><text:s text:c="16"/>System.out.println("A-SIB");</text:p>
            <text:p text:style-name="P1"><text:s text:c="8"/>}</text:p>
            <text:p text:style-name="P1">}</text:p>
            <text:p text:style-name="P1"/>
            <text:p text:style-name="P1">class B extend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B-SIB");</text:p>
            <text:p text:style-name="P1"><text:s text:c="8"/>}</text:p>
            <text:p text:style-name="P1">}</text:p>
            <text:p text:style-name="P1">class C extends B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C-SIB");</text:p>
            <text:p text:style-name="P1"><text:s text:c="8"/>}</text:p>
            <text:p text:style-name="P1">}</text:p>
            <text:p text:style-name="P1">class Z extends C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Z-SIB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System.out.println("main");</text:p>
            <text:p text:style-name="P1"><text:s text:c="8"/>}</text:p>
            <text:p text:style-name="P1">}</text:p>
            <text:p text:style-name="P3"/>
          </table:table-cell>
          <table:table-cell table:style-name="Table89.C1" office:value-type="string">
            <text:p text:style-name="Standard"/>
          </table:table-cell>
        </table:table-row>
        <table:table-row table:style-name="Table89.2">
          <table:table-cell table:style-name="Table89.A2" table:number-columns-spanned="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5"><text:s text:c="27"/></text:p>
                </table:table-cell>
              </table:table-row>
            </table:table>
            <text:p text:style-name="P4"/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Standard"><text:span text:style-name="pd-r10"><text:span text:style-name="T2">B.</text:span></text:span><draw:frame text:anchor-type="as-char" draw:z-index="20" draw:name="Shape61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-SIB</text:p>
                  <text:p text:style-name="P1">B-SIB</text:p>
                  <text:p text:style-name="P1">C-SIB</text:p>
                  <text:p text:style-name="P1">Z-SIB</text:p>
                  <text:p text:style-name="P1">main </text:p>
                  <text:p text:style-name="P1"><text:s text:c="34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4"/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"><text:s text:c="54"/></text:p>
                  <text:p text:style-name="P1"><text:s text:c="34"/></text:p>
                </table:table-cell>
              </table:table-row>
            </table:table>
            <text:p text:style-name="P4"/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89.3">
          <table:table-cell table:style-name="Table89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89.1">
          <table:table-cell table:style-name="Table89.A1" office:value-type="string">
            <text:p text:style-name="P13">22.</text:p>
          </table:table-cell>
          <table:table-cell table:style-name="Table89.B1" office:value-type="string">
            <text:p text:style-name="P1">clas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A-SIB");</text:p>
            <text:p text:style-name="P1"><text:s text:c="8"/>}</text:p>
            <text:p text:style-name="P1">}</text:p>
            <text:p text:style-name="P1"/>
            <text:p text:style-name="P1">class B extend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B-SIB");</text:p>
            <text:p text:style-name="P1"><text:s text:c="8"/>}</text:p>
            <text:p text:style-name="P1">}</text:p>
            <text:p text:style-name="P1">class C extends B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C-SIB");</text:p>
            <text:p text:style-name="P1"><text:s text:c="8"/>}</text:p>
            <text:p text:style-name="P1">}</text:p>
            <text:p text:style-name="P1">class Z1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Z1-SIB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A a1 = new A();</text:p>
            <text:p text:style-name="P1"><text:s text:c="16"/>System.out.println("main end");</text:p>
            <text:p text:style-name="P1"><text:s text:c="8"/>}</text:p>
            <text:p text:style-name="P1">}</text:p>
            <text:p text:style-name="P3"/>
          </table:table-cell>
          <table:table-cell table:style-name="Table89.C4" office:value-type="string">
            <text:p text:style-name="Standard"/>
          </table:table-cell>
        </table:table-row>
        <table:table-row table:style-name="Table89.1">
          <table:table-cell table:style-name="Table89.A5" table:number-columns-spanned="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4"/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1"><text:s text:c="27"/></text:p>
                </table:table-cell>
              </table:table-row>
            </table:table>
            <text:p text:style-name="P4"/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Standard"><text:span text:style-name="pd-r10"><text:span text:style-name="T2">C.</text:span></text:span><draw:frame text:anchor-type="as-char" draw:z-index="21" draw:name="Shape62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<text:soft-page-break/>Z1-SIB</text:p>
                  <text:p text:style-name="P1">main begin</text:p>
                  <text:p text:style-name="P1">A-SIB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"><text:s text:c="3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89.3">
          <table:table-cell table:style-name="Table89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97" table:style-name="Table97">
        <table:table-column table:style-name="Table97.A"/>
        <table:table-column table:style-name="Table97.B"/>
        <table:table-column table:style-name="Table97.C"/>
        <table:table-row table:style-name="Table97.1">
          <table:table-cell table:style-name="Table97.A1" office:value-type="string">
            <text:p text:style-name="P13">23.</text:p>
          </table:table-cell>
          <table:table-cell table:style-name="Table97.B1" office:value-type="string">
            <text:p text:style-name="P1">clas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A-SIB");</text:p>
            <text:p text:style-name="P1"><text:s text:c="8"/>}</text:p>
            <text:p text:style-name="P1">}</text:p>
            <text:p text:style-name="P1"/>
            <text:p text:style-name="P1">class B extend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B-SIB");</text:p>
            <text:p text:style-name="P1"><text:s text:c="8"/>}</text:p>
            <text:p text:style-name="P1">}</text:p>
            <text:p text:style-name="P1">class C extends B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C-SIB");</text:p>
            <text:p text:style-name="P1"><text:s text:c="8"/>}</text:p>
            <text:p text:style-name="P1">}</text:p>
            <text:p text:style-name="P1">class Z2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Z2-SIB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A a1 = new A();</text:p>
            <text:p text:style-name="P1"><text:s text:c="16"/>System.out.println("-----------");</text:p>
            <text:p text:style-name="P1"><text:s text:c="16"/>B b1 = new B();</text:p>
            <text:p text:style-name="P1"><text:s text:c="16"/>System.out.println("main end");</text:p>
            <text:p text:style-name="P1"><text:s text:c="8"/>}</text:p>
            <text:p text:style-name="P1"><text:soft-page-break/>}</text:p>
            <text:p text:style-name="P3"/>
          </table:table-cell>
          <table:table-cell table:style-name="Table97.C1" office:value-type="string">
            <text:p text:style-name="Standard"/>
          </table:table-cell>
        </table:table-row>
        <table:table-row table:style-name="Table97.1">
          <table:table-cell table:style-name="Table97.A2" table:number-columns-spanned="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Standard"><text:span text:style-name="pd-r10"><text:span text:style-name="T2">A.</text:span></text:span><draw:frame text:anchor-type="as-char" draw:z-index="22" draw:name="Shape63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Z2-SIB</text:p>
                  <text:p text:style-name="P1">main begin</text:p>
                  <text:p text:style-name="P1">A-SIB</text:p>
                  <text:p text:style-name="P1">-----------</text:p>
                  <text:p text:style-name="P1">B-SIB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"><text:s text:c="29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4"/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"><text:s text:c="32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97.3">
          <table:table-cell table:style-name="Table97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7.1">
          <table:table-cell table:style-name="Table97.A1" office:value-type="string">
            <text:p text:style-name="P13">24.</text:p>
          </table:table-cell>
          <table:table-cell table:style-name="Table97.B1" office:value-type="string">
            <text:p text:style-name="P1">clas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A-SIB");</text:p>
            <text:p text:style-name="P1"><text:s text:c="8"/>}</text:p>
            <text:p text:style-name="P1">}</text:p>
            <text:p text:style-name="P1"/>
            <text:p text:style-name="P1">class B extend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B-SIB");</text:p>
            <text:p text:style-name="P1"><text:s text:c="8"/>}</text:p>
            <text:p text:style-name="P1">}</text:p>
            <text:p text:style-name="P1">class C extends B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C-SIB");</text:p>
            <text:p text:style-name="P1"><text:s text:c="8"/>}</text:p>
            <text:p text:style-name="P1">}</text:p>
            <text:p text:style-name="P1">class Z3</text:p>
            <text:p text:style-name="P1">{</text:p>
            <text:p text:style-name="P1"><text:soft-page-break/><text:s text:c="8"/>static</text:p>
            <text:p text:style-name="P1"><text:s text:c="8"/>{</text:p>
            <text:p text:style-name="P1"><text:s text:c="16"/>System.out.println("Z3-SIB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B b1 = new B();</text:p>
            <text:p text:style-name="P1"><text:s text:c="16"/>System.out.println("-----------");</text:p>
            <text:p text:style-name="P1"><text:s text:c="16"/>A a1 = new A();</text:p>
            <text:p text:style-name="P1"><text:s text:c="16"/>System.out.println("main end");</text:p>
            <text:p text:style-name="P1"><text:s text:c="8"/>}</text:p>
            <text:p text:style-name="P1">}</text:p>
            <text:p text:style-name="P3"/>
          </table:table-cell>
          <table:table-cell table:style-name="Table97.C4" office:value-type="string">
            <text:p text:style-name="Standard"/>
          </table:table-cell>
        </table:table-row>
        <table:table-row table:style-name="Table97.1">
          <table:table-cell table:style-name="Table97.A5" table:number-columns-spanned="3" office:value-type="string"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Standard"><text:span text:style-name="pd-r10"><text:span text:style-name="T3"/></text:span></text:p>
                  <text:p text:style-name="P1"><text:s text:c="27"/></text:p>
                </table:table-cell>
              </table:table-row>
            </table:table>
            <text:p text:style-name="P4"/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Standard"><text:span text:style-name="pd-r10"><text:span text:style-name="T2">B.</text:span></text:span><draw:frame text:anchor-type="as-char" draw:z-index="23" draw:name="Shape64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Z3-SIB</text:p>
                  <text:p text:style-name="P1">main begin</text:p>
                  <text:p text:style-name="P1">A-SIB</text:p>
                  <text:p text:style-name="P1">B-SIB</text:p>
                  <text:p text:style-name="P1">-----------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P1"><text:s text:c="3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97.3">
          <table:table-cell table:style-name="Table97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106" table:style-name="Table106">
        <table:table-column table:style-name="Table106.A"/>
        <table:table-column table:style-name="Table106.B"/>
        <table:table-column table:style-name="Table106.C"/>
        <table:table-row table:style-name="Table106.1">
          <table:table-cell table:style-name="Table106.A1" office:value-type="string">
            <text:p text:style-name="P13">25.</text:p>
          </table:table-cell>
          <table:table-cell table:style-name="Table106.B1" office:value-type="string">
            <text:p text:style-name="P1">clas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A-SIB");</text:p>
            <text:p text:style-name="P1"><text:s text:c="8"/>}</text:p>
            <text:p text:style-name="P1">}</text:p>
            <text:p text:style-name="P1"/>
            <text:p text:style-name="P1">class B extend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B-SIB");</text:p>
            <text:p text:style-name="P1"><text:s text:c="8"/>}</text:p>
            <text:p text:style-name="P1"><text:soft-page-break/>}</text:p>
            <text:p text:style-name="P1">class C extends B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C-SIB");</text:p>
            <text:p text:style-name="P1"><text:s text:c="8"/>}</text:p>
            <text:p text:style-name="P1">}</text:p>
            <text:p text:style-name="P1">class Z4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Z4-SIB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B b1 = new B();</text:p>
            <text:p text:style-name="P1"><text:s text:c="16"/>System.out.println("-----------");</text:p>
            <text:p text:style-name="P1"><text:s text:c="16"/>C c1 = new C();</text:p>
            <text:p text:style-name="P1"><text:s text:c="16"/>System.out.println("-----------");</text:p>
            <text:p text:style-name="P1"><text:s text:c="16"/>A a1 = new A();</text:p>
            <text:p text:style-name="P1"><text:s text:c="16"/>System.out.println("main end");</text:p>
            <text:p text:style-name="P1"><text:s text:c="8"/>}</text:p>
            <text:p text:style-name="P1">}</text:p>
            <text:p text:style-name="P3"/>
          </table:table-cell>
          <table:table-cell table:style-name="Table106.C1" office:value-type="string">
            <text:p text:style-name="Standard"/>
          </table:table-cell>
        </table:table-row>
        <table:table-row table:style-name="Table106.1">
          <table:table-cell table:style-name="Table106.A2" table:number-columns-spanned="3" office:value-type="string">
            <table:table table:name="Table98" table:style-name="Table98">
              <table:table-column table:style-name="Table98.A"/>
              <table:table-row table:style-name="Table98.1">
                <table:table-cell table:style-name="Table98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4"/>
            <table:table table:name="Table99" table:style-name="Table99">
              <table:table-column table:style-name="Table99.A"/>
              <table:table-row table:style-name="Table99.1">
                <table:table-cell table:style-name="Table99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4"/>
            <table:table table:name="Table100" table:style-name="Table100">
              <table:table-column table:style-name="Table100.A"/>
              <table:table-row table:style-name="Table100.1">
                <table:table-cell table:style-name="Table100.A1" office:value-type="string">
                  <text:p text:style-name="Standard"><text:span text:style-name="pd-r10"><text:span text:style-name="T2">C.</text:span></text:span><draw:frame text:anchor-type="as-char" draw:z-index="24" draw:name="Shape65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Z4-SIB</text:p>
                  <text:p text:style-name="P1">main begin</text:p>
                  <text:p text:style-name="P1">A-SIB</text:p>
                  <text:p text:style-name="P1">B-SIB</text:p>
                  <text:p text:style-name="P1">-----------</text:p>
                  <text:p text:style-name="P1">C-SIB</text:p>
                  <text:p text:style-name="P1">-----------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P1"><text:s text:c="31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06.3">
          <table:table-cell table:style-name="Table106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06.1">
          <table:table-cell table:style-name="Table106.A1" office:value-type="string">
            <text:p text:style-name="P13">26.</text:p>
          </table:table-cell>
          <table:table-cell table:style-name="Table106.B1" office:value-type="string">
            <text:p text:style-name="P1">clas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A-SIB");</text:p>
            <text:p text:style-name="P1"><text:s text:c="8"/>}</text:p>
            <text:p text:style-name="P1">}</text:p>
            <text:p text:style-name="P1"/>
            <text:p text:style-name="P1">class B extend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B-SIB");</text:p>
            <text:p text:style-name="P1"><text:s text:c="8"/>}</text:p>
            <text:p text:style-name="P1">}</text:p>
            <text:p text:style-name="P1">class C extends B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C-SIB");</text:p>
            <text:p text:style-name="P1"><text:s text:c="8"/>}</text:p>
            <text:p text:style-name="P1">}</text:p>
            <text:p text:style-name="P1">class Z5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Z5-SIB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C c1 = new C();</text:p>
            <text:p text:style-name="P1"><text:s text:c="16"/>System.out.println("-----------");</text:p>
            <text:p text:style-name="P1"><text:s text:c="16"/>B b1 = new B();</text:p>
            <text:p text:style-name="P1"><text:s text:c="16"/>System.out.println("-----------");</text:p>
            <text:p text:style-name="P1"><text:s text:c="16"/>A a1 = new A();</text:p>
            <text:p text:style-name="P1"><text:s text:c="16"/>System.out.println("main end");</text:p>
            <text:p text:style-name="P1"><text:s text:c="8"/>}</text:p>
            <text:p text:style-name="P1">}</text:p>
            <text:p text:style-name="P3"/>
          </table:table-cell>
          <table:table-cell table:style-name="Table106.C4" office:value-type="string">
            <text:p text:style-name="Standard"/>
          </table:table-cell>
        </table:table-row>
        <table:table-row table:style-name="Table106.1">
          <table:table-cell table:style-name="Table106.A5" table:number-columns-spanned="3" office:value-type="string">
            <table:table table:name="Table102" table:style-name="Table102">
              <table:table-column table:style-name="Table102.A"/>
              <table:table-row table:style-name="Table102.1">
                <table:table-cell table:style-name="Table102.A1" office:value-type="string">
                  <text:p text:style-name="Standard"><text:span text:style-name="pd-r10"><text:span text:style-name="T2">A.</text:span></text:span><draw:frame text:anchor-type="as-char" draw:z-index="25" draw:name="Shape66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Z5-SIB</text:p>
                  <text:p text:style-name="P1">main begin</text:p>
                  <text:p text:style-name="P1">A-SIB</text:p>
                  <text:p text:style-name="P1"><text:soft-page-break/>B-SIB</text:p>
                  <text:p text:style-name="P1">C-SIB</text:p>
                  <text:p text:style-name="P1">-----------</text:p>
                  <text:p text:style-name="P1">-----------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03" table:style-name="Table103">
              <table:table-column table:style-name="Table103.A"/>
              <table:table-row table:style-name="Table103.1">
                <table:table-cell table:style-name="Table103.A1" office:value-type="string">
                  <text:p text:style-name="P1"><text:s text:c="27"/></text:p>
                </table:table-cell>
              </table:table-row>
            </table:table>
            <text:p text:style-name="P4"/>
            <table:table table:name="Table104" table:style-name="Table104">
              <table:table-column table:style-name="Table104.A"/>
              <table:table-row table:style-name="Table104.1">
                <table:table-cell table:style-name="Table104.A1" office:value-type="string">
                  <text:p text:style-name="P1"><text:s text:c="32"/></text:p>
                </table:table-cell>
              </table:table-row>
            </table:table>
            <text:p text:style-name="P4"/>
            <table:table table:name="Table105" table:style-name="Table105">
              <table:table-column table:style-name="Table105.A"/>
              <table:table-row table:style-name="Table105.1">
                <table:table-cell table:style-name="Table105.A1" office:value-type="string">
                  <text:p text:style-name="P1"><text:s text:c="5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06.3">
          <table:table-cell table:style-name="Table106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114" table:style-name="Table114">
        <table:table-column table:style-name="Table114.A"/>
        <table:table-column table:style-name="Table114.B"/>
        <table:table-column table:style-name="Table114.C"/>
        <table:table-row table:style-name="Table114.1">
          <table:table-cell table:style-name="Table114.A1" office:value-type="string">
            <text:p text:style-name="P13">27.</text:p>
          </table:table-cell>
          <table:table-cell table:style-name="Table114.B1" office:value-type="string">
            <text:p text:style-name="P1">clas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A-SIB");</text:p>
            <text:p text:style-name="P1"><text:s text:c="8"/>}</text:p>
            <text:p text:style-name="P1"><text:s text:c="8"/>A()</text:p>
            <text:p text:style-name="P1"><text:s text:c="8"/>{</text:p>
            <text:p text:style-name="P1"><text:s text:c="16"/>System.out.println("A()");</text:p>
            <text:p text:style-name="P1"><text:s text:c="8"/>}</text:p>
            <text:p text:style-name="P1"><text:s text:c="8"/></text:p>
            <text:p text:style-name="P1"><text:s text:c="8"/>{</text:p>
            <text:p text:style-name="P1"><text:s text:c="16"/>System.out.println("A-IIB");</text:p>
            <text:p text:style-name="P1"><text:s text:c="8"/>}</text:p>
            <text:p text:style-name="P1">}</text:p>
            <text:p text:style-name="P1"/>
            <text:p text:style-name="P1">class B extend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B-SIB");</text:p>
            <text:p text:style-name="P1"><text:s text:c="8"/>}</text:p>
            <text:p text:style-name="P1"><text:s text:c="8"/>B()</text:p>
            <text:p text:style-name="P1"><text:s text:c="8"/>{</text:p>
            <text:p text:style-name="P1"><text:s text:c="16"/>System.out.println("B()");</text:p>
            <text:p text:style-name="P1"><text:s text:c="8"/>} <text:s text:c="7"/></text:p>
            <text:p text:style-name="P1"><text:s text:c="8"/>{</text:p>
            <text:p text:style-name="P1"><text:s text:c="16"/>System.out.println("B-IIB");</text:p>
            <text:p text:style-name="P1"><text:s text:c="8"/>}</text:p>
            <text:p text:style-name="P1">}</text:p>
            <text:p text:style-name="P1">class C extends B</text:p>
            <text:p text:style-name="P1">{</text:p>
            <text:p text:style-name="P1"><text:s text:c="8"/>static</text:p>
            <text:p text:style-name="P1"><text:soft-page-break/><text:s text:c="8"/>{</text:p>
            <text:p text:style-name="P1"><text:s text:c="16"/>System.out.println("C-SIB");</text:p>
            <text:p text:style-name="P1"><text:s text:c="8"/>}</text:p>
            <text:p text:style-name="P1"><text:s text:c="8"/>C()</text:p>
            <text:p text:style-name="P1"><text:s text:c="8"/>{</text:p>
            <text:p text:style-name="P1"><text:s text:c="16"/>System.out.println("C()");</text:p>
            <text:p text:style-name="P1"><text:s text:c="8"/>} <text:s text:c="7"/></text:p>
            <text:p text:style-name="P1"><text:s text:c="8"/>{</text:p>
            <text:p text:style-name="P1"><text:s text:c="16"/>System.out.println("C-IIB");</text:p>
            <text:p text:style-name="P1"><text:s text:c="8"/>}</text:p>
            <text:p text:style-name="P1">}</text:p>
            <text:p text:style-name="P1">class Z6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Z6-SIB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C c1 = new C();</text:p>
            <text:p text:style-name="P1"><text:s text:c="16"/>System.out.println("-----------");</text:p>
            <text:p text:style-name="P1"><text:s text:c="16"/>B b1 = new B();</text:p>
            <text:p text:style-name="P1"><text:s text:c="16"/>System.out.println("-----------");</text:p>
            <text:p text:style-name="P1"><text:s text:c="16"/>A a1 = new A();</text:p>
            <text:p text:style-name="P1"><text:s text:c="16"/>System.out.println("main end");</text:p>
            <text:p text:style-name="P1"><text:s text:c="8"/>}</text:p>
            <text:p text:style-name="P1">}</text:p>
            <text:p text:style-name="P3"/>
            <text:p text:style-name="P3"/>
          </table:table-cell>
          <table:table-cell table:style-name="Table114.C1" office:value-type="string">
            <text:p text:style-name="Standard"/>
          </table:table-cell>
        </table:table-row>
        <table:table-row table:style-name="Table114.1">
          <table:table-cell table:style-name="Table114.A2" table:number-columns-spanned="3" office:value-type="string">
            <table:table table:name="Table107" table:style-name="Table107">
              <table:table-column table:style-name="Table107.A"/>
              <table:table-row table:style-name="Table107.1">
                <table:table-cell table:style-name="Table107.A1" office:value-type="string">
                  <text:p text:style-name="Standard"><text:span text:style-name="pd-r10"><text:span text:style-name="T2">A.</text:span></text:span><draw:frame text:anchor-type="as-char" draw:z-index="26" draw:name="Shape67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Z6-SIB</text:p>
                  <text:p text:style-name="P1">main begin</text:p>
                  <text:p text:style-name="P1">A-SIB</text:p>
                  <text:p text:style-name="P1">B-SIB</text:p>
                  <text:p text:style-name="P1">C-SIB</text:p>
                  <text:p text:style-name="P1">A-IIB</text:p>
                  <text:p text:style-name="P1">A()</text:p>
                  <text:p text:style-name="P1">B-IIB</text:p>
                  <text:p text:style-name="P1">B()</text:p>
                  <text:p text:style-name="P1">C-IIB</text:p>
                  <text:p text:style-name="P1">C()</text:p>
                  <text:p text:style-name="P1">-----------</text:p>
                  <text:p text:style-name="P1">A-IIB</text:p>
                  <text:p text:style-name="P1">A()</text:p>
                  <text:p text:style-name="P1"><text:soft-page-break/>B-IIB</text:p>
                  <text:p text:style-name="P1">B()</text:p>
                  <text:p text:style-name="P1">-----------</text:p>
                  <text:p text:style-name="P1">A-IIB</text:p>
                  <text:p text:style-name="P1">A()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08" table:style-name="Table108">
              <table:table-column table:style-name="Table108.A"/>
              <table:table-row table:style-name="Table108.1">
                <table:table-cell table:style-name="Table108.A1" office:value-type="string">
                  <text:p text:style-name="P1"><text:s text:c="25"/></text:p>
                </table:table-cell>
              </table:table-row>
            </table:table>
            <text:p text:style-name="P4"/>
            <table:table table:name="Table109" table:style-name="Table109">
              <table:table-column table:style-name="Table109.A"/>
              <table:table-row table:style-name="Table109.1">
                <table:table-cell table:style-name="Table109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4"/>
            <table:table table:name="Table110" table:style-name="Table110">
              <table:table-column table:style-name="Table110.A"/>
              <table:table-row table:style-name="Table110.1">
                <table:table-cell table:style-name="Table110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14.3">
          <table:table-cell table:style-name="Table114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14.1">
          <table:table-cell table:style-name="Table114.A1" office:value-type="string">
            <text:p text:style-name="P13">28.</text:p>
          </table:table-cell>
          <table:table-cell table:style-name="Table114.B1" office:value-type="string">
            <text:p text:style-name="P1"/>
            <text:p text:style-name="P1">// <text:s/>is-a</text:p>
            <text:p text:style-name="P1"/>
            <text:p text:style-name="P1">clas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A-SIB");</text:p>
            <text:p text:style-name="P1"><text:s text:c="8"/>}</text:p>
            <text:p text:style-name="P1"><text:s text:c="8"/>A()</text:p>
            <text:p text:style-name="P1"><text:s text:c="8"/>{</text:p>
            <text:p text:style-name="P1"><text:s text:c="16"/>System.out.println("A()");</text:p>
            <text:p text:style-name="P1"><text:s text:c="8"/>}</text:p>
            <text:p text:style-name="P1"><text:s text:c="8"/></text:p>
            <text:p text:style-name="P1"><text:s text:c="8"/>{</text:p>
            <text:p text:style-name="P1"><text:s text:c="16"/>System.out.println("A-IIB");</text:p>
            <text:p text:style-name="P1"><text:s text:c="8"/>}</text:p>
            <text:p text:style-name="P1">}</text:p>
            <text:p text:style-name="P1"/>
            <text:p text:style-name="P1">class B extends A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B-SIB");</text:p>
            <text:p text:style-name="P1"><text:s text:c="8"/>}</text:p>
            <text:p text:style-name="P1"><text:s text:c="8"/>B()</text:p>
            <text:p text:style-name="P1"><text:s text:c="8"/>{</text:p>
            <text:p text:style-name="P1"><text:s text:c="16"/>System.out.println("B()");</text:p>
            <text:p text:style-name="P1"><text:s text:c="8"/>} <text:s text:c="7"/></text:p>
            <text:p text:style-name="P1"><text:s text:c="8"/>{</text:p>
            <text:p text:style-name="P1"><text:s text:c="16"/>System.out.println("B-IIB");</text:p>
            <text:p text:style-name="P1"><text:s text:c="8"/>}</text:p>
            <text:p text:style-name="P1">}</text:p>
            <text:p text:style-name="P1"><text:soft-page-break/>class C extends B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C-SIB");</text:p>
            <text:p text:style-name="P1"><text:s text:c="8"/>}</text:p>
            <text:p text:style-name="P1"><text:s text:c="8"/>C()</text:p>
            <text:p text:style-name="P1"><text:s text:c="8"/>{</text:p>
            <text:p text:style-name="P1"><text:s text:c="16"/>System.out.println("C()");</text:p>
            <text:p text:style-name="P1"><text:s text:c="8"/>} <text:s text:c="7"/></text:p>
            <text:p text:style-name="P1"><text:s text:c="8"/>{</text:p>
            <text:p text:style-name="P1"><text:s text:c="16"/>System.out.println("C-IIB");</text:p>
            <text:p text:style-name="P1"><text:s text:c="8"/>}</text:p>
            <text:p text:style-name="P1">}</text:p>
            <text:p text:style-name="P1">class Z7</text:p>
            <text:p text:style-name="P1">{</text:p>
            <text:p text:style-name="P1"><text:s text:c="8"/>static</text:p>
            <text:p text:style-name="P1"><text:s text:c="8"/>{</text:p>
            <text:p text:style-name="P1"><text:s text:c="16"/>System.out.println("Z7-SIB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A a1 = new A();</text:p>
            <text:p text:style-name="P1"><text:s text:c="16"/>System.out.println("-----------");</text:p>
            <text:p text:style-name="P1"><text:s text:c="16"/>B b1 = new B();</text:p>
            <text:p text:style-name="P1"><text:s text:c="16"/>System.out.println("-----------");</text:p>
            <text:p text:style-name="P1"><text:s text:c="16"/>C c1 = new C();</text:p>
            <text:p text:style-name="P1"><text:s text:c="16"/>System.out.println("main end");</text:p>
            <text:p text:style-name="P1"><text:s text:c="8"/>}</text:p>
            <text:p text:style-name="P1">}</text:p>
            <text:p text:style-name="P3"/>
          </table:table-cell>
          <table:table-cell table:style-name="Table114.C4" office:value-type="string">
            <text:p text:style-name="Standard"/>
          </table:table-cell>
        </table:table-row>
        <table:table-row table:style-name="Table114.1">
          <table:table-cell table:style-name="Table114.A5" table:number-columns-spanned="3" office:value-type="string">
            <table:table table:name="Table111" table:style-name="Table111">
              <table:table-column table:style-name="Table111.A"/>
              <table:table-row table:style-name="Table111.1">
                <table:table-cell table:style-name="Table111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12" table:style-name="Table112">
              <table:table-column table:style-name="Table112.A"/>
              <table:table-row table:style-name="Table112.1">
                <table:table-cell table:style-name="Table112.A1" office:value-type="string">
                  <text:p text:style-name="P1">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13" table:style-name="Table113">
              <table:table-column table:style-name="Table113.A"/>
              <table:table-row table:style-name="Table113.1">
                <table:table-cell table:style-name="Table113.A1" office:value-type="string">
                  <text:p text:style-name="Standard"><text:span text:style-name="pd-r10"><text:span text:style-name="T2">C.</text:span></text:span><draw:frame text:anchor-type="as-char" draw:z-index="27" draw:name="Shape68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Z7-SIB</text:p>
                  <text:p text:style-name="P1">main begin</text:p>
                  <text:p text:style-name="P1">A-SIB</text:p>
                  <text:p text:style-name="P1">A-IIB</text:p>
                  <text:p text:style-name="P1">A()</text:p>
                  <text:p text:style-name="P1">-----------</text:p>
                  <text:p text:style-name="P1"><text:soft-page-break/>B-SIB</text:p>
                  <text:p text:style-name="P1">A-IIB</text:p>
                  <text:p text:style-name="P1">A()</text:p>
                  <text:p text:style-name="P1">B-IIB</text:p>
                  <text:p text:style-name="P1">B()</text:p>
                  <text:p text:style-name="P1">-----------</text:p>
                  <text:p text:style-name="P1">C-SIB</text:p>
                  <text:p text:style-name="P1">A-IIB</text:p>
                  <text:p text:style-name="P1">A()</text:p>
                  <text:p text:style-name="P1">B-IIB</text:p>
                  <text:p text:style-name="P1">B()</text:p>
                  <text:p text:style-name="P1">C-IIB</text:p>
                  <text:p text:style-name="P1">C()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14.3">
          <table:table-cell table:style-name="Table114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124" table:style-name="Table124">
        <table:table-column table:style-name="Table124.A"/>
        <table:table-column table:style-name="Table124.B"/>
        <table:table-column table:style-name="Table124.C"/>
        <table:table-row table:style-name="Table124.1">
          <table:table-cell table:style-name="Table124.A1" office:value-type="string">
            <text:p text:style-name="P13">29.</text:p>
          </table:table-cell>
          <table:table-cell table:style-name="Table124.B1" office:value-type="string">
            <text:p text:style-name="P1">class A</text:p>
            <text:p text:style-name="P1">{</text:p>
            <text:p text:style-name="P1"><text:s text:c="8"/>int i;</text:p>
            <text:p text:style-name="P1"><text:s text:c="8"/>void test1()</text:p>
            <text:p text:style-name="P1"><text:s text:c="8"/>{</text:p>
            <text:p text:style-name="P1"><text:s text:c="16"/>System.out.println("A-test1");</text:p>
            <text:p text:style-name="P1"><text:s text:c="8"/>}</text:p>
            <text:p text:style-name="P1">}</text:p>
            <text:p text:style-name="P1">class B extends A </text:p>
            <text:p text:style-name="P1">{</text:p>
            <text:p text:style-name="P1"><text:s text:c="8"/>void test2()</text:p>
            <text:p text:style-name="P1"><text:s text:c="8"/>{</text:p>
            <text:p text:style-name="P1"><text:s text:c="16"/>System.out.println("B-test2");</text:p>
            <text:p text:style-name="P1"><text:s text:c="16"/>System.out.println(i);</text:p>
            <text:p text:style-name="P1"><text:s text:c="16"/>test1(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 b1 = new B();</text:p>
            <text:p text:style-name="P1"><text:s text:c="16"/>b1.test2();</text:p>
            <text:p text:style-name="P1"><text:s text:c="8"/>}</text:p>
            <text:p text:style-name="P1">}</text:p>
            <text:p text:style-name="P3"/>
          </table:table-cell>
          <table:table-cell table:style-name="Table124.C1" office:value-type="string">
            <text:p text:style-name="Standard"/>
          </table:table-cell>
        </table:table-row>
        <table:table-row table:style-name="Table124.1">
          <table:table-cell table:style-name="Table124.A2" table:number-columns-spanned="3" office:value-type="string">
            <table:table table:name="Table115" table:style-name="Table115">
              <table:table-column table:style-name="Table115.A"/>
              <table:table-row table:style-name="Table115.1">
                <table:table-cell table:style-name="Table115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4"/>
            <table:table table:name="Table116" table:style-name="Table116">
              <table:table-column table:style-name="Table116.A"/>
              <table:table-row table:style-name="Table116.1">
                <table:table-cell table:style-name="Table116.A1" office:value-type="string">
                  <text:p text:style-name="Standard"><text:soft-page-break/><text:span text:style-name="pd-r10"><text:span text:style-name="T2">B.</text:span></text:span><draw:frame text:anchor-type="as-char" draw:z-index="28" draw:name="Shape69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B-test2</text:p>
                  <text:p text:style-name="P1">0</text:p>
                  <text:p text:style-name="P1">A-test1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17" table:style-name="Table117">
              <table:table-column table:style-name="Table117.A"/>
              <table:table-row table:style-name="Table117.1">
                <table:table-cell table:style-name="Table117.A1" office:value-type="string">
                  <text:p text:style-name="P1"><text:s text:c="54"/></text:p>
                  <text:p text:style-name="P1"><text:s text:c="34"/></text:p>
                </table:table-cell>
              </table:table-row>
            </table:table>
            <text:p text:style-name="P4"/>
            <table:table table:name="Table118" table:style-name="Table118">
              <table:table-column table:style-name="Table118.A"/>
              <table:table-row table:style-name="Table118.1">
                <table:table-cell table:style-name="Table118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19" table:style-name="Table119">
              <table:table-column table:style-name="Table119.A"/>
              <table:table-row table:style-name="Table119.1">
                <table:table-cell table:style-name="Table119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24.3">
          <table:table-cell table:style-name="Table124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24.1">
          <table:table-cell table:style-name="Table124.A1" office:value-type="string">
            <text:p text:style-name="P13">30.</text:p>
          </table:table-cell>
          <table:table-cell table:style-name="Table124.B1" office:value-type="string">
            <text:p text:style-name="P1">class A</text:p>
            <text:p text:style-name="P1">{</text:p>
            <text:p text:style-name="P1"><text:s text:c="8"/>int i;</text:p>
            <text:p text:style-name="P1"><text:s text:c="8"/>void test1()</text:p>
            <text:p text:style-name="P1"><text:s text:c="8"/>{</text:p>
            <text:p text:style-name="P1"><text:s text:c="16"/>System.out.println("A-test1");</text:p>
            <text:p text:style-name="P1"><text:s text:c="8"/>}</text:p>
            <text:p text:style-name="P1">}</text:p>
            <text:p text:style-name="P1">class C</text:p>
            <text:p text:style-name="P1">{</text:p>
            <text:p text:style-name="P1"><text:s text:c="8"/>A obj;</text:p>
            <text:p text:style-name="P1"><text:s text:c="8"/>void test2()</text:p>
            <text:p text:style-name="P1"><text:s text:c="8"/>{</text:p>
            <text:p text:style-name="P1"><text:s text:c="16"/>System.out.println("C-test2");</text:p>
            <text:p text:style-name="P1"><text:s text:c="16"/>System.out.println(i);</text:p>
            <text:p text:style-name="P1"><text:s text:c="16"/>test1(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C c1 = new C();</text:p>
            <text:p text:style-name="P1"><text:s text:c="16"/>c1.test2();</text:p>
            <text:p text:style-name="P1"><text:s text:c="8"/>}</text:p>
            <text:p text:style-name="P1">}</text:p>
            <text:p text:style-name="P3"/>
          </table:table-cell>
          <table:table-cell table:style-name="Table124.C4" office:value-type="string">
            <text:p text:style-name="Standard"/>
          </table:table-cell>
        </table:table-row>
        <table:table-row table:style-name="Table124.1">
          <table:table-cell table:style-name="Table124.A5" table:number-columns-spanned="3" office:value-type="string">
            <table:table table:name="Table120" table:style-name="Table120">
              <table:table-column table:style-name="Table120.A"/>
              <table:table-row table:style-name="Table120.1">
                <table:table-cell table:style-name="Table120.A1" office:value-type="string">
                  <text:p text:style-name="Standard"><text:span text:style-name="pd-r10"><text:span text:style-name="T2">A.</text:span></text:span><draw:frame text:anchor-type="as-char" draw:z-index="29" draw:name="Shape70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ation Error </text:p>
                  <text:p text:style-name="P1"><text:s text:c="34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4"/>
            <table:table table:name="Table121" table:style-name="Table121">
              <table:table-column table:style-name="Table121.A"/>
              <table:table-row table:style-name="Table121.1">
                <table:table-cell table:style-name="Table121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22" table:style-name="Table122">
              <table:table-column table:style-name="Table122.A"/>
              <table:table-row table:style-name="Table122.1">
                <table:table-cell table:style-name="Table122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23" table:style-name="Table123">
              <table:table-column table:style-name="Table123.A"/>
              <table:table-row table:style-name="Table123.1">
                <table:table-cell table:style-name="Table123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24.3">
          <table:table-cell table:style-name="Table124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132" table:style-name="Table132">
        <table:table-column table:style-name="Table132.A"/>
        <table:table-column table:style-name="Table132.B"/>
        <table:table-column table:style-name="Table132.C"/>
        <table:table-row table:style-name="Table132.1">
          <table:table-cell table:style-name="Table132.A1" office:value-type="string">
            <text:p text:style-name="P13">31.</text:p>
          </table:table-cell>
          <table:table-cell table:style-name="Table132.B1" office:value-type="string">
            <text:p text:style-name="P1">class A</text:p>
            <text:p text:style-name="P1">{</text:p>
            <text:p text:style-name="P1"><text:s text:c="8"/>int i;</text:p>
            <text:p text:style-name="P1"><text:s text:c="8"/>void test1()</text:p>
            <text:p text:style-name="P1"><text:s text:c="8"/>{</text:p>
            <text:p text:style-name="P1"><text:s text:c="16"/>System.out.println("A-test1");</text:p>
            <text:p text:style-name="P1"><text:s text:c="8"/>}</text:p>
            <text:p text:style-name="P1">}</text:p>
            <text:p text:style-name="P1">class D</text:p>
            <text:p text:style-name="P1">{</text:p>
            <text:p text:style-name="P1"><text:s text:c="8"/>A obj;</text:p>
            <text:p text:style-name="P1"><text:s text:c="8"/>void test2()</text:p>
            <text:p text:style-name="P1"><text:s text:c="8"/>{</text:p>
            <text:p text:style-name="P1"><text:s text:c="16"/>System.out.println("D-test2");</text:p>
            <text:p text:style-name="P1"><text:s text:c="16"/>System.out.println(obj.i);</text:p>
            <text:p text:style-name="P1"><text:s text:c="16"/>obj.test1(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D d1 = new D();</text:p>
            <text:p text:style-name="P1"><text:s text:c="16"/>d1.test2();</text:p>
            <text:p text:style-name="P1"><text:s text:c="8"/>}</text:p>
            <text:p text:style-name="P1">}</text:p>
            <text:p text:style-name="P3"/>
          </table:table-cell>
          <table:table-cell table:style-name="Table132.C1" office:value-type="string">
            <text:p text:style-name="Standard"/>
          </table:table-cell>
        </table:table-row>
        <table:table-row table:style-name="Table132.1">
          <table:table-cell table:style-name="Table132.A2" table:number-columns-spanned="3" office:value-type="string">
            <table:table table:name="Table125" table:style-name="Table125">
              <table:table-column table:style-name="Table125.A"/>
              <table:table-row table:style-name="Table125.1">
                <table:table-cell table:style-name="Table125.A1" office:value-type="string">
                  <text:p text:style-name="P1"><text:s text:c="22"/></text:p>
                </table:table-cell>
              </table:table-row>
            </table:table>
            <text:p text:style-name="P4"/>
            <table:table table:name="Table126" table:style-name="Table126">
              <table:table-column table:style-name="Table126.A"/>
              <table:table-row table:style-name="Table126.1">
                <table:table-cell table:style-name="Table126.A1" office:value-type="string">
                  <text:p text:style-name="Standard"><text:span text:style-name="pd-r10"><text:span text:style-name="T2">B.</text:span></text:span><draw:frame text:anchor-type="as-char" draw:z-index="30" draw:name="Shape71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D-test2</text:p>
                  <text:p text:style-name="P1">Exception in thread "main" java.lang.NullPointerException</text:p>
                  <text:p text:style-name="P1"><text:s text:c="8"/>at D.test2(D.java:15)</text:p>
                  <text:p text:style-name="P1"><text:s text:c="8"/>at D.main(D.java:21) </text:p>
                  <text:p text:style-name="P1"><text:s text:c="34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4"/>
            <table:table table:name="Table127" table:style-name="Table127">
              <table:table-column table:style-name="Table127.A"/>
              <table:table-row table:style-name="Table127.1">
                <table:table-cell table:style-name="Table127.A1" office:value-type="string">
                  <text:p text:style-name="P15"><text:s text:c="60"/></text:p>
                  <text:p text:style-name="P1"><text:s text:c="34"/></text:p>
                </table:table-cell>
              </table:table-row>
            </table:table>
            <text:p text:style-name="P4"/>
            <table:table table:name="Table128" table:style-name="Table128">
              <table:table-column table:style-name="Table128.A"/>
              <table:table-row table:style-name="Table128.1">
                <table:table-cell table:style-name="Table128.A1" office:value-type="string">
                  <text:p text:style-name="P1">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32.3">
          <table:table-cell table:style-name="Table132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32.1">
          <table:table-cell table:style-name="Table132.A1" office:value-type="string">
            <text:p text:style-name="P13">32.</text:p>
          </table:table-cell>
          <table:table-cell table:style-name="Table132.B1" office:value-type="string">
            <text:p text:style-name="P1">class A</text:p>
            <text:p text:style-name="P1">{</text:p>
            <text:p text:style-name="P1"><text:s text:c="8"/>int i;</text:p>
            <text:p text:style-name="P1"><text:s text:c="8"/>void test1()</text:p>
            <text:p text:style-name="P1"><text:s text:c="8"/>{</text:p>
            <text:p text:style-name="P1"><text:s text:c="16"/>System.out.println("A-test1");</text:p>
            <text:p text:style-name="P1"><text:s text:c="8"/>}</text:p>
            <text:p text:style-name="P1">}</text:p>
            <text:p text:style-name="P1">class E</text:p>
            <text:p text:style-name="P1">{</text:p>
            <text:p text:style-name="P1"><text:s text:c="8"/>A obj = new A();</text:p>
            <text:p text:style-name="P1"><text:s text:c="8"/>void test2()</text:p>
            <text:p text:style-name="P1"><text:s text:c="8"/>{</text:p>
            <text:p text:style-name="P1"><text:s text:c="16"/>System.out.println("E-test2");</text:p>
            <text:p text:style-name="P1"><text:s text:c="16"/>System.out.println(obj.i);</text:p>
            <text:p text:style-name="P1"><text:s text:c="16"/>obj.test1(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E e1 = new E();</text:p>
            <text:p text:style-name="P1"><text:s text:c="16"/>e1.test2();</text:p>
            <text:p text:style-name="P1"><text:s text:c="8"/>}</text:p>
            <text:p text:style-name="P1">}</text:p>
            <text:p text:style-name="P3"/>
          </table:table-cell>
          <table:table-cell table:style-name="Table132.C4" office:value-type="string">
            <text:p text:style-name="Standard"/>
          </table:table-cell>
        </table:table-row>
        <table:table-row table:style-name="Table132.1">
          <table:table-cell table:style-name="Table132.A5" table:number-columns-spanned="3" office:value-type="string">
            <table:table table:name="Table129" table:style-name="Table129">
              <table:table-column table:style-name="Table129.A"/>
              <table:table-row table:style-name="Table129.1">
                <table:table-cell table:style-name="Table129.A1" office:value-type="string">
                  <text:p text:style-name="Standard"><text:span text:style-name="pd-r10"><text:span text:style-name="T2">A.</text:span></text:span><draw:frame text:anchor-type="as-char" draw:z-index="31" draw:name="Shape72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E-test2</text:p>
                  <text:p text:style-name="P1">0</text:p>
                  <text:p text:style-name="P1">A-test1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30" table:style-name="Table130">
              <table:table-column table:style-name="Table130.A"/>
              <table:table-row table:style-name="Table130.1">
                <table:table-cell table:style-name="Table130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able:table table:name="Table131" table:style-name="Table131">
              <table:table-column table:style-name="Table131.A"/>
              <table:table-row table:style-name="Table131.1">
                <table:table-cell table:style-name="Table131.A1" office:value-type="string">
                  <text:p text:style-name="P1"><text:s text:c="22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32.3">
          <table:table-cell table:style-name="Table132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136" table:style-name="Table136">
        <table:table-column table:style-name="Table136.A"/>
        <table:table-column table:style-name="Table136.B"/>
        <table:table-column table:style-name="Table136.C"/>
        <text:soft-page-break/>
        <table:table-row table:style-name="Table136.1">
          <table:table-cell table:style-name="Table136.A1" office:value-type="string">
            <text:p text:style-name="P13">33.</text:p>
          </table:table-cell>
          <table:table-cell table:style-name="Table136.B1" office:value-type="string">
            <text:p text:style-name="P1">class A</text:p>
            <text:p text:style-name="P1">{</text:p>
            <text:p text:style-name="P1"><text:s text:c="8"/>int i;</text:p>
            <text:p text:style-name="P1"><text:s text:c="8"/>void test1()</text:p>
            <text:p text:style-name="P1"><text:s text:c="8"/>{</text:p>
            <text:p text:style-name="P1"><text:s text:c="16"/>System.out.println("A-test1");</text:p>
            <text:p text:style-name="P1"><text:s text:c="8"/>}</text:p>
            <text:p text:style-name="P1">}</text:p>
            <text:p text:style-name="P1">class F</text:p>
            <text:p text:style-name="P1">{</text:p>
            <text:p text:style-name="P1"><text:s text:c="8"/>A obj;</text:p>
            <text:p text:style-name="P1"><text:s text:c="8"/>F(A obj)</text:p>
            <text:p text:style-name="P1"><text:s text:c="8"/>{</text:p>
            <text:p text:style-name="P1"><text:s text:c="16"/>this.obj = obj;</text:p>
            <text:p text:style-name="P1"><text:s text:c="8"/>}</text:p>
            <text:p text:style-name="P1"><text:s text:c="8"/>void test2()</text:p>
            <text:p text:style-name="P1"><text:s text:c="8"/>{</text:p>
            <text:p text:style-name="P1"><text:s text:c="16"/>System.out.println("F-test2");</text:p>
            <text:p text:style-name="P1"><text:s text:c="16"/>System.out.println(obj.i);</text:p>
            <text:p text:style-name="P1"><text:s text:c="16"/>obj.test1(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A a1 = new A();</text:p>
            <text:p text:style-name="P1"><text:s text:c="16"/>F f1 = new F(a1);</text:p>
            <text:p text:style-name="P1"><text:s text:c="16"/>f1.test2();</text:p>
            <text:p text:style-name="P1"/>
            <text:p text:style-name="P1"><text:s text:c="16"/>F f2 = new F(new A());</text:p>
            <text:p text:style-name="P1"><text:s text:c="16"/>f2.test2();</text:p>
            <text:p text:style-name="P1"><text:s text:c="8"/>}</text:p>
            <text:p text:style-name="P1">}</text:p>
            <text:p text:style-name="P3"/>
          </table:table-cell>
          <table:table-cell table:style-name="Table136.C1" office:value-type="string">
            <text:p text:style-name="Standard"/>
          </table:table-cell>
        </table:table-row>
        <table:table-row table:style-name="Table136.1">
          <table:table-cell table:style-name="Table136.A2" table:number-columns-spanned="3" office:value-type="string">
            <table:table table:name="Table133" table:style-name="Table133">
              <table:table-column table:style-name="Table133.A"/>
              <table:table-row table:style-name="Table133.1">
                <table:table-cell table:style-name="Table133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4"/>
            <table:table table:name="Table134" table:style-name="Table134">
              <table:table-column table:style-name="Table134.A"/>
              <table:table-row table:style-name="Table134.1">
                <table:table-cell table:style-name="Table134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4"/>
            <table:table table:name="Table135" table:style-name="Table135">
              <table:table-column table:style-name="Table135.A"/>
              <table:table-row table:style-name="Table135.1">
                <table:table-cell table:style-name="Table135.A1" office:value-type="string">
                  <text:p text:style-name="Standard"><text:span text:style-name="pd-r10"><text:span text:style-name="T2">C.</text:span></text:span><draw:frame text:anchor-type="as-char" draw:z-index="32" draw:name="Shape73" draw:style-name="gr1" draw:text-style-name="P1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F-test2</text:p>
                  <text:p text:style-name="P1">0</text:p>
                  <text:p text:style-name="P1">A-test1</text:p>
                  <text:p text:style-name="P1">F-test2</text:p>
                  <text:p text:style-name="P1">0</text:p>
                  <text:p text:style-name="P1">A-test1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36.3">
          <table:table-cell table:style-name="Table136.A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MP2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Core Java Interview prep <text:s/>Topic: inheritence_and_super_calling_statement_Questions</text:p>
      </style:header>
      <style:footer>
        <text:p text:style-name="MP2">©VIJAYS PROGRAMMIN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36</meta:editing-cycles>
    <meta:creation-date>2022-11-22T17:12:00</meta:creation-date>
    <dc:date>2023-12-15T16:52:02.987200307</dc:date>
    <meta:editing-duration>PT5H43M7S</meta:editing-duration>
    <meta:generator>LibreOffice/6.4.7.2$Linux_X86_64 LibreOffice_project/40$Build-2</meta:generator>
    <meta:document-statistic meta:table-count="136" meta:image-count="0" meta:object-count="0" meta:page-count="41" meta:paragraph-count="1767" meta:word-count="2308" meta:character-count="34886" meta:non-whitespace-character-count="13239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